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Odoo Unicode Support No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ize="10pt" officeooo:rsid="0018d3ae" officeooo:paragraph-rsid="0018d3ae" style:font-size-asian="8.75pt" style:font-size-complex="10pt"/>
    </style:style>
    <style:style style:name="P2" style:family="paragraph" style:parent-style-name="Standard">
      <style:text-properties fo:font-weight="bold" officeooo:rsid="00240b7a" officeooo:paragraph-rsid="00240b7a" style:font-weight-asian="bold" style:font-weight-complex="bold"/>
    </style:style>
    <style:style style:name="P3" style:family="paragraph" style:parent-style-name="Standard">
      <style:text-properties fo:font-weight="bold" officeooo:rsid="00240b7a" officeooo:paragraph-rsid="0028de87" style:font-weight-asian="bold" style:font-weight-complex="bold"/>
    </style:style>
    <style:style style:name="P4" style:family="paragraph" style:parent-style-name="Standard">
      <style:text-properties fo:font-weight="bold" officeooo:rsid="00240b7a" officeooo:paragraph-rsid="002b4f2c" style:font-weight-asian="bold" style:font-weight-complex="bold"/>
    </style:style>
    <style:style style:name="P5" style:family="paragraph" style:parent-style-name="Standard">
      <style:text-properties officeooo:paragraph-rsid="00249440"/>
    </style:style>
    <style:style style:name="P6" style:family="paragraph" style:parent-style-name="Standard">
      <style:text-properties officeooo:paragraph-rsid="002995b4"/>
    </style:style>
    <style:style style:name="P7" style:family="paragraph" style:parent-style-name="Table_20_Contents">
      <style:text-properties fo:font-size="8pt" style:font-size-asian="8pt" style:font-size-complex="8pt"/>
    </style:style>
    <style:style style:name="P8" style:family="paragraph" style:parent-style-name="Standard">
      <style:text-properties fo:font-weight="bold" officeooo:rsid="00240b7a" officeooo:paragraph-rsid="002df75f" style:font-weight-asian="bold" style:font-weight-complex="bold"/>
    </style:style>
    <style:style style:name="P9" style:family="paragraph" style:parent-style-name="Standard">
      <style:text-properties fo:font-weight="bold" officeooo:rsid="00240b7a" officeooo:paragraph-rsid="00318f86" style:font-weight-asian="bold" style:font-weight-complex="bold"/>
    </style:style>
    <style:style style:name="P10" style:family="paragraph" style:parent-style-name="Standard">
      <style:text-properties fo:font-weight="bold" officeooo:rsid="00240b7a" officeooo:paragraph-rsid="0035deb7" style:font-weight-asian="bold" style:font-weight-complex="bold"/>
    </style:style>
    <style:style style:name="P11" style:family="paragraph" style:parent-style-name="Standard">
      <style:text-properties fo:font-weight="bold" officeooo:rsid="00240b7a" officeooo:paragraph-rsid="0037b954" style:font-weight-asian="bold" style:font-weight-complex="bold"/>
    </style:style>
    <style:style style:name="P12" style:family="paragraph" style:parent-style-name="Standard">
      <style:text-properties fo:color="#186429" loext:opacity="100%" style:text-line-through-style="none" style:text-line-through-type="none" fo:language="es" fo:country="MX" style:text-underline-style="none" fo:font-weight="bold" style:text-blinking="false" fo:background-color="#d4edda" loext:padding="0.049cm" loext:border-left="0.06pt solid #000000" loext:border-right="0.06pt solid #000000" loext:border-top="0.51pt solid #000000" loext:border-bottom="0.06pt solid #000000"/>
    </style:style>
    <style:style style:name="P13" style:family="paragraph" style:parent-style-name="Standard">
      <style:text-properties fo:font-variant="normal" fo:text-transform="none" fo:color="#212529" loext:opacity="100%" style:text-line-through-style="none" style:text-line-through-type="none" style:font-name="Inter" fo:font-size="12pt" fo:letter-spacing="normal" fo:language="es" fo:country="MX" fo:font-style="normal" style:text-underline-style="none" fo:font-weight="normal" officeooo:paragraph-rsid="002417ee"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14" style:family="paragraph" style:parent-style-name="Standard">
      <style:text-properties fo:font-variant="normal" fo:text-transform="none" fo:color="#212529" loext:opacity="100%" style:text-line-through-style="none" style:text-line-through-type="none" style:font-name="Inter" fo:font-size="12pt" fo:letter-spacing="normal" fo:language="es" fo:country="MX" fo:font-style="normal" style:text-underline-style="none" fo:font-weight="normal" officeooo:paragraph-rsid="00249440"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15" style:family="paragraph" style:parent-style-name="Standard">
      <style:text-properties fo:font-variant="normal" fo:text-transform="none" fo:color="#212529" loext:opacity="100%" style:text-line-through-style="none" style:text-line-through-type="none" style:font-name="Inter" fo:font-size="12pt" fo:letter-spacing="normal" fo:language="es" fo:country="MX" fo:font-style="normal" style:text-underline-style="none" fo:font-weight="normal" officeooo:rsid="0028de87" officeooo:paragraph-rsid="0028de87"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16" style:family="paragraph" style:parent-style-name="Standard">
      <style:text-properties fo:font-variant="normal" fo:text-transform="none" fo:color="#212529" loext:opacity="100%" style:text-line-through-style="none" style:text-line-through-type="none" style:font-name="Inter" fo:font-size="16.5pt" fo:letter-spacing="normal" fo:language="es" fo:country="MX" fo:font-style="normal" style:text-underline-style="none" fo:font-weight="normal" officeooo:paragraph-rsid="00249440"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17" style:family="paragraph" style:parent-style-name="Standard">
      <style:text-properties fo:color="#212529" loext:opacity="100%" style:text-line-through-style="none" style:text-line-through-type="none" fo:language="es" fo:country="MX" style:text-underline-style="none" fo:font-weight="bold" style:text-blinking="false" fo:background-color="#ffffff" loext:padding="0.049cm" loext:border-left="0.06pt solid #000000" loext:border-right="0.06pt solid #000000" loext:border-top="0.51pt solid #000000" loext:border-bottom="0.06pt solid #000000"/>
    </style:style>
    <style:style style:name="P18" style:family="paragraph">
      <style:text-properties fo:language="es" fo:country="MX"/>
    </style:style>
    <style:style style:name="P19" style:family="paragraph" style:parent-style-name="Standard">
      <style:paragraph-properties fo:text-align="center" style:justify-single-word="false"/>
      <style:text-properties fo:language="es" fo:country="MX" officeooo:rsid="0018d3ae" officeooo:paragraph-rsid="001ecc16"/>
    </style:style>
    <style:style style:name="P20" style:family="paragraph" style:parent-style-name="Standard">
      <style:text-properties fo:language="es" fo:country="MX" officeooo:rsid="0018d3ae" officeooo:paragraph-rsid="001ecc16"/>
    </style:style>
    <style:style style:name="P21" style:family="paragraph" style:parent-style-name="Standard">
      <style:text-properties fo:language="es" fo:country="MX" officeooo:rsid="0018d3ae" officeooo:paragraph-rsid="0020a2f1"/>
    </style:style>
    <style:style style:name="P22" style:family="paragraph" style:parent-style-name="Standard">
      <style:text-properties fo:language="es" fo:country="MX" officeooo:rsid="0018d3ae" officeooo:paragraph-rsid="0018d3ae"/>
    </style:style>
    <style:style style:name="P23" style:family="paragraph" style:parent-style-name="Standard">
      <style:text-properties fo:language="es" fo:country="MX" fo:font-weight="bold" officeooo:rsid="0018d3ae" officeooo:paragraph-rsid="001ecc16" style:font-weight-asian="bold" style:font-weight-complex="bold"/>
    </style:style>
    <style:style style:name="P24" style:family="paragraph" style:parent-style-name="Standard">
      <style:text-properties fo:language="es" fo:country="MX" fo:font-weight="bold" officeooo:rsid="001ecc16" officeooo:paragraph-rsid="001ecc16" style:font-weight-asian="bold" style:font-weight-complex="bold"/>
    </style:style>
    <style:style style:name="P25" style:family="paragraph" style:parent-style-name="Standard">
      <style:text-properties fo:language="es" fo:country="MX" fo:font-weight="bold" officeooo:rsid="00240b7a" officeooo:paragraph-rsid="00240b7a" style:font-weight-asian="bold" style:font-weight-complex="bold"/>
    </style:style>
    <style:style style:name="P26" style:family="paragraph" style:parent-style-name="Standard">
      <style:text-properties fo:language="es" fo:country="MX" fo:font-weight="bold" officeooo:rsid="00240b7a" officeooo:paragraph-rsid="0027760f" style:font-weight-asian="bold" style:font-weight-complex="bold"/>
    </style:style>
    <style:style style:name="P27" style:family="paragraph" style:parent-style-name="Standard">
      <style:text-properties fo:language="es" fo:country="MX" fo:font-weight="bold" officeooo:rsid="00240b7a" officeooo:paragraph-rsid="0028de87" style:font-weight-asian="bold" style:font-weight-complex="bold"/>
    </style:style>
    <style:style style:name="P28" style:family="paragraph" style:parent-style-name="Standard">
      <style:text-properties fo:language="es" fo:country="MX" fo:font-weight="bold" officeooo:rsid="00240b7a" officeooo:paragraph-rsid="002b4f2c" style:font-weight-asian="bold" style:font-weight-complex="bold"/>
    </style:style>
    <style:style style:name="P29" style:family="paragraph" style:parent-style-name="Standard">
      <style:text-properties fo:language="es" fo:country="MX" fo:font-weight="bold" officeooo:rsid="00240b7a" officeooo:paragraph-rsid="002df75f" style:font-weight-asian="bold" style:font-weight-complex="bold"/>
    </style:style>
    <style:style style:name="P30" style:family="paragraph" style:parent-style-name="Standard">
      <style:text-properties fo:language="es" fo:country="MX" fo:font-weight="bold" officeooo:rsid="00240b7a" officeooo:paragraph-rsid="00318f86" style:font-weight-asian="bold" style:font-weight-complex="bold"/>
    </style:style>
    <style:style style:name="P31" style:family="paragraph" style:parent-style-name="Standard">
      <style:text-properties fo:language="es" fo:country="MX" fo:font-weight="bold" officeooo:rsid="00240b7a" officeooo:paragraph-rsid="0035deb7" style:font-weight-asian="bold" style:font-weight-complex="bold"/>
    </style:style>
    <style:style style:name="P32" style:family="paragraph" style:parent-style-name="Standard">
      <style:text-properties fo:language="es" fo:country="MX" fo:font-weight="bold" officeooo:rsid="00240b7a" officeooo:paragraph-rsid="0037b954" style:font-weight-asian="bold" style:font-weight-complex="bold"/>
    </style:style>
    <style:style style:name="P33" style:family="paragraph" style:parent-style-name="Standard">
      <style:text-properties fo:language="es" fo:country="MX" fo:font-weight="bold" style:font-weight-asian="bold" style:font-weight-complex="bold"/>
    </style:style>
    <style:style style:name="P34" style:family="paragraph" style:parent-style-name="Standard">
      <style:text-properties fo:language="es" fo:country="MX" fo:font-weight="bold" officeooo:rsid="002417ee" officeooo:paragraph-rsid="002417ee" style:font-weight-asian="bold" style:font-weight-complex="bold"/>
    </style:style>
    <style:style style:name="P35" style:family="paragraph" style:parent-style-name="Standard">
      <style:text-properties fo:language="es" fo:country="MX" fo:font-weight="bold" officeooo:rsid="0028de87" officeooo:paragraph-rsid="0028de87" style:font-weight-asian="bold" style:font-weight-complex="bold"/>
    </style:style>
    <style:style style:name="P36" style:family="paragraph" style:parent-style-name="Standard">
      <style:text-properties fo:language="es" fo:country="MX" fo:font-weight="bold" officeooo:rsid="0028de87" officeooo:paragraph-rsid="002b4f2c" style:font-weight-asian="bold" style:font-weight-complex="bold"/>
    </style:style>
    <style:style style:name="P37" style:family="paragraph" style:parent-style-name="Standard">
      <style:text-properties fo:language="es" fo:country="MX" fo:font-weight="bold" officeooo:rsid="0028de87" officeooo:paragraph-rsid="002df75f" style:font-weight-asian="bold" style:font-weight-complex="bold"/>
    </style:style>
    <style:style style:name="P38" style:family="paragraph" style:parent-style-name="Standard">
      <style:paragraph-properties fo:text-align="center" style:justify-single-word="false"/>
      <style:text-properties fo:language="es" fo:country="MX" fo:font-weight="bold" officeooo:rsid="0028de87" officeooo:paragraph-rsid="0039a725" style:font-weight-asian="bold" style:font-weight-complex="bold"/>
    </style:style>
    <style:style style:name="P39" style:family="paragraph" style:parent-style-name="Standard">
      <style:paragraph-properties fo:text-align="center" style:justify-single-word="false"/>
      <style:text-properties fo:language="es" fo:country="MX" fo:font-weight="bold" officeooo:rsid="0028de87" officeooo:paragraph-rsid="003a576d" style:font-weight-asian="bold" style:font-weight-complex="bold"/>
    </style:style>
    <style:style style:name="P40" style:family="paragraph" style:parent-style-name="Standard">
      <style:paragraph-properties fo:text-align="center" style:justify-single-word="false"/>
      <style:text-properties fo:language="es" fo:country="MX" fo:font-weight="bold" officeooo:rsid="0028de87" officeooo:paragraph-rsid="003b505e" style:font-weight-asian="bold" style:font-weight-complex="bold"/>
    </style:style>
    <style:style style:name="P41" style:family="paragraph" style:parent-style-name="Standard">
      <style:text-properties fo:language="es" fo:country="MX" fo:font-weight="bold" officeooo:rsid="0028de87" officeooo:paragraph-rsid="0039a725" style:font-weight-asian="bold" style:font-weight-complex="bold"/>
    </style:style>
    <style:style style:name="P42" style:family="paragraph" style:parent-style-name="Standard">
      <style:text-properties fo:language="es" fo:country="MX" fo:font-weight="bold" officeooo:rsid="0028de87" officeooo:paragraph-rsid="003b505e" style:font-weight-asian="bold" style:font-weight-complex="bold"/>
    </style:style>
    <style:style style:name="P43" style:family="paragraph" style:parent-style-name="Standard">
      <style:paragraph-properties fo:orphans="2" fo:widows="2"/>
      <style:text-properties fo:language="es" fo:country="MX" fo:font-weight="bold" officeooo:rsid="0028de87" officeooo:paragraph-rsid="003b505e" style:font-weight-asian="bold" style:font-weight-complex="bold"/>
    </style:style>
    <style:style style:name="P44" style:family="paragraph" style:parent-style-name="Standard">
      <style:text-properties fo:language="es" fo:country="MX" fo:font-weight="bold" officeooo:rsid="0028de87" officeooo:paragraph-rsid="003ba684" style:font-weight-asian="bold" style:font-weight-complex="bold"/>
    </style:style>
    <style:style style:name="P45" style:family="paragraph" style:parent-style-name="Standard">
      <style:paragraph-properties fo:text-align="center" style:justify-single-word="false"/>
      <style:text-properties fo:language="es" fo:country="MX" fo:font-weight="bold" officeooo:rsid="002b4f2c" officeooo:paragraph-rsid="002b4f2c" style:font-weight-asian="bold" style:font-weight-complex="bold"/>
    </style:style>
    <style:style style:name="P46" style:family="paragraph" style:parent-style-name="Standard">
      <style:text-properties fo:language="es" fo:country="MX" fo:font-weight="bold" officeooo:rsid="002b4f2c" officeooo:paragraph-rsid="002b4f2c" style:font-weight-asian="bold" style:font-weight-complex="bold"/>
    </style:style>
    <style:style style:name="P47" style:family="paragraph" style:parent-style-name="Standard">
      <style:text-properties fo:language="es" fo:country="MX" fo:font-weight="bold" officeooo:rsid="002df75f" officeooo:paragraph-rsid="002df75f" style:font-weight-asian="bold" style:font-weight-complex="bold"/>
    </style:style>
    <style:style style:name="P48" style:family="paragraph" style:parent-style-name="Standard">
      <style:paragraph-properties fo:text-align="center" style:justify-single-word="false"/>
      <style:text-properties fo:language="es" fo:country="MX" fo:font-weight="bold" officeooo:rsid="00323581" officeooo:paragraph-rsid="00323581" style:font-weight-asian="bold" style:font-weight-complex="bold"/>
    </style:style>
    <style:style style:name="P49" style:family="paragraph" style:parent-style-name="Standard">
      <style:text-properties fo:language="es" fo:country="MX" fo:font-weight="bold" officeooo:rsid="00323581" officeooo:paragraph-rsid="00323581" style:font-weight-asian="bold" style:font-weight-complex="bold"/>
    </style:style>
    <style:style style:name="P50" style:family="paragraph" style:parent-style-name="Standard">
      <style:text-properties fo:language="es" fo:country="MX" fo:font-weight="bold" officeooo:rsid="00323581" officeooo:paragraph-rsid="0035deb7" style:font-weight-asian="bold" style:font-weight-complex="bold"/>
    </style:style>
    <style:style style:name="P51" style:family="paragraph" style:parent-style-name="Standard">
      <style:text-properties fo:language="es" fo:country="MX" fo:font-weight="bold" officeooo:rsid="00323581" officeooo:paragraph-rsid="0037b954" style:font-weight-asian="bold" style:font-weight-complex="bold"/>
    </style:style>
    <style:style style:name="P52" style:family="paragraph" style:parent-style-name="Standard">
      <style:text-properties fo:language="es" fo:country="MX" fo:font-weight="bold" officeooo:rsid="0035deb7" officeooo:paragraph-rsid="0035deb7" style:font-weight-asian="bold" style:font-weight-complex="bold"/>
    </style:style>
    <style:style style:name="P53" style:family="paragraph" style:parent-style-name="Standard">
      <style:text-properties fo:language="es" fo:country="MX" fo:font-weight="bold" officeooo:rsid="003b505e" officeooo:paragraph-rsid="003b505e" style:font-weight-asian="bold" style:font-weight-complex="bold"/>
    </style:style>
    <style:style style:name="P54" style:family="paragraph" style:parent-style-name="Standard">
      <style:paragraph-properties fo:text-align="center" style:justify-single-word="false"/>
      <style:text-properties fo:language="es" fo:country="MX" fo:font-weight="bold" officeooo:rsid="003b505e" officeooo:paragraph-rsid="003b505e" style:font-weight-asian="bold" style:font-weight-complex="bold"/>
    </style:style>
    <style:style style:name="P55" style:family="paragraph" style:parent-style-name="Standard">
      <style:text-properties fo:language="es" fo:country="MX" fo:font-weight="bold" officeooo:paragraph-rsid="002df75f"/>
    </style:style>
    <style:style style:name="P56" style:family="paragraph" style:parent-style-name="Standard">
      <style:text-properties fo:language="es" fo:country="MX"/>
    </style:style>
    <style:style style:name="P57" style:family="paragraph" style:parent-style-name="Standard">
      <style:text-properties fo:language="es" fo:country="MX" style:text-underline-style="none"/>
    </style:style>
    <style:style style:name="P58" style:family="paragraph" style:parent-style-name="Standard">
      <style:text-properties fo:language="es" fo:country="MX" style:text-underline-style="none" officeooo:rsid="00240b7a"/>
    </style:style>
    <style:style style:name="P59" style:family="paragraph" style:parent-style-name="Standard">
      <style:paragraph-properties fo:orphans="2" fo:widows="2"/>
      <style:text-properties fo:language="es" fo:country="MX" officeooo:paragraph-rsid="002da813"/>
    </style:style>
    <style:style style:name="P60" style:family="paragraph" style:parent-style-name="Standard">
      <style:text-properties fo:language="es" fo:country="MX" officeooo:paragraph-rsid="002da813"/>
    </style:style>
    <style:style style:name="P61" style:family="paragraph" style:parent-style-name="Standard">
      <style:text-properties fo:color="#2a6099" loext:opacity="100%" fo:language="es" fo:country="MX"/>
    </style:style>
    <style:style style:name="P62" style:family="paragraph" style:parent-style-name="Standard">
      <style:text-properties officeooo:paragraph-rsid="003ba684"/>
    </style:style>
    <style:style style:name="P63" style:family="paragraph" style:parent-style-name="Table_20_Contents">
      <style:paragraph-properties fo:text-align="center" style:justify-single-word="false"/>
      <style:text-properties fo:language="es" fo:country="MX" fo:font-style="italic" fo:font-weight="bold" officeooo:rsid="0018d3ae" officeooo:paragraph-rsid="0018d3ae" style:font-style-asian="italic" style:font-weight-asian="bold" style:font-style-complex="italic" style:font-weight-complex="bold"/>
    </style:style>
    <style:style style:name="P64" style:family="paragraph" style:parent-style-name="Table_20_Contents">
      <style:paragraph-properties fo:text-align="center" style:justify-single-word="false"/>
      <style:text-properties fo:language="es" fo:country="MX" fo:font-weight="bold" officeooo:rsid="0020a2f1" officeooo:paragraph-rsid="0020a2f1" style:font-weight-asian="bold" style:font-weight-complex="bold"/>
    </style:style>
    <style:style style:name="P65" style:family="paragraph" style:parent-style-name="Table_20_Contents">
      <style:text-properties fo:language="es" fo:country="MX" officeooo:rsid="00227bf6" officeooo:paragraph-rsid="00227bf6"/>
    </style:style>
    <style:style style:name="P66" style:family="paragraph" style:parent-style-name="Table_20_Contents">
      <style:text-properties fo:language="es" fo:country="MX"/>
    </style:style>
    <style:style style:name="P67" style:family="paragraph" style:parent-style-name="Table_20_Contents">
      <style:text-properties fo:language="es" fo:country="MX" officeooo:rsid="0020a2f1" officeooo:paragraph-rsid="0020a2f1"/>
    </style:style>
    <style:style style:name="P68" style:family="paragraph" style:parent-style-name="Table_20_Contents">
      <style:text-properties fo:language="es" fo:country="MX" officeooo:rsid="0021fd1c" officeooo:paragraph-rsid="0021fd1c"/>
    </style:style>
    <style:style style:name="P69" style:family="paragraph" style:parent-style-name="Table_20_Contents">
      <style:text-properties fo:font-size="8pt" fo:language="es" fo:country="MX" style:font-size-asian="8pt" style:font-size-complex="8pt"/>
    </style:style>
    <style:style style:name="T1" style:family="text">
      <style:text-properties officeooo:rsid="001d25f0"/>
    </style:style>
    <style:style style:name="T2" style:family="text">
      <style:text-properties officeooo:rsid="001eb5df"/>
    </style:style>
    <style:style style:name="T3" style:family="text">
      <style:text-properties officeooo:rsid="001ecc16"/>
    </style:style>
    <style:style style:name="T4" style:family="text">
      <style:text-properties fo:font-weight="bold" style:font-weight-asian="bold" style:font-weight-complex="bold"/>
    </style:style>
    <style:style style:name="T5" style:family="text">
      <style:text-properties fo:font-weight="bold" officeooo:rsid="001ecc16" style:font-weight-asian="bold" style:font-weight-complex="bold"/>
    </style:style>
    <style:style style:name="T6" style:family="text">
      <style:text-properties fo:font-weight="bold" officeooo:rsid="002b4f2c" style:font-weight-asian="bold" style:font-weight-complex="bold"/>
    </style:style>
    <style:style style:name="T7" style:family="text">
      <style:text-properties officeooo:rsid="0021fd1c"/>
    </style:style>
    <style:style style:name="T8" style:family="text">
      <style:text-properties fo:font-size="18pt" style:font-size-asian="18pt" style:font-size-complex="18pt"/>
    </style:style>
    <style:style style:name="T9" style:family="text">
      <style:text-properties fo:font-size="18pt" officeooo:rsid="0027760f" style:font-size-asian="18pt" style:font-size-complex="18pt"/>
    </style:style>
    <style:style style:name="T10" style:family="text">
      <style:text-properties fo:font-size="18pt" officeooo:rsid="002b4f2c" style:font-size-asian="18pt" style:font-size-complex="18pt"/>
    </style:style>
    <style:style style:name="T11" style:family="text">
      <style:text-properties fo:font-size="18pt" officeooo:rsid="002df75f" style:font-size-asian="18pt" style:font-size-complex="18pt"/>
    </style:style>
    <style:style style:name="T12" style:family="text">
      <style:text-properties fo:font-size="18pt" officeooo:rsid="00323581" style:font-size-asian="18pt" style:font-size-complex="18pt"/>
    </style:style>
    <style:style style:name="T13" style:family="text">
      <style:text-properties fo:font-size="18pt" officeooo:rsid="0035deb7" style:font-size-asian="18pt" style:font-size-complex="18pt"/>
    </style:style>
    <style:style style:name="T14" style:family="text">
      <style:text-properties fo:font-size="18pt" officeooo:rsid="0037b954" style:font-size-asian="18pt" style:font-size-complex="18pt"/>
    </style:style>
    <style:style style:name="T15" style:family="text">
      <style:text-properties fo:font-size="10pt"/>
    </style:style>
    <style:style style:name="T16" style:family="text">
      <style:text-properties fo:font-variant="normal" fo:text-transform="none" fo:color="#212529" loext:opacity="100%" style:text-line-through-style="none" style:text-line-through-type="none" style:font-name="Inter" fo:font-size="12pt" fo:letter-spacing="normal" fo:font-style="normal" style:text-underline-style="none" fo:font-weight="bold" style:text-blinking="false" fo:background-color="#ffffff" loext:char-shading-value="0" loext:padding-left="0cm" loext:padding-right="0.049cm" loext:padding-top="0cm" loext:padding-bottom="0.049cm" loext:border-left="none" loext:border-right="0.74pt solid #000000" loext:border-top="none" loext:border-bottom="0.74pt solid #000000"/>
    </style:style>
    <style:style style:name="T17" style:family="text">
      <style:text-properties fo:font-variant="normal" fo:text-transform="none" fo:color="#212529" loext:opacity="100%" style:text-line-through-style="none" style:text-line-through-type="none" style:font-name="Inter" fo:font-size="12pt" fo:letter-spacing="normal" fo:font-style="normal" style:text-underline-style="none" fo:font-weight="bold" style:text-blinking="false" fo:background-color="#ffffff" loext:char-shading-value="0" loext:padding="0.049cm" loext:border-left="0.06pt solid #000000" loext:border-right="0.06pt solid #000000" loext:border-top="0.51pt solid #000000" loext:border-bottom="0.06pt solid #000000"/>
    </style:style>
    <style:style style:name="T18" style:family="text">
      <style:text-properties fo:font-variant="normal" fo:text-transform="none" fo:color="#212529" loext:opacity="100%" fo:letter-spacing="normal" officeooo:rsid="002da813"/>
    </style:style>
    <style:style style:name="T19" style:family="text">
      <style:text-properties fo:font-variant="normal" fo:text-transform="none" fo:color="#212529" loext:opacity="100%" style:font-name="Inter" fo:font-size="10pt" fo:letter-spacing="normal" fo:font-style="normal" fo:font-weight="normal"/>
    </style:style>
    <style:style style:name="T20" style:family="text">
      <style:text-properties fo:font-variant="normal" fo:text-transform="none" fo:color="#212529" loext:opacity="100%" style:font-name="Inter" fo:font-size="10pt" fo:letter-spacing="normal" fo:language="es" fo:country="MX" fo:font-style="normal" fo:font-weight="normal" officeooo:rsid="0028de87" style:font-weight-asian="bold" style:font-weight-complex="bold"/>
    </style:style>
    <style:style style:name="T21" style:family="text">
      <style:text-properties fo:font-variant="normal" fo:text-transform="none" fo:color="#212529" loext:opacity="100%" style:font-name="Inter" fo:font-size="12pt" fo:letter-spacing="normal" fo:language="es" fo:country="MX" fo:font-style="normal" fo:font-weight="normal" officeooo:rsid="0028de87" style:font-weight-asian="bold" style:font-weight-complex="bold"/>
    </style:style>
    <style:style style:name="T22"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style:text-blinking="false" fo:background-color="#d4edda" loext:char-shading-value="0" loext:padding="0.049cm" loext:border-left="0.06pt solid #000000" loext:border-right="0.06pt solid #000000" loext:border-top="0.51pt solid #000000" loext:border-bottom="0.06pt solid #000000"/>
    </style:style>
    <style:style style:name="T23"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24"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officeooo:rsid="003ba684"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25"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officeooo:rsid="003ba684" style:text-blinking="false" fo:background-color="#d4edda" loext:char-shading-value="0" loext:padding="0.049cm" loext:border-left="0.06pt solid #000000" loext:border-right="0.06pt solid #000000" loext:border-top="0.51pt solid #000000" loext:border-bottom="0.06pt solid #000000"/>
    </style:style>
    <style:style style:name="T26" style:family="text">
      <style:text-properties officeooo:rsid="0027760f"/>
    </style:style>
    <style:style style:name="T27" style:family="text">
      <style:text-properties officeooo:rsid="0028de87"/>
    </style:style>
    <style:style style:name="T28" style:family="text">
      <style:text-properties officeooo:rsid="002b4f2c"/>
    </style:style>
    <style:style style:name="T29" style:family="text">
      <style:text-properties officeooo:rsid="002da813"/>
    </style:style>
    <style:style style:name="T30" style:family="text">
      <style:text-properties officeooo:rsid="002df75f"/>
    </style:style>
    <style:style style:name="T31" style:family="text">
      <style:text-properties officeooo:rsid="002df75f" style:font-weight-asian="bold" style:font-weight-complex="bold"/>
    </style:style>
    <style:style style:name="T32" style:family="text">
      <style:text-properties officeooo:rsid="002fa1e7"/>
    </style:style>
    <style:style style:name="T33" style:family="text">
      <style:text-properties officeooo:rsid="00318f86"/>
    </style:style>
    <style:style style:name="T34" style:family="text">
      <style:text-properties officeooo:rsid="0035deb7"/>
    </style:style>
    <style:style style:name="T35" style:family="text">
      <style:text-properties officeooo:rsid="0037b954"/>
    </style:style>
    <style:style style:name="T36" style:family="text">
      <style:text-properties officeooo:rsid="0039a725"/>
    </style:style>
    <style:style style:name="T37" style:family="text">
      <style:text-properties officeooo:rsid="003b505e"/>
    </style:style>
    <style:style style:name="T38" style:family="text">
      <style:text-properties fo:language="es" fo:country="MX"/>
    </style:style>
    <style:style style:name="T39" style:family="text">
      <style:text-properties fo:language="es" fo:country="MX" officeooo:rsid="00240b7a"/>
    </style:style>
    <style:style style:name="T40" style:family="text">
      <style:text-properties fo:language="es" fo:country="MX" style:text-underline-style="none"/>
    </style:style>
    <style:style style:name="T41" style:family="text">
      <style:text-properties fo:language="es" fo:country="MX" style:text-underline-style="none" officeooo:rsid="00240b7a"/>
    </style:style>
    <style:style style:name="T42" style:family="text">
      <style:text-properties officeooo:rsid="003ba6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3">CLASIFICACIÓN </text:span><text:span text:style-name="T7">DE MÓDULOS</text:span><text:span text:style-name="T3"> POR USUARIOS :</text:span></text:p>
      <text:p text:style-name="P23"/>
      <text:p text:style-name="P20"><text:span text:style-name="T4">Generales </text:span><text:span text:style-name="T5">Todos</text:span><text:span text:style-name="T4">: *</text:span></text:p>
      <text:p text:style-name="P21">Ventas <text:s/></text:p>
      <text:p text:style-name="P21">Inventario <text:span text:style-name="T2"><text:s/></text:span></text:p>
      <text:p text:style-name="P21">Contabilidad </text:p>
      <text:p text:style-name="P21">Contactos /<text:span text:style-name="T3">Empleados – por funcionalidad </text:span></text:p>
      <text:p text:style-name="P21">Gastos </text:p>
      <text:p text:style-name="P21">Calendario</text:p>
      <text:p text:style-name="P20">Documentos</text:p>
      <text:p text:style-name="P20">Conversaciones</text:p>
      <text:p text:style-name="P20">Notas </text:p>
      <text:p text:style-name="P20"/>
      <text:p text:style-name="P24">De uso especifico: °</text:p>
      <text:p text:style-name="P20">Fabricación – </text:p>
      <text:p text:style-name="P20">Compra – </text:p>
      <text:p text:style-name="P20">Punto de Venta – </text:p>
      <text:p text:style-name="P20">Servicio de Asistencia – </text:p>
      <text:p text:style-name="P20"><text:span text:style-name="T3">F</text:span>lota<text:span text:style-name="T2">s – </text:span></text:p>
      <text:p text:style-name="P20">Código de barras – </text:p>
      <text:p text:style-name="P20"/>
      <text:p text:style-name="P24">Marketing: °°</text:p>
      <text:p text:style-name="P20">Eventos-</text:p>
      <text:p text:style-name="P20">CRM – </text:p>
      <text:p text:style-name="P20">Sitio web –</text:p>
      <text:p text:style-name="P20">Automatización de <text:span text:style-name="T1">marketing </text:span></text:p>
      <text:p text:style-name="P20">Marketing por correo – </text:p>
      <text:p text:style-name="P20"/>
      <text:p text:style-name="P20"/>
      <text:p text:style-name="P24">Nadie los usa: **</text:p>
      <text:p text:style-name="P20">Proyecto – </text:p>
      <text:p text:style-name="P20">Tiempo Personal – </text:p>
      <text:p text:style-name="P20"/>
      <text:p text:style-name="P20"/>
      <text:p text:style-name="P23">Exclusivos de Administradores:*<text:span text:style-name="T3">**</text:span></text:p>
      <text:p text:style-name="P20">Empleados – </text:p>
      <text:p text:style-name="P20">Aplicaciones - </text:p>
      <text:p text:style-name="P20">Depuración de Datos - </text:p>
      <text:p text:style-name="P20">Ajustes – </text:p>
      <text:p text:style-name="P20">Fabricación – </text:p>
      <text:p text:style-name="P20"/>
      <text:p text:style-name="P20"/>
      <text:p text:style-name="P20"/>
      <text:p text:style-name="P20"/>
      <text:p text:style-name="P20"/>
      <text:p text:style-name="P20"/>
      <text:p text:style-name="P21"/>
      <table:table table:name="Tabla1" table:style-name="Tabla1">
        <table:table-column table:style-name="Tabla1.A" table:number-columns-repeated="3"/>
        <text:soft-page-break/>
        <table:table-row>
          <table:table-cell table:style-name="Tabla1.A1" table:number-columns-spanned="3" office:value-type="string">
            <text:p text:style-name="P63">RELACIÓN GENERAL DE CURSOS POR MODULO Y/O VIDEOS ÚTILES</text:p>
          </table:table-cell>
          <table:covered-table-cell/>
          <table:covered-table-cell/>
        </table:table-row>
        <table:table-row>
          <table:table-cell table:style-name="Tabla1.A2" office:value-type="string">
            <text:p text:style-name="P64">Modulo </text:p>
          </table:table-cell>
          <table:table-cell table:style-name="Tabla1.A2" office:value-type="string">
            <text:p text:style-name="P64">Curso Odoo Involucrado</text:p>
          </table:table-cell>
          <table:table-cell table:style-name="Tabla1.C2" office:value-type="string">
            <text:p text:style-name="P64">Sugerencia de apoyo</text:p>
          </table:table-cell>
        </table:table-row>
        <table:table-row>
          <table:table-cell table:style-name="Tabla1.A2" office:value-type="string">
            <text:p text:style-name="P21">Ventas </text:p>
          </table:table-cell>
          <table:table-cell table:style-name="Tabla1.A2" office:value-type="string">
            <text:p text:style-name="P65">Sales</text:p>
          </table:table-cell>
          <table:table-cell table:style-name="Tabla1.C2" office:value-type="string">
            <text:p text:style-name="P66"/>
          </table:table-cell>
        </table:table-row>
        <table:table-row>
          <table:table-cell table:style-name="Tabla1.A2" office:value-type="string">
            <text:p text:style-name="P21">Inventario <text:span text:style-name="T2"><text:s/></text:span></text:p>
          </table:table-cell>
          <table:table-cell table:style-name="Tabla1.A2" office:value-type="string">
            <text:p text:style-name="P65">*Inventory</text:p>
          </table:table-cell>
          <table:table-cell table:style-name="Tabla1.C2" office:value-type="string">
            <text:p text:style-name="P66"/>
          </table:table-cell>
        </table:table-row>
        <table:table-row>
          <table:table-cell table:style-name="Tabla1.A2" office:value-type="string">
            <text:p text:style-name="P21">Contabilidad </text:p>
          </table:table-cell>
          <table:table-cell table:style-name="Tabla1.A2" office:value-type="string">
            <text:p text:style-name="P65">*Accounting and Invoicing</text:p>
          </table:table-cell>
          <table:table-cell table:style-name="Tabla1.C2" office:value-type="string">
            <text:p text:style-name="P66"/>
          </table:table-cell>
        </table:table-row>
        <table:table-row>
          <table:table-cell table:style-name="Tabla1.A2" office:value-type="string">
            <text:p text:style-name="P21">Contactos /<text:span text:style-name="T3">Empleados</text:span></text:p>
          </table:table-cell>
          <table:table-cell table:style-name="Tabla1.A2" office:value-type="string">
            <text:p text:style-name="P65">Getting Started/ Using odoo</text:p>
          </table:table-cell>
          <table:table-cell table:style-name="Tabla1.C2" office:value-type="string">
            <text:p text:style-name="P66"/>
          </table:table-cell>
        </table:table-row>
        <table:table-row>
          <table:table-cell table:style-name="Tabla1.A2" office:value-type="string">
            <text:p text:style-name="P21">Gastos </text:p>
          </table:table-cell>
          <table:table-cell table:style-name="Tabla1.A2" office:value-type="string">
            <text:p text:style-name="P66"/>
          </table:table-cell>
          <table:table-cell table:style-name="Tabla1.C2" office:value-type="string">
            <text:p text:style-name="P7"><text:span text:style-name="T39">Muy Breve -- </text:span><text:a xlink:type="simple" xlink:href="https://www.youtube.com/watch?v=1raVJEHLqQA" text:style-name="Internet_20_link" text:visited-style-name="Visited_20_Internet_20_Link"><text:span text:style-name="T38">https://www.youtube.com/watch?v=1raVJEHLqQA</text:span></text:a></text:p>
            <text:p text:style-name="P69"/>
            <text:p text:style-name="P7"><text:span text:style-name="T39">Vauxoo -- </text:span><text:a xlink:type="simple" xlink:href="https://www.youtube.com/watch?v=0IJ_m7xAvMA" text:style-name="Internet_20_link" text:visited-style-name="Visited_20_Internet_20_Link"><text:span text:style-name="T38">https://www.youtube.com/watch?v=0IJ_m7xAvMA</text:span></text:a></text:p>
            <text:p text:style-name="P69"/>
          </table:table-cell>
        </table:table-row>
        <table:table-row>
          <table:table-cell table:style-name="Tabla1.A2" office:value-type="string">
            <text:p text:style-name="P21">Calendario</text:p>
          </table:table-cell>
          <table:table-cell table:style-name="Tabla1.A2" office:value-type="string">
            <text:p text:style-name="P65">Getting Started/ using Odoo</text:p>
          </table:table-cell>
          <table:table-cell table:style-name="Tabla1.C2" office:value-type="string">
            <text:p text:style-name="P66"/>
          </table:table-cell>
        </table:table-row>
        <table:table-row>
          <table:table-cell table:style-name="Tabla1.A2" office:value-type="string">
            <text:p text:style-name="P21">Documentos</text:p>
          </table:table-cell>
          <table:table-cell table:style-name="Tabla1.A2" office:value-type="string">
            <text:p text:style-name="P65">Documents </text:p>
          </table:table-cell>
          <table:table-cell table:style-name="Tabla1.C2" office:value-type="string">
            <text:p text:style-name="P66"/>
          </table:table-cell>
        </table:table-row>
        <table:table-row>
          <table:table-cell table:style-name="Tabla1.A2" office:value-type="string">
            <text:p text:style-name="P21">Conversaciones</text:p>
          </table:table-cell>
          <table:table-cell table:style-name="Tabla1.A2" office:value-type="string">
            <text:p text:style-name="P66"/>
          </table:table-cell>
          <table:table-cell table:style-name="Tabla1.C2" office:value-type="string">
            <text:p text:style-name="P66"/>
          </table:table-cell>
        </table:table-row>
        <table:table-row>
          <table:table-cell table:style-name="Tabla1.A2" office:value-type="string">
            <text:p text:style-name="P21">Notas </text:p>
          </table:table-cell>
          <table:table-cell table:style-name="Tabla1.A2" office:value-type="string">
            <text:p text:style-name="P66"/>
          </table:table-cell>
          <table:table-cell table:style-name="Tabla1.C2" office:value-type="string">
            <text:p text:style-name="P66"/>
          </table:table-cell>
        </table:table-row>
        <table:table-row>
          <table:table-cell table:style-name="Tabla1.A2" office:value-type="string">
            <text:p text:style-name="P21">Compra</text:p>
          </table:table-cell>
          <table:table-cell table:style-name="Tabla1.A2" office:value-type="string">
            <text:p text:style-name="P65">*Purchase</text:p>
          </table:table-cell>
          <table:table-cell table:style-name="Tabla1.C2" office:value-type="string">
            <text:p text:style-name="P66"/>
          </table:table-cell>
        </table:table-row>
        <table:table-row>
          <table:table-cell table:style-name="Tabla1.A2" office:value-type="string">
            <text:p text:style-name="P21">Punto de Venta</text:p>
          </table:table-cell>
          <table:table-cell table:style-name="Tabla1.A2" office:value-type="string">
            <text:p text:style-name="P65">Point of Sale</text:p>
          </table:table-cell>
          <table:table-cell table:style-name="Tabla1.C2" office:value-type="string">
            <text:p text:style-name="P66"/>
          </table:table-cell>
        </table:table-row>
        <table:table-row>
          <table:table-cell table:style-name="Tabla1.A2" office:value-type="string">
            <text:p text:style-name="P21">Servicio de Asistencia </text:p>
          </table:table-cell>
          <table:table-cell table:style-name="Tabla1.A2" office:value-type="string">
            <text:p text:style-name="P66"/>
          </table:table-cell>
          <table:table-cell table:style-name="Tabla1.C2" office:value-type="string">
            <text:p text:style-name="P66"/>
          </table:table-cell>
        </table:table-row>
        <table:table-row>
          <table:table-cell table:style-name="Tabla1.A2" office:value-type="string">
            <text:p text:style-name="P21"><text:span text:style-name="T3">F</text:span>lota</text:p>
          </table:table-cell>
          <table:table-cell table:style-name="Tabla1.A2" office:value-type="string">
            <text:p text:style-name="P66"/>
          </table:table-cell>
          <table:table-cell table:style-name="Tabla1.C2" office:value-type="string">
            <text:p text:style-name="P66"/>
          </table:table-cell>
        </table:table-row>
        <table:table-row>
          <table:table-cell table:style-name="Tabla1.A2" office:value-type="string">
            <text:p text:style-name="P21">Código de barras</text:p>
          </table:table-cell>
          <table:table-cell table:style-name="Tabla1.A2" office:value-type="string">
            <text:p text:style-name="P66"/>
          </table:table-cell>
          <table:table-cell table:style-name="Tabla1.C2" office:value-type="string">
            <text:p text:style-name="P66"/>
          </table:table-cell>
        </table:table-row>
        <table:table-row>
          <table:table-cell table:style-name="Tabla1.A2" office:value-type="string">
            <text:p text:style-name="P67">Fabricación</text:p>
          </table:table-cell>
          <table:table-cell table:style-name="Tabla1.A2" office:value-type="string">
            <text:p text:style-name="P66"/>
          </table:table-cell>
          <table:table-cell table:style-name="Tabla1.C2" office:value-type="string">
            <text:p text:style-name="P66"/>
          </table:table-cell>
        </table:table-row>
        <table:table-row>
          <table:table-cell table:style-name="Tabla1.A2" office:value-type="string">
            <text:p text:style-name="P68">Proyecto</text:p>
          </table:table-cell>
          <table:table-cell table:style-name="Tabla1.A2" office:value-type="string">
            <text:p text:style-name="P65">*Proyect &amp; Timesheets</text:p>
          </table:table-cell>
          <table:table-cell table:style-name="Tabla1.C2" office:value-type="string">
            <text:p text:style-name="P66"/>
          </table:table-cell>
        </table:table-row>
        <table:table-row>
          <table:table-cell table:style-name="Tabla1.A2" office:value-type="string">
            <text:p text:style-name="P68">Tiempo Personal</text:p>
          </table:table-cell>
          <table:table-cell table:style-name="Tabla1.A2" office:value-type="string">
            <text:p text:style-name="P66"/>
          </table:table-cell>
          <table:table-cell table:style-name="Tabla1.C2" office:value-type="string">
            <text:p text:style-name="P66"/>
          </table:table-cell>
        </table:table-row>
        <table:table-row>
          <table:table-cell table:style-name="Tabla1.A2" office:value-type="string">
            <text:p text:style-name="P68">Eventos</text:p>
          </table:table-cell>
          <table:table-cell table:style-name="Tabla1.A2" office:value-type="string">
            <text:p text:style-name="P65">*Events</text:p>
          </table:table-cell>
          <table:table-cell table:style-name="Tabla1.C2" office:value-type="string">
            <text:p text:style-name="P66"/>
          </table:table-cell>
        </table:table-row>
        <table:table-row>
          <table:table-cell table:style-name="Tabla1.A2" office:value-type="string">
            <text:p text:style-name="P68">CRM</text:p>
          </table:table-cell>
          <table:table-cell table:style-name="Tabla1.A2" office:value-type="string">
            <text:p text:style-name="P65">*CRM</text:p>
          </table:table-cell>
          <table:table-cell table:style-name="Tabla1.C2" office:value-type="string">
            <text:p text:style-name="P66"/>
          </table:table-cell>
        </table:table-row>
        <table:table-row>
          <table:table-cell table:style-name="Tabla1.A2" office:value-type="string">
            <text:p text:style-name="P68">Sitio web</text:p>
          </table:table-cell>
          <table:table-cell table:style-name="Tabla1.A2" office:value-type="string">
            <text:p text:style-name="P65">WebSite</text:p>
          </table:table-cell>
          <table:table-cell table:style-name="Tabla1.C2" office:value-type="string">
            <text:p text:style-name="P66"/>
          </table:table-cell>
        </table:table-row>
        <table:table-row>
          <table:table-cell table:style-name="Tabla1.A2" office:value-type="string">
            <text:p text:style-name="P68">Automatización de marketing</text:p>
          </table:table-cell>
          <table:table-cell table:style-name="Tabla1.A2" office:value-type="string">
            <text:p text:style-name="P66"/>
          </table:table-cell>
          <table:table-cell table:style-name="Tabla1.C2" office:value-type="string">
            <text:p text:style-name="P66"/>
          </table:table-cell>
        </table:table-row>
        <table:table-row>
          <table:table-cell table:style-name="Tabla1.A2" office:value-type="string">
            <text:p text:style-name="P68">Marketing por correo</text:p>
          </table:table-cell>
          <table:table-cell table:style-name="Tabla1.A2" office:value-type="string">
            <text:p text:style-name="P66"/>
          </table:table-cell>
          <table:table-cell table:style-name="Tabla1.C2" office:value-type="string">
            <text:p text:style-name="P66"/>
          </table:table-cell>
        </table:table-row>
      </table:table>
      <text:p text:style-name="P22"/>
      <text:p text:style-name="P22"/>
      <text:p text:style-name="P22"/>
      <text:p text:style-name="P22"/>
      <text:p text:style-name="P22"/>
      <text:p text:style-name="P22"/>
      <text:p text:style-name="P22"/>
      <text:p text:style-name="P22"/>
      <text:p text:style-name="P22"/>
      <text:p text:style-name="P25"><text:soft-page-break/>Modulo: <text:span text:style-name="T8">Ventas</text:span> <text:s text:c="94"/>Odoo Tutorials: Sales</text:p>
      <text:p text:style-name="P2"><text:span text:style-name="T38"><text:s text:c="79"/>Link : </text:span><text:a xlink:type="simple" xlink:href="https://www.odoo.com/es_ES/slides/sales-17" text:style-name="Internet_20_link" text:visited-style-name="Visited_20_Internet_20_Link"><text:span text:style-name="T38">https://www.odoo.com/es_ES/slides/sales-17</text:span></text:a><text:span text:style-name="T38"> </text:span></text:p>
      <text:p text:style-name="P25"/>
      <text:p text:style-name="P25">Conceptos básicos de ventas y su primera cotización.</text:p>
      <text:p text:style-name="P56">1.¿Cómo puedo crear secciones para estructurar mis cotizaciones?</text:p>
      <text:p text:style-name="Standard"><text:a xlink:type="simple" xlink:href="https://www.odoo.com/es_ES/slides/slide/sales-basics-and-your-first-quotation-610?fullscreen=1&amp;quiz=1#" text:style-name="Internet_20_link" text:visited-style-name="Visited_20_Internet_20_Link"><text:span text:style-name="T40">Agregándolos directamente en la cotización</text:span></text:a><text:span text:style-name="T41">*</text:span></text:p>
      <text:p text:style-name="Standard"><text:a xlink:type="simple" xlink:href="https://www.odoo.com/es_ES/slides/slide/sales-basics-and-your-first-quotation-610?fullscreen=1&amp;quiz=1#" text:style-name="Internet_20_link" text:visited-style-name="Visited_20_Internet_20_Link"><text:span text:style-name="T40">Agregándolos al crear la factura</text:span></text:a></text:p>
      <text:p text:style-name="Standard"><text:a xlink:type="simple" xlink:href="https://www.odoo.com/es_ES/slides/slide/sales-basics-and-your-first-quotation-610?fullscreen=1&amp;quiz=1#" text:style-name="Internet_20_link" text:visited-style-name="Visited_20_Internet_20_Link"><text:span text:style-name="T40">Agregándolos cuando envíe la cotización al cliente</text:span></text:a></text:p>
      <text:p text:style-name="Standard"><text:a xlink:type="simple" xlink:href="https://www.odoo.com/es_ES/slides/slide/sales-basics-and-your-first-quotation-610?fullscreen=1&amp;quiz=1#" text:style-name="Internet_20_link" text:visited-style-name="Visited_20_Internet_20_Link"><text:span text:style-name="T40">Configurándolo en la configuración de la aplicación de ventas.</text:span></text:a></text:p>
      <text:p text:style-name="P57"/>
      <text:p text:style-name="P56">2.¿Es cierto que los pedidos de venta enviados por correo electrónico se pueden encontrar en el chat?</text:p>
      <text:p text:style-name="Standard"><text:a xlink:type="simple" xlink:href="https://www.odoo.com/es_ES/slides/slide/sales-basics-and-your-first-quotation-610?fullscreen=1&amp;quiz=1#" text:style-name="Internet_20_link" text:visited-style-name="Visited_20_Internet_20_Link"><text:span text:style-name="T40">No</text:span></text:a></text:p>
      <text:p text:style-name="Standard"><text:a xlink:type="simple" xlink:href="https://www.odoo.com/es_ES/slides/slide/sales-basics-and-your-first-quotation-610?fullscreen=1&amp;quiz=1#" text:style-name="Internet_20_link" text:visited-style-name="Visited_20_Internet_20_Link"><text:span text:style-name="T40">Sí</text:span></text:a><text:span text:style-name="T41">*</text:span></text:p>
      <text:p text:style-name="P57"/>
      <text:p text:style-name="Standard"><text:span text:style-name="T38">3.¿El envío de la cotización por correo electrónico la convierte en una orden de venta?</text:span><text:a xlink:type="simple" xlink:href="https://www.odoo.com/es_ES/slides/slide/sales-basics-and-your-first-quotation-610?fullscreen=1&amp;quiz=1#" text:style-name="Internet_20_link" text:visited-style-name="Visited_20_Internet_20_Link"><text:span text:style-name="T38"><text:line-break/></text:span><text:span text:style-name="T40">Sí</text:span></text:a></text:p>
      <text:p text:style-name="Standard"><text:a xlink:type="simple" xlink:href="https://www.odoo.com/es_ES/slides/slide/sales-basics-and-your-first-quotation-610?fullscreen=1&amp;quiz=1#" text:style-name="Internet_20_link" text:visited-style-name="Visited_20_Internet_20_Link"><text:span text:style-name="T40">Sí, pero solo si el cliente abre el correo</text:span></text:a></text:p>
      <text:p text:style-name="Standard"><text:a xlink:type="simple" xlink:href="https://www.odoo.com/es_ES/slides/slide/sales-basics-and-your-first-quotation-610?fullscreen=1&amp;quiz=1#" text:style-name="Internet_20_link" text:visited-style-name="Visited_20_Internet_20_Link"><text:span text:style-name="T40">N</text:span><text:span text:style-name="T41">o*</text:span></text:a></text:p>
      <text:p text:style-name="P56"/>
      <text:p text:style-name="P56">4.¿Qué tipo de fórmulas podemos hacer directamente en los campos numéricos de la cotización?</text:p>
      <text:p text:style-name="Standard"><text:a xlink:type="simple" xlink:href="https://www.odoo.com/es_ES/slides/slide/sales-basics-and-your-first-quotation-610?fullscreen=1&amp;quiz=1#" text:style-name="Internet_20_link" text:visited-style-name="Visited_20_Internet_20_Link"><text:span text:style-name="T40">Suma</text:span></text:a></text:p>
      <text:p text:style-name="Standard"><text:a xlink:type="simple" xlink:href="https://www.odoo.com/es_ES/slides/slide/sales-basics-and-your-first-quotation-610?fullscreen=1&amp;quiz=1#" text:style-name="Internet_20_link" text:visited-style-name="Visited_20_Internet_20_Link"><text:span text:style-name="T40">Sustracción</text:span></text:a></text:p>
      <text:p text:style-name="Standard"><text:a xlink:type="simple" xlink:href="https://www.odoo.com/es_ES/slides/slide/sales-basics-and-your-first-quotation-610?fullscreen=1&amp;quiz=1#" text:style-name="Internet_20_link" text:visited-style-name="Visited_20_Internet_20_Link"><text:span text:style-name="T40">Multiplicación</text:span></text:a></text:p>
      <text:p text:style-name="Standard"><text:a xlink:type="simple" xlink:href="https://www.odoo.com/es_ES/slides/slide/sales-basics-and-your-first-quotation-610?fullscreen=1&amp;quiz=1#" text:style-name="Internet_20_link" text:visited-style-name="Visited_20_Internet_20_Link"><text:span text:style-name="T40">División</text:span></text:a></text:p>
      <text:p text:style-name="Standard"><text:a xlink:type="simple" xlink:href="https://www.odoo.com/es_ES/slides/slide/sales-basics-and-your-first-quotation-610?fullscreen=1&amp;quiz=1#" text:style-name="Internet_20_link" text:visited-style-name="Visited_20_Internet_20_Link"><text:span text:style-name="T40">Todos ellos</text:span></text:a><text:span text:style-name="T41">*</text:span></text:p>
      <text:p text:style-name="P58"/>
      <text:p text:style-name="P33">Variantes de productos</text:p>
      <text:p text:style-name="P56">1.¿Es posible establecer un precio diferente para cada variante?</text:p>
      <text:p text:style-name="P61">Sí *</text:p>
      <text:p text:style-name="P61">No</text:p>
      <text:p text:style-name="P56"/>
      <text:p text:style-name="P56">2.¿Cuáles son los diferentes tipos de atributos?</text:p>
      <text:p text:style-name="Standard"><text:a xlink:type="simple" xlink:href="https://www.odoo.com/es_ES/slides/slide/product-variants-611?fullscreen=1&amp;quiz=1#" text:style-name="Internet_20_link" text:visited-style-name="Visited_20_Internet_20_Link"><text:span text:style-name="T40">Radio, Selección, Color</text:span></text:a></text:p>
      <text:p text:style-name="Standard"><text:a xlink:type="simple" xlink:href="https://www.odoo.com/es_ES/slides/slide/product-variants-611?fullscreen=1&amp;quiz=1#" text:style-name="Internet_20_link" text:visited-style-name="Visited_20_Internet_20_Link"><text:span text:style-name="T40">Cheque, Radio, Selección</text:span></text:a></text:p>
      <text:p text:style-name="Standard"><text:a xlink:type="simple" xlink:href="https://www.odoo.com/es_ES/slides/slide/product-variants-611?fullscreen=1&amp;quiz=1#" text:style-name="Internet_20_link" text:visited-style-name="Visited_20_Internet_20_Link"><text:span text:style-name="T38">Radio, Seleccionar, Color</text:span></text:a><text:span text:style-name="T40"> *</text:span></text:p>
      <text:p text:style-name="Standard"><text:a xlink:type="simple" xlink:href="https://www.odoo.com/es_ES/slides/slide/product-variants-611?fullscreen=1&amp;quiz=1#" text:style-name="Internet_20_link" text:visited-style-name="Visited_20_Internet_20_Link"><text:span text:style-name="T40">Comprobar, Color, Booleano</text:span></text:a></text:p>
      <text:p text:style-name="Standard"><text:a xlink:type="simple" xlink:href="https://www.odoo.com/es_ES/slides/slide/product-variants-611?fullscreen=1&amp;quiz=1#" text:style-name="Internet_20_link" text:visited-style-name="Visited_20_Internet_20_Link"><text:span text:style-name="T40">Booleano, Selección, Color</text:span></text:a></text:p>
      <text:p text:style-name="Standard"><text:a xlink:type="simple" xlink:href="https://www.odoo.com/es_ES/slides/slide/product-variants-611?fullscreen=1&amp;quiz=1#" text:style-name="Internet_20_link" text:visited-style-name="Visited_20_Internet_20_Link"><text:span text:style-name="T40">Booleano, Radio, Seleccionar</text:span></text:a></text:p>
      <text:p text:style-name="P34"/>
      <text:p text:style-name="P5"><text:span text:style-name="T38">3.Si tengo dos atributos, uno con 3 artículos, el otro con 4, ¿cuántas variantes tendrá mi producto?</text:span><text:a xlink:type="simple" xlink:href="https://www.odoo.com/es_ES/slides/slide/product-variants-611?fullscreen=1&amp;quiz=1#" text:style-name="Internet_20_link" text:visited-style-name="Visited_20_Internet_20_Link"><text:span text:style-name="T38"><text:line-break/>3</text:span></text:a></text:p>
      <text:p text:style-name="Standard"><text:a xlink:type="simple" xlink:href="https://www.odoo.com/es_ES/slides/slide/product-variants-611?fullscreen=1&amp;quiz=1#" text:style-name="Internet_20_link" text:visited-style-name="Visited_20_Internet_20_Link"><text:span text:style-name="T38">4</text:span></text:a></text:p>
      <text:p text:style-name="Standard"><text:a xlink:type="simple" xlink:href="https://www.odoo.com/es_ES/slides/slide/product-variants-611?fullscreen=1&amp;quiz=1#" text:style-name="Internet_20_link" text:visited-style-name="Visited_20_Internet_20_Link"><text:span text:style-name="T38">7</text:span></text:a></text:p>
      <text:p text:style-name="Standard"><text:a xlink:type="simple" xlink:href="https://www.odoo.com/es_ES/slides/slide/product-variants-611?fullscreen=1&amp;quiz=1#" text:style-name="Internet_20_link" text:visited-style-name="Visited_20_Internet_20_Link"><text:span text:style-name="T38">12</text:span></text:a><text:span text:style-name="T38">*</text:span></text:p>
      <text:p text:style-name="Standard"><text:a xlink:type="simple" xlink:href="https://www.odoo.com/es_ES/slides/slide/product-variants-611?fullscreen=1&amp;quiz=1#" text:style-name="Internet_20_link" text:visited-style-name="Visited_20_Internet_20_Link"><text:span text:style-name="T38">15</text:span></text:a></text:p>
      <text:p text:style-name="Standard"><text:a xlink:type="simple" xlink:href="https://www.odoo.com/es_ES/slides/slide/product-variants-611?fullscreen=1&amp;quiz=1#" text:style-name="Internet_20_link" text:visited-style-name="Visited_20_Internet_20_Link"><text:span text:style-name="T38">17</text:span></text:a></text:p>
      <text:p text:style-name="P33"><text:soft-page-break/>Cotización en línea</text:p>
      <text:p text:style-name="P56">1.¿La cotización en línea permite aumentar las ventas?</text:p>
      <text:p text:style-name="Standard"><text:a xlink:type="simple" xlink:href="https://www.odoo.com/es_ES/slides/slide/online-quotation-612?fullscreen=1&amp;quiz=1#" text:style-name="Internet_20_link" text:visited-style-name="Visited_20_Internet_20_Link"><text:span text:style-name="T38"><text:line-break/></text:span><text:span text:style-name="T40">Sí</text:span></text:a></text:p>
      <text:p text:style-name="Standard"><text:a xlink:type="simple" xlink:href="https://www.odoo.com/es_ES/slides/slide/online-quotation-612?fullscreen=1&amp;quiz=1#" text:style-name="Internet_20_link" text:visited-style-name="Visited_20_Internet_20_Link"><text:span text:style-name="T38">No</text:span></text:a><text:span text:style-name="T40">*</text:span></text:p>
      <text:p text:style-name="Standard"><text:a xlink:type="simple" xlink:href="https://www.odoo.com/es_ES/slides/slide/online-quotation-612?fullscreen=1&amp;quiz=1#" text:style-name="Internet_20_link" text:visited-style-name="Visited_20_Internet_20_Link"><text:span text:style-name="T40">Solo en el entorno de prueba</text:span></text:a></text:p>
      <text:p text:style-name="Standard"><text:a xlink:type="simple" xlink:href="https://www.odoo.com/es_ES/slides/slide/online-quotation-612?fullscreen=1&amp;quiz=1#" text:style-name="Internet_20_link" text:visited-style-name="Visited_20_Internet_20_Link"><text:span text:style-name="T40">Solo en el entorno de producción.</text:span></text:a></text:p>
      <text:p text:style-name="P56"/>
      <text:p text:style-name="P56">2.¿Puedo realizar ventas cruzadas en mis cotizaciones en línea?</text:p>
      <text:p text:style-name="Standard"><text:a xlink:type="simple" xlink:href="https://www.odoo.com/es_ES/slides/slide/online-quotation-612?fullscreen=1&amp;quiz=1#" text:style-name="Internet_20_link" text:visited-style-name="Visited_20_Internet_20_Link"><text:span text:style-name="T38">Sí</text:span></text:a><text:span text:style-name="T38">*</text:span></text:p>
      <text:p text:style-name="Standard"><text:a xlink:type="simple" xlink:href="https://www.odoo.com/es_ES/slides/slide/online-quotation-612?fullscreen=1&amp;quiz=1#" text:style-name="Internet_20_link" text:visited-style-name="Visited_20_Internet_20_Link"><text:span text:style-name="T38">Solo con la aplicación de comercio electrónico instalada</text:span></text:a></text:p>
      <text:p text:style-name="Standard"><text:a xlink:type="simple" xlink:href="https://www.odoo.com/es_ES/slides/slide/online-quotation-612?fullscreen=1&amp;quiz=1#" text:style-name="Internet_20_link" text:visited-style-name="Visited_20_Internet_20_Link"><text:span text:style-name="T38">Solo en el entorno de producción.</text:span></text:a></text:p>
      <text:p text:style-name="Standard"><text:a xlink:type="simple" xlink:href="https://www.odoo.com/es_ES/slides/slide/online-quotation-612?fullscreen=1&amp;quiz=1#" text:style-name="Internet_20_link" text:visited-style-name="Visited_20_Internet_20_Link"><text:span text:style-name="T38">No</text:span></text:a></text:p>
      <text:p text:style-name="P12"/>
      <text:p text:style-name="P56">3.¿Qué permite la cotización en línea?</text:p>
      <text:p text:style-name="Standard"><text:a xlink:type="simple" xlink:href="https://www.odoo.com/es_ES/slides/slide/online-quotation-612?fullscreen=1&amp;quiz=1#" text:style-name="Internet_20_link" text:visited-style-name="Visited_20_Internet_20_Link"><text:span text:style-name="T38"><text:line-break/>Para firmar en línea</text:span></text:a></text:p>
      <text:p text:style-name="Standard"><text:span text:style-name="T38">P</text:span><text:a xlink:type="simple" xlink:href="https://www.odoo.com/es_ES/slides/slide/online-quotation-612?fullscreen=1&amp;quiz=1#" text:style-name="Internet_20_link" text:visited-style-name="Visited_20_Internet_20_Link"><text:span text:style-name="T38">ara pagar en línea</text:span></text:a></text:p>
      <text:p text:style-name="Standard"><text:a xlink:type="simple" xlink:href="https://www.odoo.com/es_ES/slides/slide/online-quotation-612?fullscreen=1&amp;quiz=1#" text:style-name="Internet_20_link" text:visited-style-name="Visited_20_Internet_20_Link"><text:span text:style-name="T38">Ambos</text:span></text:a><text:span text:style-name="T38">*</text:span></text:p>
      <text:p text:style-name="Standard"><text:a xlink:type="simple" xlink:href="https://www.odoo.com/es_ES/slides/slide/online-quotation-612?fullscreen=1&amp;quiz=1#" text:style-name="Internet_20_link" text:visited-style-name="Visited_20_Internet_20_Link"><text:span text:style-name="T38">Ninguna de las anteriores</text:span></text:a></text:p>
      <text:p text:style-name="P56"/>
      <text:p text:style-name="P33">Precios de entrega</text:p>
      <text:p text:style-name="P56">1.¿Cuáles son los gastos de envío predeterminados cuando agrego los gastos de envío?</text:p>
      <text:p text:style-name="Standard"><text:span text:style-name="T38">0*</text:span><text:a xlink:type="simple" xlink:href="https://www.odoo.com/es_ES/slides/slide/delivery-prices-613?fullscreen=1&amp;quiz=1#" text:style-name="Internet_20_link" text:visited-style-name="Visited_20_Internet_20_Link"><text:span text:style-name="T38"><text:line-break/>5</text:span></text:a></text:p>
      <text:p text:style-name="Standard"><text:a xlink:type="simple" xlink:href="https://www.odoo.com/es_ES/slides/slide/delivery-prices-613?fullscreen=1&amp;quiz=1#" text:style-name="Internet_20_link" text:visited-style-name="Visited_20_Internet_20_Link"><text:span text:style-name="T38">60</text:span></text:a></text:p>
      <text:p text:style-name="Standard"><text:a xlink:type="simple" xlink:href="https://www.odoo.com/es_ES/slides/slide/delivery-prices-613?fullscreen=1&amp;quiz=1#" text:style-name="Internet_20_link" text:visited-style-name="Visited_20_Internet_20_Link"><text:span text:style-name="T38">Odoo no crea un método de envío predeterminado, incluidos los gastos de envío</text:span></text:a></text:p>
      <text:p text:style-name="P56"/>
      <text:p text:style-name="P56">2.Quiero que mi cliente pague $20 si el peso del pedido supera los 5 kg y $10 si no. ¿Qué puedo hacer?</text:p>
      <text:p text:style-name="Standard"><text:a xlink:type="simple" xlink:href="https://www.odoo.com/es_ES/slides/slide/delivery-prices-613?fullscreen=1&amp;quiz=1#" text:style-name="Internet_20_link" text:visited-style-name="Visited_20_Internet_20_Link"><text:span text:style-name="T38"><text:line-break/>Puede utilizar un método de envío basado en reglas con dos condiciones.</text:span></text:a><text:span text:style-name="T38">*</text:span></text:p>
      <text:p text:style-name="Standard"><text:a xlink:type="simple" xlink:href="https://www.odoo.com/es_ES/slides/slide/delivery-prices-613?fullscreen=1&amp;quiz=1#" text:style-name="Internet_20_link" text:visited-style-name="Visited_20_Internet_20_Link"><text:span text:style-name="T38">Puede utilizar un método de envío basado en reglas con una condición.</text:span></text:a></text:p>
      <text:p text:style-name="Standard"><text:a xlink:type="simple" xlink:href="https://www.odoo.com/es_ES/slides/slide/delivery-prices-613?fullscreen=1&amp;quiz=1#" text:style-name="Internet_20_link" text:visited-style-name="Visited_20_Internet_20_Link"><text:span text:style-name="T38">Puede crear dos métodos de envío diferentes, cada conjunto con su propio precio y peso.</text:span></text:a></text:p>
      <text:p text:style-name="Standard"><text:a xlink:type="simple" xlink:href="https://www.odoo.com/es_ES/slides/slide/delivery-prices-613?fullscreen=1&amp;quiz=1#" text:style-name="Internet_20_link" text:visited-style-name="Visited_20_Internet_20_Link"><text:span text:style-name="T38">Odoo lo hace automáticamente.</text:span></text:a></text:p>
      <text:p text:style-name="P13"/>
      <text:p text:style-name="P33">Plazos de entrega</text:p>
      <text:p text:style-name="Standard"><text:span text:style-name="T38">1.¿Cuál es el impacto de agregar 2 días en el tiempo de entrega del cliente?</text:span><text:a xlink:type="simple" xlink:href="https://www.odoo.com/es_ES/slides/slide/delivery-lead-times-614?fullscreen=1&amp;quiz=1#" text:style-name="Internet_20_link" text:visited-style-name="Visited_20_Internet_20_Link"><text:span text:style-name="T38"><text:line-break/>El cliente dispondrá de dos días extra para validar su cotización</text:span></text:a></text:p>
      <text:p text:style-name="Standard"><text:a xlink:type="simple" xlink:href="https://www.odoo.com/es_ES/slides/slide/delivery-lead-times-614?fullscreen=1&amp;quiz=1#" text:style-name="Internet_20_link" text:visited-style-name="Visited_20_Internet_20_Link"><text:span text:style-name="T38">Los pedidos de entrega se programarán 2 días antes</text:span></text:a></text:p>
      <text:p text:style-name="Standard"><text:a xlink:type="simple" xlink:href="https://www.odoo.com/es_ES/slides/slide/delivery-lead-times-614?fullscreen=1&amp;quiz=1#" text:style-name="Internet_20_link" text:visited-style-name="Visited_20_Internet_20_Link"><text:span text:style-name="T38">Los pedidos de entrega se programarán 2 días después.</text:span></text:a><text:span text:style-name="T38">*</text:span></text:p>
      <text:p text:style-name="P56"/>
      <text:p text:style-name="P56">2.Tengo un plazo de entrega del cliente de 15 días. ¿Cuál será la fecha prevista para la entrega si la fecha de confirmación es el 23/01?</text:p>
      <text:p text:style-name="Standard"><text:a xlink:type="simple" xlink:href="https://www.odoo.com/es_ES/slides/slide/delivery-lead-times-614?fullscreen=1&amp;quiz=1#" text:style-name="Internet_20_link" text:visited-style-name="Visited_20_Internet_20_Link"><text:span text:style-name="T38">02/07</text:span></text:a><text:span text:style-name="T38">*</text:span></text:p>
      <text:p text:style-name="Standard"><text:a xlink:type="simple" xlink:href="https://www.odoo.com/es_ES/slides/slide/delivery-lead-times-614?fullscreen=1&amp;quiz=1#" text:style-name="Internet_20_link" text:visited-style-name="Visited_20_Internet_20_Link"><text:span text:style-name="T38">02/08</text:span></text:a></text:p>
      <text:p text:style-name="Standard"><text:a xlink:type="simple" xlink:href="https://www.odoo.com/es_ES/slides/slide/delivery-lead-times-614?fullscreen=1&amp;quiz=1#" text:style-name="Internet_20_link" text:visited-style-name="Visited_20_Internet_20_Link"><text:span text:style-name="T38">02/06</text:span></text:a></text:p>
      <text:p text:style-name="Standard"><text:a xlink:type="simple" xlink:href="https://www.odoo.com/es_ES/slides/slide/delivery-lead-times-614?fullscreen=1&amp;quiz=1#" text:style-name="Internet_20_link" text:visited-style-name="Visited_20_Internet_20_Link"><text:span text:style-name="T38">01/08</text:span></text:a></text:p>
      <text:p text:style-name="Standard"><text:a xlink:type="simple" xlink:href="https://www.odoo.com/es_ES/slides/slide/delivery-lead-times-614?fullscreen=1&amp;quiz=1#" text:style-name="Internet_20_link" text:visited-style-name="Visited_20_Internet_20_Link"><text:soft-page-break/><text:span text:style-name="T38">01/06</text:span></text:a></text:p>
      <text:p text:style-name="Standard"><text:a xlink:type="simple" xlink:href="https://www.odoo.com/es_ES/slides/slide/delivery-lead-times-614?fullscreen=1&amp;quiz=1#" text:style-name="Internet_20_link" text:visited-style-name="Visited_20_Internet_20_Link"><text:span text:style-name="T38">01/07</text:span></text:a></text:p>
      <text:p text:style-name="P56"/>
      <text:p text:style-name="P33">Envío directo</text:p>
      <text:p text:style-name="P56">1.¿Necesito instalar la aplicación de compras para usar la función Dropshipping?</text:p>
      <text:p text:style-name="P56">No</text:p>
      <text:p text:style-name="P56">Sí*</text:p>
      <text:p text:style-name="P56"/>
      <text:p text:style-name="P56">2.Cuando confirmo una cotización con un producto dropshipping, ¿cuál será el estado de la cotización?</text:p>
      <text:p text:style-name="Standard"><text:a xlink:type="simple" xlink:href="https://www.odoo.com/es_ES/slides/slide/dropshipping-617?fullscreen=1&amp;quiz=1#" text:style-name="Internet_20_link" text:visited-style-name="Visited_20_Internet_20_Link"><text:span text:style-name="T38">Esperando Otra Operación</text:span></text:a></text:p>
      <text:p text:style-name="Standard"><text:a xlink:type="simple" xlink:href="https://www.odoo.com/es_ES/slides/slide/dropshipping-617?fullscreen=1&amp;quiz=1#" text:style-name="Internet_20_link" text:visited-style-name="Visited_20_Internet_20_Link"><text:span text:style-name="T38">Cotización</text:span></text:a></text:p>
      <text:p text:style-name="Standard"><text:a xlink:type="simple" xlink:href="https://www.odoo.com/es_ES/slides/slide/dropshipping-617?fullscreen=1&amp;quiz=1#" text:style-name="Internet_20_link" text:visited-style-name="Visited_20_Internet_20_Link"><text:span text:style-name="T38">Órdenes de venta</text:span></text:a><text:span text:style-name="T38">*</text:span></text:p>
      <text:p text:style-name="Standard"><text:a xlink:type="simple" xlink:href="https://www.odoo.com/es_ES/slides/slide/dropshipping-617?fullscreen=1&amp;quiz=1#" text:style-name="Internet_20_link" text:visited-style-name="Visited_20_Internet_20_Link"><text:span text:style-name="T38">Orden de compra</text:span></text:a></text:p>
      <text:p text:style-name="P17"/>
      <text:p text:style-name="P56">3.¿Qué pasará cuando reciba el producto del dropshipping en la orden de compra?</text:p>
      <text:p text:style-name="Standard"><text:a xlink:type="simple" xlink:href="https://www.odoo.com/es_ES/slides/slide/dropshipping-617?fullscreen=1&amp;quiz=1#" text:style-name="Internet_20_link" text:visited-style-name="Visited_20_Internet_20_Link"><text:span text:style-name="T38">La entrega se moverá automáticamente a "Listo".</text:span></text:a><text:span text:style-name="T38">*</text:span></text:p>
      <text:p text:style-name="Standard"><text:a xlink:type="simple" xlink:href="https://www.odoo.com/es_ES/slides/slide/dropshipping-617?fullscreen=1&amp;quiz=1#" text:style-name="Internet_20_link" text:visited-style-name="Visited_20_Internet_20_Link"><text:span text:style-name="T38">Tendrás que entregar el producto.</text:span></text:a></text:p>
      <text:p text:style-name="Standard"><text:a xlink:type="simple" xlink:href="https://www.odoo.com/es_ES/slides/slide/dropshipping-617?fullscreen=1&amp;quiz=1#" text:style-name="Internet_20_link" text:visited-style-name="Visited_20_Internet_20_Link"><text:span text:style-name="T38">Necesitas actualizar tu stock</text:span></text:a></text:p>
      <text:p text:style-name="P12"/>
      <text:p text:style-name="Standard"><text:span text:style-name="T38">4.¿Dónde puedo activar esta función de Dropshipping?</text:span><text:a xlink:type="simple" xlink:href="https://www.odoo.com/es_ES/slides/slide/dropshipping-617?fullscreen=1&amp;quiz=1#" text:style-name="Internet_20_link" text:visited-style-name="Visited_20_Internet_20_Link"><text:span text:style-name="T38"><text:line-break/>En los ajustes de la configuración de la aplicación Ventas</text:span></text:a></text:p>
      <text:p text:style-name="Standard"><text:a xlink:type="simple" xlink:href="https://www.odoo.com/es_ES/slides/slide/dropshipping-617?fullscreen=1&amp;quiz=1#" text:style-name="Internet_20_link" text:visited-style-name="Visited_20_Internet_20_Link"><text:span text:style-name="T38">En los ajustes de la configuración de la aplicación de Compra</text:span></text:a><text:span text:style-name="T38">*</text:span></text:p>
      <text:p text:style-name="Standard"><text:a xlink:type="simple" xlink:href="https://www.odoo.com/es_ES/slides/slide/dropshipping-617?fullscreen=1&amp;quiz=1#" text:style-name="Internet_20_link" text:visited-style-name="Visited_20_Internet_20_Link"><text:span text:style-name="T38">En la configuración general</text:span></text:a></text:p>
      <text:p text:style-name="Standard"><text:a xlink:type="simple" xlink:href="https://www.odoo.com/es_ES/slides/slide/dropshipping-617?fullscreen=1&amp;quiz=1#" text:style-name="Internet_20_link" text:visited-style-name="Visited_20_Internet_20_Link"><text:span text:style-name="T38">Todo lo anterior</text:span></text:a></text:p>
      <text:p text:style-name="Standard"><text:a xlink:type="simple" xlink:href="https://www.odoo.com/es_ES/slides/slide/dropshipping-617?fullscreen=1&amp;quiz=1#" text:style-name="Internet_20_link" text:visited-style-name="Visited_20_Internet_20_Link"><text:span text:style-name="T38">Ninguno de los anteriores</text:span></text:a></text:p>
      <text:p text:style-name="P14"/>
      <text:p text:style-name="P33">Listas de precios – Múltiples</text:p>
      <text:p text:style-name="P56">1.¿Puedo mostrar los descuentos que doy a mis clientes?</text:p>
      <text:p text:style-name="Standard"><text:span text:style-name="T38">Sí*</text:span><text:a xlink:type="simple" xlink:href="https://www.odoo.com/es_ES/slides/slide/pricelists-multiple-615?fullscreen=1&amp;quiz=1#" text:style-name="Internet_20_link" text:visited-style-name="Visited_20_Internet_20_Link"><text:span text:style-name="T38"><text:line-break/>No</text:span></text:a></text:p>
      <text:p text:style-name="Standard"><text:a xlink:type="simple" xlink:href="https://www.odoo.com/es_ES/slides/slide/pricelists-multiple-615?fullscreen=1&amp;quiz=1#" text:style-name="Internet_20_link" text:visited-style-name="Visited_20_Internet_20_Link"><text:span text:style-name="T38">Solo si usa listas de precios en todos los productos</text:span></text:a></text:p>
      <text:p text:style-name="Standard"><text:a xlink:type="simple" xlink:href="https://www.odoo.com/es_ES/slides/slide/pricelists-multiple-615?fullscreen=1&amp;quiz=1#" text:style-name="Internet_20_link" text:visited-style-name="Visited_20_Internet_20_Link"><text:span text:style-name="T38">Solo si usa listas de precios en una categoría de productos</text:span></text:a></text:p>
      <text:p text:style-name="P16"/>
      <text:p text:style-name="P56">2.¿Cómo puedo configurar mis listas de precios para que se utilicen automáticamente en las cotizaciones?</text:p>
      <text:p text:style-name="Standard"><text:a xlink:type="simple" xlink:href="https://www.odoo.com/es_ES/slides/slide/pricelists-multiple-615?fullscreen=1&amp;quiz=1#" text:style-name="Internet_20_link" text:visited-style-name="Visited_20_Internet_20_Link"><text:span text:style-name="T38">Al agregar la lista de precios a un contacto</text:span></text:a></text:p>
      <text:p text:style-name="Standard"><text:a xlink:type="simple" xlink:href="https://www.odoo.com/es_ES/slides/slide/pricelists-multiple-615?fullscreen=1&amp;quiz=1#" text:style-name="Internet_20_link" text:visited-style-name="Visited_20_Internet_20_Link"><text:span text:style-name="T38">Debe agregar un precio para la lista de precios en el formulario del producto y hacer referencia a la lista de precios en un formulario de contacto</text:span></text:a><text:span text:style-name="T38">*</text:span></text:p>
      <text:p text:style-name="Standard"><text:a xlink:type="simple" xlink:href="https://www.odoo.com/es_ES/slides/slide/pricelists-multiple-615?fullscreen=1&amp;quiz=1#" text:style-name="Internet_20_link" text:visited-style-name="Visited_20_Internet_20_Link"><text:span text:style-name="T38">no puedes hacer eso</text:span></text:a></text:p>
      <text:p text:style-name="Standard"><text:a xlink:type="simple" xlink:href="https://www.odoo.com/es_ES/slides/slide/pricelists-multiple-615?fullscreen=1&amp;quiz=1#" text:style-name="Internet_20_link" text:visited-style-name="Visited_20_Internet_20_Link"><text:span text:style-name="T38">Agregando un precio para ellos en un formulario de producto</text:span></text:a></text:p>
      <text:p text:style-name="Standard"><text:a xlink:type="simple" xlink:href="https://www.odoo.com/es_ES/slides/slide/pricelists-multiple-615?fullscreen=1&amp;quiz=1#" text:style-name="Internet_20_link" text:visited-style-name="Visited_20_Internet_20_Link"><text:span text:style-name="T38">Añadiendo un precio por ellos en el formulario de contacto</text:span></text:a></text:p>
      <text:p text:style-name="P14"/>
      <text:p text:style-name="P33">Listas de precios – Calculadas</text:p>
      <text:p text:style-name="Standard"><text:span text:style-name="T38">1.¿Puedo decidir establecer una cantidad mínima para aplicar un descuento basado en una lista de precios?</text:span><text:a xlink:type="simple" xlink:href="https://www.odoo.com/es_ES/slides/slide/pricelists-computed-616?fullscreen=1&amp;quiz=1#" text:style-name="Internet_20_link" text:visited-style-name="Visited_20_Internet_20_Link"><text:span text:style-name="T38"><text:line-break/>Sí</text:span></text:a><text:span text:style-name="T38">*</text:span></text:p>
      <text:p text:style-name="Standard"><text:a xlink:type="simple" xlink:href="https://www.odoo.com/es_ES/slides/slide/pricelists-computed-616?fullscreen=1&amp;quiz=1#" text:style-name="Internet_20_link" text:visited-style-name="Visited_20_Internet_20_Link"><text:soft-page-break/><text:span text:style-name="T38">No</text:span></text:a></text:p>
      <text:p text:style-name="Standard"><text:a xlink:type="simple" xlink:href="https://www.odoo.com/es_ES/slides/slide/pricelists-computed-616?fullscreen=1&amp;quiz=1#" text:style-name="Internet_20_link" text:visited-style-name="Visited_20_Internet_20_Link"><text:span text:style-name="T38">Solo con listas de precios estándar</text:span></text:a></text:p>
      <text:p text:style-name="Standard"><text:a xlink:type="simple" xlink:href="https://www.odoo.com/es_ES/slides/slide/pricelists-computed-616?fullscreen=1&amp;quiz=1#" text:style-name="Internet_20_link" text:visited-style-name="Visited_20_Internet_20_Link"><text:span text:style-name="T38">Solo cuando se utiliza una lista de precios basada en el peso</text:span></text:a></text:p>
      <text:p text:style-name="P56"/>
      <text:p text:style-name="P56">2.¿Cómo puedo definir una lista de precios solo para EE. UU.?</text:p>
      <text:p text:style-name="Standard"><text:span text:style-name="T38">Al</text:span><text:a xlink:type="simple" xlink:href="https://www.odoo.com/es_ES/slides/slide/pricelists-computed-616?fullscreen=1&amp;quiz=1#" text:style-name="Internet_20_link" text:visited-style-name="Visited_20_Internet_20_Link"><text:span text:style-name="T38"> agregar EE. UU. a los países limitados de la lista de precios.</text:span></text:a></text:p>
      <text:p text:style-name="Standard"><text:a xlink:type="simple" xlink:href="https://www.odoo.com/es_ES/slides/slide/pricelists-computed-616?fullscreen=1&amp;quiz=1#" text:style-name="Internet_20_link" text:visited-style-name="Visited_20_Internet_20_Link"><text:span text:style-name="T38">Al agregar EE. UU. a los grupos de países de la lista de precios.</text:span></text:a><text:span text:style-name="T38">*</text:span></text:p>
      <text:p text:style-name="Standard"><text:a xlink:type="simple" xlink:href="https://www.odoo.com/es_ES/slides/slide/pricelists-computed-616?fullscreen=1&amp;quiz=1#" text:style-name="Internet_20_link" text:visited-style-name="Visited_20_Internet_20_Link"><text:span text:style-name="T38">Al agregar EE. UU. a los países restringidos de la lista de precios.</text:span></text:a></text:p>
      <text:p text:style-name="Standard"><text:a xlink:type="simple" xlink:href="https://www.odoo.com/es_ES/slides/slide/pricelists-computed-616?fullscreen=1&amp;quiz=1#" text:style-name="Internet_20_link" text:visited-style-name="Visited_20_Internet_20_Link"><text:span text:style-name="T38">Agregando US al código promocional de la lista de precios.</text:span></text:a></text:p>
      <text:p text:style-name="P56"/>
      <text:p text:style-name="P56"/>
      <text:p text:style-name="P26">Modulo: <text:span text:style-name="T9">Compra</text:span><text:span text:style-name="T8">s</text:span> <text:s text:c="82"/>Odoo Tutorials: <text:span text:style-name="T26">Purchase</text:span></text:p>
      <text:p text:style-name="P3"><text:span text:style-name="T38"><text:s text:c="72"/>Link : </text:span><text:a xlink:type="simple" xlink:href="https://www.odoo.com/es_ES/slides/purchase-23" text:style-name="Internet_20_link" text:visited-style-name="Visited_20_Internet_20_Link"><text:span text:style-name="T38">https://www.odoo.com/es_ES/slides/purchase-23</text:span></text:a></text:p>
      <text:p text:style-name="P27"/>
      <text:p text:style-name="P27">Conceptos básicos de <text:span text:style-name="T27">compras y su primera solicitud de cotización </text:span></text:p>
      <text:p text:style-name="P56">1.¿Qué debo hacer si recibo mis productos del mismo proveedor en dos entregas separadas?</text:p>
      <text:p text:style-name="Standard"><text:a xlink:type="simple" xlink:href="https://www.odoo.com/es_ES/slides/slide/purchase-basics-and-your-first-request-for-quotation-623?fullscreen=1&amp;quiz=1#" text:style-name="Internet_20_link" text:visited-style-name="Visited_20_Internet_20_Link"><text:span text:style-name="T38">Odoo no tiene en cuenta las entregas divididas</text:span></text:a></text:p>
      <text:p text:style-name="Standard"><text:a xlink:type="simple" xlink:href="https://www.odoo.com/es_ES/slides/slide/purchase-basics-and-your-first-request-for-quotation-623?fullscreen=1&amp;quiz=1#" text:style-name="Internet_20_link" text:visited-style-name="Visited_20_Internet_20_Link"><text:span text:style-name="T38">Debe crear un pedido pendiente en la primera recepción</text:span></text:a><text:span text:style-name="T38">*</text:span></text:p>
      <text:p text:style-name="Standard"><text:a xlink:type="simple" xlink:href="https://www.odoo.com/es_ES/slides/slide/purchase-basics-and-your-first-request-for-quotation-623?fullscreen=1&amp;quiz=1#" text:style-name="Internet_20_link" text:visited-style-name="Visited_20_Internet_20_Link"><text:span text:style-name="T38">Debe hacer clic en el botón "sin pedidos pendientes" después de la recepción de la primera entrega</text:span></text:a></text:p>
      <text:p text:style-name="P56"/>
      <text:p text:style-name="Standard"><text:span text:style-name="T38">2.¿Puede confirmar una solicitud de cotización después de que haya pasado la fecha límite?</text:span><text:a xlink:type="simple" xlink:href="https://www.odoo.com/es_ES/slides/slide/purchase-basics-and-your-first-request-for-quotation-623?fullscreen=1&amp;quiz=1#" text:style-name="Internet_20_link" text:visited-style-name="Visited_20_Internet_20_Link"><text:span text:style-name="T38"><text:line-break/>Sí</text:span></text:a><text:span text:style-name="T38">*</text:span></text:p>
      <text:p text:style-name="Standard"><text:a xlink:type="simple" xlink:href="https://www.odoo.com/es_ES/slides/slide/purchase-basics-and-your-first-request-for-quotation-623?fullscreen=1&amp;quiz=1#" text:style-name="Internet_20_link" text:visited-style-name="Visited_20_Internet_20_Link"><text:span text:style-name="T38">No, porque la solicitud de cotización se cancela automáticamente.</text:span></text:a></text:p>
      <text:p text:style-name="Standard"><text:a xlink:type="simple" xlink:href="https://www.odoo.com/es_ES/slides/slide/purchase-basics-and-your-first-request-for-quotation-623?fullscreen=1&amp;quiz=1#" text:style-name="Internet_20_link" text:visited-style-name="Visited_20_Internet_20_Link"><text:span text:style-name="T38">No, porque la solicitud de cotización se archiva automáticamente.</text:span></text:a></text:p>
      <text:p text:style-name="P56"/>
      <text:p text:style-name="Standard"><text:span text:style-name="T38">3.¿Cuándo puede crear una factura para una orden de compra que contenga productos con su política de control de facturas establecida en "en cantidades recibidas"?</text:span><text:a xlink:type="simple" xlink:href="https://www.odoo.com/es_ES/slides/slide/purchase-basics-and-your-first-request-for-quotation-623?fullscreen=1&amp;quiz=1#" text:style-name="Internet_20_link" text:visited-style-name="Visited_20_Internet_20_Link"><text:span text:style-name="T38"><text:line-break/>Tan pronto como cree la solicitud de cotización.</text:span></text:a></text:p>
      <text:p text:style-name="Standard"><text:a xlink:type="simple" xlink:href="https://www.odoo.com/es_ES/slides/slide/purchase-basics-and-your-first-request-for-quotation-623?fullscreen=1&amp;quiz=1#" text:style-name="Internet_20_link" text:visited-style-name="Visited_20_Internet_20_Link"><text:span text:style-name="T38">Siempre que haya confirmado la orden de compra.</text:span></text:a></text:p>
      <text:p text:style-name="Standard"><text:a xlink:type="simple" xlink:href="https://www.odoo.com/es_ES/slides/slide/purchase-basics-and-your-first-request-for-quotation-623?fullscreen=1&amp;quiz=1#" text:style-name="Internet_20_link" text:visited-style-name="Visited_20_Internet_20_Link"><text:span text:style-name="T38">Siempre que hayas recibido todos los productos.</text:span></text:a></text:p>
      <text:p text:style-name="Standard"><text:a xlink:type="simple" xlink:href="https://www.odoo.com/es_ES/slides/slide/purchase-basics-and-your-first-request-for-quotation-623?fullscreen=1&amp;quiz=1#" text:style-name="Internet_20_link" text:visited-style-name="Visited_20_Internet_20_Link"><text:span text:style-name="T38">Siempre que haya recibido algunos (o todos) de los productos.</text:span></text:a><text:span text:style-name="T38">*</text:span></text:p>
      <text:p text:style-name="P56"/>
      <text:p text:style-name="P35">Plazos de entrega de la compra</text:p>
      <text:p text:style-name="Standard"><text:span text:style-name="T38">1.La fecha de entrega de mi proveedor es de 10 días. ¿Cuál será la fecha prevista de entrega si pido algo el 15/04?</text:span><text:a xlink:type="simple" xlink:href="https://www.odoo.com/es_ES/slides/slide/purchase-lead-times-624?fullscreen=1&amp;quiz=1#" text:style-name="Internet_20_link" text:visited-style-name="Visited_20_Internet_20_Link"><text:span text:style-name="T38"><text:line-break/>04/05</text:span></text:a></text:p>
      <text:p text:style-name="Standard"><text:a xlink:type="simple" xlink:href="https://www.odoo.com/es_ES/slides/slide/purchase-lead-times-624?fullscreen=1&amp;quiz=1#" text:style-name="Internet_20_link" text:visited-style-name="Visited_20_Internet_20_Link"><text:span text:style-name="T38">04/25</text:span></text:a><text:span text:style-name="T38">*</text:span></text:p>
      <text:p text:style-name="Standard"><text:a xlink:type="simple" xlink:href="https://www.odoo.com/es_ES/slides/slide/purchase-lead-times-624?fullscreen=1&amp;quiz=1#" text:style-name="Internet_20_link" text:visited-style-name="Visited_20_Internet_20_Link"><text:span text:style-name="T38">04/26</text:span></text:a></text:p>
      <text:p text:style-name="Standard"><text:a xlink:type="simple" xlink:href="https://www.odoo.com/es_ES/slides/slide/purchase-lead-times-624?fullscreen=1&amp;quiz=1#" text:style-name="Internet_20_link" text:visited-style-name="Visited_20_Internet_20_Link"><text:span text:style-name="T38">04/06</text:span></text:a></text:p>
      <text:p text:style-name="P56"/>
      <text:p text:style-name="P56"/>
      <text:p text:style-name="P56">2.Además del plazo de entrega de la compra, ¿existen otros plazos de entrega?</text:p>
      <text:p text:style-name="P56">No</text:p>
      <text:p text:style-name="P56">Sí*</text:p>
      <text:p text:style-name="P56"/>
      <text:p text:style-name="Standard"><text:soft-page-break/><text:span text:style-name="T38">3.¿Dónde veré la fecha programada de una compra por primera vez?</text:span><text:a xlink:type="simple" xlink:href="https://www.odoo.com/es_ES/slides/slide/purchase-lead-times-624?fullscreen=1&amp;quiz=1#" text:style-name="Internet_20_link" text:visited-style-name="Visited_20_Internet_20_Link"><text:span text:style-name="T38"><text:line-break/>Sobre la Orden de Compra.</text:span></text:a></text:p>
      <text:p text:style-name="Standard"><text:a xlink:type="simple" xlink:href="https://www.odoo.com/es_ES/slides/slide/purchase-lead-times-624?fullscreen=1&amp;quiz=1#" text:style-name="Internet_20_link" text:visited-style-name="Visited_20_Internet_20_Link"><text:span text:style-name="T38">En el formulario de Entrega.</text:span></text:a></text:p>
      <text:p text:style-name="Standard"><text:a xlink:type="simple" xlink:href="https://www.odoo.com/es_ES/slides/slide/purchase-lead-times-624?fullscreen=1&amp;quiz=1#" text:style-name="Internet_20_link" text:visited-style-name="Visited_20_Internet_20_Link"><text:span text:style-name="T38">Sobre la Solicitud de Cotización.</text:span></text:a><text:span text:style-name="T38">*</text:span></text:p>
      <text:p text:style-name="Standard"><text:a xlink:type="simple" xlink:href="https://www.odoo.com/es_ES/slides/slide/purchase-lead-times-624?fullscreen=1&amp;quiz=1#" text:style-name="Internet_20_link" text:visited-style-name="Visited_20_Internet_20_Link"><text:span text:style-name="T38">En el formulario de proveedor.</text:span></text:a></text:p>
      <text:p text:style-name="P15"/>
      <text:p text:style-name="P35">Reglas de reordenamiento </text:p>
      <text:p text:style-name="P56">1.He creado una regla de reordenamiento con un stock mínimo de 5 unidades y un máximo de 10 unidades.Cuando se activa la regla de reordenación, ¿cuántas unidades ordenará?</text:p>
      <text:p text:style-name="Standard"><text:a xlink:type="simple" xlink:href="https://www.odoo.com/es_ES/slides/slide/reordering-rules-625?fullscreen=1&amp;quiz=1#" text:style-name="Internet_20_link" text:visited-style-name="Visited_20_Internet_20_Link"><text:span text:style-name="T38">Tanto como necesites para que tengas un mínimo de 5 unidades en stock</text:span></text:a></text:p>
      <text:p text:style-name="Standard"><text:a xlink:type="simple" xlink:href="https://www.odoo.com/es_ES/slides/slide/reordering-rules-625?fullscreen=1&amp;quiz=1#" text:style-name="Internet_20_link" text:visited-style-name="Visited_20_Internet_20_Link"><text:span text:style-name="T38">Siempre pedirá entre 5 y 10 unidades</text:span></text:a></text:p>
      <text:p text:style-name="Standard"><text:a xlink:type="simple" xlink:href="https://www.odoo.com/es_ES/slides/slide/reordering-rules-625?fullscreen=1&amp;quiz=1#" text:style-name="Internet_20_link" text:visited-style-name="Visited_20_Internet_20_Link"><text:span text:style-name="T38">Tanto como necesites para que tengas 10 unidades en stock</text:span></text:a><text:span text:style-name="T38">*</text:span></text:p>
      <text:p text:style-name="Standard"><text:a xlink:type="simple" xlink:href="https://www.odoo.com/es_ES/slides/slide/reordering-rules-625?fullscreen=1&amp;quiz=1#" text:style-name="Internet_20_link" text:visited-style-name="Visited_20_Internet_20_Link"><text:span text:style-name="T38">Siempre pedirá 10 unidades.</text:span></text:a></text:p>
      <text:p text:style-name="P56"/>
      <text:p text:style-name="P56">2.¿Se pueden crear reglas de reordenación en productos de tipo servicio?</text:p>
      <text:p text:style-name="Standard"><text:a xlink:type="simple" xlink:href="https://www.odoo.com/es_ES/slides/slide/reordering-rules-625?fullscreen=1&amp;quiz=1#" text:style-name="Internet_20_link" text:visited-style-name="Visited_20_Internet_20_Link"><text:span text:style-name="T38">Sí</text:span></text:a></text:p>
      <text:p text:style-name="Standard"><text:a xlink:type="simple" xlink:href="https://www.odoo.com/es_ES/slides/slide/reordering-rules-625?fullscreen=1&amp;quiz=1#" text:style-name="Internet_20_link" text:visited-style-name="Visited_20_Internet_20_Link"><text:span text:style-name="T38">No</text:span></text:a><text:span text:style-name="T38">*</text:span></text:p>
      <text:p text:style-name="P56"/>
      <text:p text:style-name="P56">3.¿Se pueden crear reglas de reordenación en productos de tipo consumible?</text:p>
      <text:p text:style-name="Standard"><text:a xlink:type="simple" xlink:href="https://www.odoo.com/es_ES/slides/slide/reordering-rules-625?fullscreen=1&amp;quiz=1#" text:style-name="Internet_20_link" text:visited-style-name="Visited_20_Internet_20_Link"><text:span text:style-name="T38">Sí</text:span></text:a></text:p>
      <text:p text:style-name="Standard"><text:a xlink:type="simple" xlink:href="https://www.odoo.com/es_ES/slides/slide/reordering-rules-625?fullscreen=1&amp;quiz=1#" text:style-name="Internet_20_link" text:visited-style-name="Visited_20_Internet_20_Link"><text:span text:style-name="T38">No</text:span></text:a><text:span text:style-name="T38">*</text:span></text:p>
      <text:p text:style-name="Standard"><text:a xlink:type="simple" xlink:href="https://www.odoo.com/es_ES/slides/slide/reordering-rules-625?fullscreen=1&amp;quiz=1#" text:style-name="Internet_20_link" text:visited-style-name="Visited_20_Internet_20_Link"><text:span text:style-name="T38">Solo si están relacionados con un Punto de Venta</text:span></text:a></text:p>
      <text:p text:style-name="P56"/>
      <text:p text:style-name="P35">Llamar a la licitación</text:p>
      <text:p text:style-name="P56">1.¿Es posible seleccionar varias solicitudes de cotización cuando se utiliza la función de licitación?</text:p>
      <text:p text:style-name="Standard"><text:a xlink:type="simple" xlink:href="https://www.odoo.com/es_ES/slides/slide/call-for-tenders-626?fullscreen=1&amp;quiz=1#" text:style-name="Internet_20_link" text:visited-style-name="Visited_20_Internet_20_Link"><text:span text:style-name="T38">Sí</text:span></text:a><text:span text:style-name="T38">*</text:span></text:p>
      <text:p text:style-name="Standard"><text:a xlink:type="simple" xlink:href="https://www.odoo.com/es_ES/slides/slide/call-for-tenders-626?fullscreen=1&amp;quiz=1#" text:style-name="Internet_20_link" text:visited-style-name="Visited_20_Internet_20_Link"><text:span text:style-name="T38">No</text:span></text:a></text:p>
      <text:p text:style-name="P56"/>
      <text:p text:style-name="P56">2.¿Cuál será el estado de los pedidos no seleccionados en una licitación "exclusiva"?</text:p>
      <text:p text:style-name="Standard"><text:a xlink:type="simple" xlink:href="https://www.odoo.com/es_ES/slides/slide/call-for-tenders-626?fullscreen=1&amp;quiz=1#" text:style-name="Internet_20_link" text:visited-style-name="Visited_20_Internet_20_Link"><text:span text:style-name="T38">Espera</text:span></text:a></text:p>
      <text:p text:style-name="Standard"><text:a xlink:type="simple" xlink:href="https://www.odoo.com/es_ES/slides/slide/call-for-tenders-626?fullscreen=1&amp;quiz=1#" text:style-name="Internet_20_link" text:visited-style-name="Visited_20_Internet_20_Link"><text:span text:style-name="T38">Cancelado</text:span></text:a><text:span text:style-name="T38">*</text:span></text:p>
      <text:p text:style-name="Standard"><text:a xlink:type="simple" xlink:href="https://www.odoo.com/es_ES/slides/slide/call-for-tenders-626?fullscreen=1&amp;quiz=1#" text:style-name="Internet_20_link" text:visited-style-name="Visited_20_Internet_20_Link"><text:span text:style-name="T38">Orden de compra</text:span></text:a></text:p>
      <text:p text:style-name="P6"><text:a xlink:type="simple" xlink:href="https://www.odoo.com/es_ES/slides/slide/call-for-tenders-626?fullscreen=1&amp;quiz=1#" text:style-name="Internet_20_link" text:visited-style-name="Visited_20_Internet_20_Link"><text:span text:style-name="T38">Archivado</text:span></text:a></text:p>
      <text:p text:style-name="P6"><text:a xlink:type="simple" xlink:href="https://www.odoo.com/es_ES/slides/slide/call-for-tenders-626?fullscreen=1&amp;quiz=1#" text:style-name="Internet_20_link" text:visited-style-name="Visited_20_Internet_20_Link"><text:span text:style-name="T38">Rechazado</text:span></text:a></text:p>
      <text:p text:style-name="P56"/>
      <text:p text:style-name="P56">3.¿Es cierto decir que "Órdenes generales" es otro nombre para "Convocatoria de licitación"?</text:p>
      <text:p text:style-name="Standard"><text:a xlink:type="simple" xlink:href="https://www.odoo.com/es_ES/slides/slide/call-for-tenders-626?fullscreen=1&amp;quiz=1#" text:style-name="Internet_20_link" text:visited-style-name="Visited_20_Internet_20_Link"><text:span text:style-name="T38">No</text:span></text:a><text:span text:style-name="T38">*</text:span></text:p>
      <text:p text:style-name="Standard"><text:a xlink:type="simple" xlink:href="https://www.odoo.com/es_ES/slides/slide/call-for-tenders-626?fullscreen=1&amp;quiz=1#" text:style-name="Internet_20_link" text:visited-style-name="Visited_20_Internet_20_Link"><text:span text:style-name="T38">Sí</text:span></text:a></text:p>
      <text:p text:style-name="P56"/>
      <text:p text:style-name="P56">4.Cuando se valida una "Convocatoria de licitación", ¿cuál pasa a ser su estado?</text:p>
      <text:p text:style-name="Standard"><text:a xlink:type="simple" xlink:href="https://www.odoo.com/es_ES/slides/slide/call-for-tenders-626?fullscreen=1&amp;quiz=1#" text:style-name="Internet_20_link" text:visited-style-name="Visited_20_Internet_20_Link"><text:span text:style-name="T38">Borrador</text:span></text:a></text:p>
      <text:p text:style-name="Standard"><text:a xlink:type="simple" xlink:href="https://www.odoo.com/es_ES/slides/slide/call-for-tenders-626?fullscreen=1&amp;quiz=1#" text:style-name="Internet_20_link" text:visited-style-name="Visited_20_Internet_20_Link"><text:span text:style-name="T38">Espera</text:span></text:a></text:p>
      <text:p text:style-name="Standard"><text:a xlink:type="simple" xlink:href="https://www.odoo.com/es_ES/slides/slide/call-for-tenders-626?fullscreen=1&amp;quiz=1#" text:style-name="Internet_20_link" text:visited-style-name="Visited_20_Internet_20_Link"><text:span text:style-name="T38">Selección de oferta</text:span></text:a><text:span text:style-name="T38">*</text:span></text:p>
      <text:p text:style-name="Standard"><text:a xlink:type="simple" xlink:href="https://www.odoo.com/es_ES/slides/slide/call-for-tenders-626?fullscreen=1&amp;quiz=1#" text:style-name="Internet_20_link" text:visited-style-name="Visited_20_Internet_20_Link"><text:span text:style-name="T38">Listo</text:span></text:a></text:p>
      <text:p text:style-name="Standard"><text:a xlink:type="simple" xlink:href="https://www.odoo.com/es_ES/slides/slide/call-for-tenders-626?fullscreen=1&amp;quiz=1#" text:style-name="Internet_20_link" text:visited-style-name="Visited_20_Internet_20_Link"><text:span text:style-name="T38">Hecho</text:span></text:a></text:p>
      <text:p text:style-name="Standard"><text:a xlink:type="simple" xlink:href="https://www.odoo.com/es_ES/slides/slide/call-for-tenders-626?fullscreen=1&amp;quiz=1#" text:style-name="Internet_20_link" text:visited-style-name="Visited_20_Internet_20_Link"><text:span text:style-name="T38">Cerrado</text:span></text:a></text:p>
      <text:p text:style-name="P35"/>
      <text:p text:style-name="P35"><text:soft-page-break/>Órdenes generales</text:p>
      <text:p text:style-name="P56">1.¿Cuál es la configuración típica del acuerdo de compra para un pedido abierto, como se muestra en el video?</text:p>
      <text:p text:style-name="Standard"><text:a xlink:type="simple" xlink:href="https://www.odoo.com/es_ES/slides/slide/blanket-orders-627?fullscreen=1&amp;quiz=1#" text:style-name="Internet_20_link" text:visited-style-name="Visited_20_Internet_20_Link"><text:span text:style-name="T38">Seleccione solo una RFQ (exclusiva); Usar líneas de acuerdos; Establecer cantidades manualmente.</text:span></text:a></text:p>
      <text:p text:style-name="Standard"><text:a xlink:type="simple" xlink:href="https://www.odoo.com/es_ES/slides/slide/blanket-orders-627?fullscreen=1&amp;quiz=1#" text:style-name="Internet_20_link" text:visited-style-name="Visited_20_Internet_20_Link"><text:span text:style-name="T38">Seleccione varias RFQ (no exclusivas); No cree líneas de RFQ automáticamente; Establecer cantidades manualmente.</text:span></text:a></text:p>
      <text:p text:style-name="Standard"><text:a xlink:type="simple" xlink:href="https://www.odoo.com/es_ES/slides/slide/blanket-orders-627?fullscreen=1&amp;quiz=1#" text:style-name="Internet_20_link" text:visited-style-name="Visited_20_Internet_20_Link"><text:span text:style-name="T38">Seleccione varias RFQ (no exclusivas); Usar líneas de acuerdos; Establecer cantidades manualmente.</text:span></text:a><text:span text:style-name="T38">*</text:span></text:p>
      <text:p text:style-name="P56"/>
      <text:p text:style-name="P56">2.¿Puede una solicitud de cotización (creada dentro de un pedido abierto) usar cantidades de producto diferentes a las definidas en el pedido abierto?</text:p>
      <text:p text:style-name="Standard"><text:a xlink:type="simple" xlink:href="https://www.odoo.com/es_ES/slides/slide/blanket-orders-627?fullscreen=1&amp;quiz=1#" text:style-name="Internet_20_link" text:visited-style-name="Visited_20_Internet_20_Link"><text:span text:style-name="T38">No</text:span></text:a></text:p>
      <text:p text:style-name="Standard"><text:a xlink:type="simple" xlink:href="https://www.odoo.com/es_ES/slides/slide/blanket-orders-627?fullscreen=1&amp;quiz=1#" text:style-name="Internet_20_link" text:visited-style-name="Visited_20_Internet_20_Link"><text:span text:style-name="T38">Sí, pero solo si el pedido abierto está configurado para "establecer cantidades manualmente".</text:span></text:a></text:p>
      <text:p text:style-name="Standard"><text:a xlink:type="simple" xlink:href="https://www.odoo.com/es_ES/slides/slide/blanket-orders-627?fullscreen=1&amp;quiz=1#" text:style-name="Internet_20_link" text:visited-style-name="Visited_20_Internet_20_Link"><text:span text:style-name="T38">Sí, independientemente de la configuración que se utilice.</text:span></text:a><text:span text:style-name="T38">*</text:span></text:p>
      <text:p text:style-name="P56"/>
      <text:p text:style-name="P56">3.¿Cuándo debo usar los pedidos abiertos?</text:p>
      <text:p text:style-name="Standard"><text:a xlink:type="simple" xlink:href="https://www.odoo.com/es_ES/slides/slide/blanket-orders-627?fullscreen=1&amp;quiz=1#" text:style-name="Internet_20_link" text:visited-style-name="Visited_20_Internet_20_Link"><text:span text:style-name="T38">Al realizar compras repetitivas a un mismo proveedor en un periodo de tiempo determinado</text:span></text:a><text:span text:style-name="T38">*</text:span></text:p>
      <text:p text:style-name="Standard"><text:a xlink:type="simple" xlink:href="https://www.odoo.com/es_ES/slides/slide/blanket-orders-627?fullscreen=1&amp;quiz=1#" text:style-name="Internet_20_link" text:visited-style-name="Visited_20_Internet_20_Link"><text:span text:style-name="T38">Al realizar compras repetitivas de un mismo producto a varios proveedores en un periodo de tiempo determinado.</text:span></text:a></text:p>
      <text:p text:style-name="Standard"><text:a xlink:type="simple" xlink:href="https://www.odoo.com/es_ES/slides/slide/blanket-orders-627?fullscreen=1&amp;quiz=1#" text:style-name="Internet_20_link" text:visited-style-name="Visited_20_Internet_20_Link"><text:span text:style-name="T38">Al pedir muchos productos diferentes en varias entregas al mismo proveedor dentro de un período de tiempo determinado.</text:span></text:a></text:p>
      <text:p text:style-name="P35"/>
      <text:p text:style-name="P35">Coincidencia de 3 vías</text:p>
      <text:p text:style-name="P56">1.Si pido 3 unidades de un producto y recibo 2, ¿cuál será el campo "debe pagarse" si confirmo una factura de 2 artículos?</text:p>
      <text:p text:style-name="Standard"><text:a xlink:type="simple" xlink:href="https://www.odoo.com/es_ES/slides/slide/3-way-matching-628?fullscreen=1&amp;quiz=1#" text:style-name="Internet_20_link" text:visited-style-name="Visited_20_Internet_20_Link"><text:span text:style-name="T38">No</text:span></text:a></text:p>
      <text:p text:style-name="Standard"><text:a xlink:type="simple" xlink:href="https://www.odoo.com/es_ES/slides/slide/3-way-matching-628?fullscreen=1&amp;quiz=1#" text:style-name="Internet_20_link" text:visited-style-name="Visited_20_Internet_20_Link"><text:span text:style-name="T38">Sí</text:span></text:a></text:p>
      <text:p text:style-name="Standard"><text:a xlink:type="simple" xlink:href="https://www.odoo.com/es_ES/slides/slide/3-way-matching-628?fullscreen=1&amp;quiz=1#" text:style-name="Internet_20_link" text:visited-style-name="Visited_20_Internet_20_Link"><text:span text:style-name="T38">Pendiente</text:span></text:a></text:p>
      <text:p text:style-name="Standard"><text:a xlink:type="simple" xlink:href="https://www.odoo.com/es_ES/slides/slide/3-way-matching-628?fullscreen=1&amp;quiz=1#" text:style-name="Internet_20_link" text:visited-style-name="Visited_20_Internet_20_Link"><text:span text:style-name="T38">Excepción</text:span></text:a><text:span text:style-name="T38">*</text:span></text:p>
      <text:p text:style-name="P56"/>
      <text:p text:style-name="P56">2.¿Puede un usuario cambiar manualmente el valor del campo "Debe pagarse"?</text:p>
      <text:p text:style-name="Standard"><text:a xlink:type="simple" xlink:href="https://www.odoo.com/es_ES/slides/slide/3-way-matching-628?fullscreen=1&amp;quiz=1#" text:style-name="Internet_20_link" text:visited-style-name="Visited_20_Internet_20_Link"><text:span text:style-name="T38">No</text:span></text:a></text:p>
      <text:p text:style-name="Standard"><text:a xlink:type="simple" xlink:href="https://www.odoo.com/es_ES/slides/slide/3-way-matching-628?fullscreen=1&amp;quiz=1#" text:style-name="Internet_20_link" text:visited-style-name="Visited_20_Internet_20_Link"><text:span text:style-name="T38">Sí</text:span></text:a><text:span text:style-name="T38">*</text:span></text:p>
      <text:p text:style-name="P56"/>
      <text:p text:style-name="P56">3.Si pido 5 unidades de un producto y recibo 3 de ellos con un pedido pendiente, ¿qué dirá el campo "debe pagarse" si confirmo una factura de 3 artículos?</text:p>
      <text:p text:style-name="Standard"><text:a xlink:type="simple" xlink:href="https://www.odoo.com/es_ES/slides/slide/3-way-matching-628?fullscreen=1&amp;quiz=1#" text:style-name="Internet_20_link" text:visited-style-name="Visited_20_Internet_20_Link"><text:span text:style-name="T38">Sí</text:span></text:a><text:span text:style-name="T38">*</text:span></text:p>
      <text:p text:style-name="Standard"><text:a xlink:type="simple" xlink:href="https://www.odoo.com/es_ES/slides/slide/3-way-matching-628?fullscreen=1&amp;quiz=1#" text:style-name="Internet_20_link" text:visited-style-name="Visited_20_Internet_20_Link"><text:span text:style-name="T38">No</text:span></text:a></text:p>
      <text:p text:style-name="Standard"><text:a xlink:type="simple" xlink:href="https://www.odoo.com/es_ES/slides/slide/3-way-matching-628?fullscreen=1&amp;quiz=1#" text:style-name="Internet_20_link" text:visited-style-name="Visited_20_Internet_20_Link"><text:span text:style-name="T38">Pendiente</text:span></text:a></text:p>
      <text:p text:style-name="Standard"><text:a xlink:type="simple" xlink:href="https://www.odoo.com/es_ES/slides/slide/3-way-matching-628?fullscreen=1&amp;quiz=1#" text:style-name="Internet_20_link" text:visited-style-name="Visited_20_Internet_20_Link"><text:span text:style-name="T38">Excepción</text:span></text:a></text:p>
      <text:p text:style-name="P56"/>
      <text:p text:style-name="P56"/>
      <text:p text:style-name="P56"/>
      <text:p text:style-name="P56"/>
      <text:p text:style-name="P56"/>
      <text:p text:style-name="P56"/>
      <text:p text:style-name="P28">Modulo: <text:span text:style-name="T10">Inventario</text:span> <text:s text:c="77"/>Odoo Tutorials: <text:span text:style-name="T28">Inventory</text:span></text:p>
      <text:p text:style-name="P4"><text:soft-page-break/><text:span text:style-name="T38"><text:s text:c="71"/>Link : </text:span><text:a xlink:type="simple" xlink:href="https://www.odoo.com/es_ES/slides/inventory-24" text:style-name="Internet_20_link" text:visited-style-name="Visited_20_Internet_20_Link"><text:span text:style-name="T38">https://www.odoo.com/es_ES/slides/inventory-24</text:span></text:a></text:p>
      <text:p text:style-name="P28"/>
      <text:p text:style-name="P45">AJUSTES DE INVENTARIO</text:p>
      <text:p text:style-name="P46">Conceptos básicos de inventario y sus primeras operaciones de almacén</text:p>
      <text:p text:style-name="P56">1.¿Cómo puedo configurar mis órdenes de entrega para enviar en dos entregas diferentes o más cuando no tengo suficiente stock?</text:p>
      <text:p text:style-name="Standard"><text:a xlink:type="simple" xlink:href="https://www.odoo.com/es_ES/slides/slide/inventory-basics-your-first-warehouse-operations-656?fullscreen=1&amp;quiz=1#" text:style-name="Internet_20_link" text:visited-style-name="Visited_20_Internet_20_Link"><text:span text:style-name="T38">Al crear un pedido pendiente al validar un pedido de entrega</text:span></text:a><text:span text:style-name="T38">*</text:span></text:p>
      <text:p text:style-name="Standard"><text:a xlink:type="simple" xlink:href="https://www.odoo.com/es_ES/slides/slide/inventory-basics-your-first-warehouse-operations-656?fullscreen=1&amp;quiz=1#" text:style-name="Internet_20_link" text:visited-style-name="Visited_20_Internet_20_Link"><text:span text:style-name="T38">Mediante la creación de un seguimiento al validar una orden de entrega</text:span></text:a></text:p>
      <text:p text:style-name="Standard"><text:a xlink:type="simple" xlink:href="https://www.odoo.com/es_ES/slides/slide/inventory-basics-your-first-warehouse-operations-656?fullscreen=1&amp;quiz=1#" text:style-name="Internet_20_link" text:visited-style-name="Visited_20_Internet_20_Link"><text:span text:style-name="T38">Creando un pedido de desecho al validar un pedido de entrega</text:span></text:a></text:p>
      <text:p text:style-name="Standard"><text:a xlink:type="simple" xlink:href="https://www.odoo.com/es_ES/slides/slide/inventory-basics-your-first-warehouse-operations-656?fullscreen=1&amp;quiz=1#" text:style-name="Internet_20_link" text:visited-style-name="Visited_20_Internet_20_Link"><text:span text:style-name="T38">Al crear un pedido dividido al validar un pedido de entrega</text:span></text:a></text:p>
      <text:p text:style-name="P56"/>
      <text:p text:style-name="P56">2.¿Qué tipo de documento será la fuente de un recibo?</text:p>
      <text:p text:style-name="Standard"><text:a xlink:type="simple" xlink:href="https://www.odoo.com/es_ES/slides/slide/inventory-basics-your-first-warehouse-operations-656?fullscreen=1&amp;quiz=1#" text:style-name="Internet_20_link" text:visited-style-name="Visited_20_Internet_20_Link"><text:span text:style-name="T38">una orden de venta</text:span></text:a></text:p>
      <text:p text:style-name="Standard"><text:a xlink:type="simple" xlink:href="https://www.odoo.com/es_ES/slides/slide/inventory-basics-your-first-warehouse-operations-656?fullscreen=1&amp;quiz=1#" text:style-name="Internet_20_link" text:visited-style-name="Visited_20_Internet_20_Link"><text:span text:style-name="T38">Una factura</text:span></text:a></text:p>
      <text:p text:style-name="Standard"><text:a xlink:type="simple" xlink:href="https://www.odoo.com/es_ES/slides/slide/inventory-basics-your-first-warehouse-operations-656?fullscreen=1&amp;quiz=1#" text:style-name="Internet_20_link" text:visited-style-name="Visited_20_Internet_20_Link"><text:span text:style-name="T38">Una cita</text:span></text:a></text:p>
      <text:p text:style-name="Standard"><text:a xlink:type="simple" xlink:href="https://www.odoo.com/es_ES/slides/slide/inventory-basics-your-first-warehouse-operations-656?fullscreen=1&amp;quiz=1#" text:style-name="Internet_20_link" text:visited-style-name="Visited_20_Internet_20_Link"><text:span text:style-name="T38">Ninguna de las anteriores.</text:span></text:a><text:span text:style-name="T38">*</text:span></text:p>
      <text:p text:style-name="P56"/>
      <text:p text:style-name="P46">Técnicas de ajuste de inventario</text:p>
      <text:p text:style-name="P56">1.¿Cuál es el destino de los productos que elimino de mi stock ajustando manualmente mi inventario?</text:p>
      <text:p text:style-name="Standard"><text:a xlink:type="simple" xlink:href="https://www.odoo.com/es_ES/slides/slide/inventory-adjustment-techniques-657?fullscreen=1&amp;quiz=1#" text:style-name="Internet_20_link" text:visited-style-name="Visited_20_Internet_20_Link"><text:span text:style-name="T38">WH/Stock/Ajustes de inventario</text:span></text:a></text:p>
      <text:p text:style-name="Standard"><text:a xlink:type="simple" xlink:href="https://www.odoo.com/es_ES/slides/slide/inventory-adjustment-techniques-657?fullscreen=1&amp;quiz=1#" text:style-name="Internet_20_link" text:visited-style-name="Visited_20_Internet_20_Link"><text:span text:style-name="T38">WH/Stock/Ubicaciones virtuales</text:span></text:a></text:p>
      <text:p text:style-name="Standard"><text:a xlink:type="simple" xlink:href="https://www.odoo.com/es_ES/slides/slide/inventory-adjustment-techniques-657?fullscreen=1&amp;quiz=1#" text:style-name="Internet_20_link" text:visited-style-name="Visited_20_Internet_20_Link"><text:span text:style-name="T38">Ubicaciones virtuales/Ajustes de inventario</text:span></text:a><text:span text:style-name="T38">*</text:span></text:p>
      <text:p text:style-name="Standard"><text:a xlink:type="simple" xlink:href="https://www.odoo.com/es_ES/slides/slide/inventory-adjustment-techniques-657?fullscreen=1&amp;quiz=1#" text:style-name="Internet_20_link" text:visited-style-name="Visited_20_Internet_20_Link"><text:span text:style-name="T38">Ubicaciones virtuales/WH/Stock</text:span></text:a></text:p>
      <text:p text:style-name="P56"/>
      <text:p text:style-name="P56">2.¿Cuál será la ruta de un producto actualizado manualmente si el nombre de mi almacén es WH?</text:p>
      <text:p text:style-name="Standard"><text:a xlink:type="simple" xlink:href="https://www.odoo.com/es_ES/slides/slide/inventory-adjustment-techniques-657?fullscreen=1&amp;quiz=1#" text:style-name="Internet_20_link" text:visited-style-name="Visited_20_Internet_20_Link"><text:span text:style-name="T38">WH/Stock -&gt; Ubicación virtual/Ajuste de inventario</text:span></text:a></text:p>
      <text:p text:style-name="Standard"><text:a xlink:type="simple" xlink:href="https://www.odoo.com/es_ES/slides/slide/inventory-adjustment-techniques-657?fullscreen=1&amp;quiz=1#" text:style-name="Internet_20_link" text:visited-style-name="Visited_20_Internet_20_Link"><text:span text:style-name="T38">WH/Stock --&gt; Ubicación virtual/WH/Stock</text:span><text:span text:style-name="T38">Ubicación virtual/</text:span></text:a></text:p>
      <text:p text:style-name="Standard"><text:a xlink:type="simple" xlink:href="https://www.odoo.com/es_ES/slides/slide/inventory-adjustment-techniques-657?fullscreen=1&amp;quiz=1#" text:style-name="Internet_20_link" text:visited-style-name="Visited_20_Internet_20_Link"><text:span text:style-name="T38">WH/Stock --&gt; WH/Stock</text:span></text:a></text:p>
      <text:p text:style-name="Standard"><text:a xlink:type="simple" xlink:href="https://www.odoo.com/es_ES/slides/slide/inventory-adjustment-techniques-657?fullscreen=1&amp;quiz=1#" text:style-name="Internet_20_link" text:visited-style-name="Visited_20_Internet_20_Link"><text:span text:style-name="T38">Ubicación virtual/Ajuste de inventario --&gt; WH/Stock</text:span></text:a><text:span text:style-name="T38">*</text:span></text:p>
      <text:p text:style-name="P56"/>
      <text:p text:style-name="P46">Unidades de medida</text:p>
      <text:p text:style-name="P56">1.¿En qué punto del proceso tendrá lugar la conversión de la unidad de medida?</text:p>
      <text:p text:style-name="Standard"><text:a xlink:type="simple" xlink:href="https://www.odoo.com/es_ES/slides/slide/units-of-measure-660?fullscreen=1&amp;quiz=1#" text:style-name="Internet_20_link" text:visited-style-name="Visited_20_Internet_20_Link"><text:span text:style-name="T38">Durante la recepción</text:span></text:a><text:span text:style-name="T38">*</text:span></text:p>
      <text:p text:style-name="Standard"><text:a xlink:type="simple" xlink:href="https://www.odoo.com/es_ES/slides/slide/units-of-measure-660?fullscreen=1&amp;quiz=1#" text:style-name="Internet_20_link" text:visited-style-name="Visited_20_Internet_20_Link"><text:span text:style-name="T38">durante la compra</text:span></text:a></text:p>
      <text:p text:style-name="Standard"><text:a xlink:type="simple" xlink:href="https://www.odoo.com/es_ES/slides/slide/units-of-measure-660?fullscreen=1&amp;quiz=1#" text:style-name="Internet_20_link" text:visited-style-name="Visited_20_Internet_20_Link"><text:span text:style-name="T38">durante la venta</text:span></text:a></text:p>
      <text:p text:style-name="Standard"><text:a xlink:type="simple" xlink:href="https://www.odoo.com/es_ES/slides/slide/units-of-measure-660?fullscreen=1&amp;quiz=1#" text:style-name="Internet_20_link" text:visited-style-name="Visited_20_Internet_20_Link"><text:span text:style-name="T38">durante la entrega</text:span></text:a></text:p>
      <text:p text:style-name="P59"><text:span text:style-name="T16"/></text:p>
      <text:p text:style-name="P56">2.Configuré una unidad de medida más pequeña que la de referencia, con una ración de 20. Si compro 50, ¿cuál será la demanda inicial proporcionada por Odoo después de la conversión?</text:p>
      <text:p text:style-name="Standard"><text:a xlink:type="simple" xlink:href="https://www.odoo.com/es_ES/slides/slide/units-of-measure-660?fullscreen=1&amp;quiz=1#" text:style-name="Internet_20_link" text:visited-style-name="Visited_20_Internet_20_Link"><text:span text:style-name="T38">0.4</text:span></text:a></text:p>
      <text:p text:style-name="Standard"><text:a xlink:type="simple" xlink:href="https://www.odoo.com/es_ES/slides/slide/units-of-measure-660?fullscreen=1&amp;quiz=1#" text:style-name="Internet_20_link" text:visited-style-name="Visited_20_Internet_20_Link"><text:span text:style-name="T38">25</text:span></text:a></text:p>
      <text:p text:style-name="Standard"><text:a xlink:type="simple" xlink:href="https://www.odoo.com/es_ES/slides/slide/units-of-measure-660?fullscreen=1&amp;quiz=1#" text:style-name="Internet_20_link" text:visited-style-name="Visited_20_Internet_20_Link"><text:span text:style-name="T38">2.5</text:span></text:a><text:span text:style-name="T38">*</text:span></text:p>
      <text:p text:style-name="Standard"><text:a xlink:type="simple" xlink:href="https://www.odoo.com/es_ES/slides/slide/units-of-measure-660?fullscreen=1&amp;quiz=1#" text:style-name="Internet_20_link" text:visited-style-name="Visited_20_Internet_20_Link"><text:span text:style-name="T38">50</text:span></text:a></text:p>
      <text:p text:style-name="P46"/>
      <text:p text:style-name="P46">Integrar costos de descarga </text:p>
      <text:p text:style-name="P56">1.Si vendo un producto a 50€, ¿cuál será mi beneficio con un coste de 20€ y un precio de descarga de 10€?</text:p>
      <text:p text:style-name="Standard"><text:a xlink:type="simple" xlink:href="https://www.odoo.com/es_ES/slides/slide/integrate-landed-costs-662?fullscreen=1&amp;quiz=1#" text:style-name="Internet_20_link" text:visited-style-name="Visited_20_Internet_20_Link"><text:soft-page-break/><text:span text:style-name="T38">40€</text:span></text:a></text:p>
      <text:p text:style-name="Standard"><text:a xlink:type="simple" xlink:href="https://www.odoo.com/es_ES/slides/slide/integrate-landed-costs-662?fullscreen=1&amp;quiz=1#" text:style-name="Internet_20_link" text:visited-style-name="Visited_20_Internet_20_Link"><text:span text:style-name="T38">50€</text:span></text:a></text:p>
      <text:p text:style-name="Standard"><text:a xlink:type="simple" xlink:href="https://www.odoo.com/es_ES/slides/slide/integrate-landed-costs-662?fullscreen=1&amp;quiz=1#" text:style-name="Internet_20_link" text:visited-style-name="Visited_20_Internet_20_Link"><text:span text:style-name="T38">30€</text:span></text:a></text:p>
      <text:p text:style-name="Standard"><text:a xlink:type="simple" xlink:href="https://www.odoo.com/es_ES/slides/slide/integrate-landed-costs-662?fullscreen=1&amp;quiz=1#" text:style-name="Internet_20_link" text:visited-style-name="Visited_20_Internet_20_Link"><text:span text:style-name="T38">20€</text:span></text:a><text:span text:style-name="T38">*</text:span></text:p>
      <text:p text:style-name="P56"/>
      <text:p text:style-name="P56">2.¿Qué tipo de producto debo elegir para un costo de descarga?</text:p>
      <text:p text:style-name="Standard"><text:a xlink:type="simple" xlink:href="https://www.odoo.com/es_ES/slides/slide/integrate-landed-costs-662?fullscreen=1&amp;quiz=1#" text:style-name="Internet_20_link" text:visited-style-name="Visited_20_Internet_20_Link"><text:span text:style-name="T38">Un servicio</text:span></text:a><text:span text:style-name="T38">*</text:span></text:p>
      <text:p text:style-name="Standard"><text:a xlink:type="simple" xlink:href="https://www.odoo.com/es_ES/slides/slide/integrate-landed-costs-662?fullscreen=1&amp;quiz=1#" text:style-name="Internet_20_link" text:visited-style-name="Visited_20_Internet_20_Link"><text:span text:style-name="T38">un consumible</text:span></text:a></text:p>
      <text:p text:style-name="Standard"><text:a xlink:type="simple" xlink:href="https://www.odoo.com/es_ES/slides/slide/integrate-landed-costs-662?fullscreen=1&amp;quiz=1#" text:style-name="Internet_20_link" text:visited-style-name="Visited_20_Internet_20_Link"><text:span text:style-name="T38">Un producto almacenable</text:span></text:a></text:p>
      <text:p text:style-name="P56"/>
      <text:p text:style-name="P45">SEGUIMIENTO DE SUS PRODUCTOS</text:p>
      <text:p text:style-name="P46">Uso de rutas</text:p>
      <text:p text:style-name="P56">1.Mi almacén se llama "<text:span text:style-name="T29">YourCompany</text:span>" y mi estrategia de entrega está configurada como "entrega en 1 paso". En base a eso, ¿cuál será el nombre de mi ruta de entrega (la generada automáticamente), para ese almacén específico?</text:p>
      <text:p text:style-name="Standard"><text:a xlink:type="simple" xlink:href="https://www.odoo.com/es_ES/slides/slide/using-routes-1018?fullscreen=1&amp;quiz=1#" text:style-name="Internet_20_link" text:visited-style-name="Visited_20_Internet_20_Link"><text:span text:style-name="T38">Entrega en 1 paso: YourCompany</text:span></text:a></text:p>
      <text:p text:style-name="Standard"><text:a xlink:type="simple" xlink:href="https://www.odoo.com/es_ES/slides/slide/using-routes-1018?fullscreen=1&amp;quiz=1#" text:style-name="Internet_20_link" text:visited-style-name="Visited_20_Internet_20_Link"><text:span text:style-name="T38">YourCompany: Entrega en 1 paso (envío)</text:span></text:a><text:span text:style-name="T38">*</text:span></text:p>
      <text:p text:style-name="Standard"><text:a xlink:type="simple" xlink:href="https://www.odoo.com/es_ES/slides/slide/using-routes-1018?fullscreen=1&amp;quiz=1#" text:style-name="Internet_20_link" text:visited-style-name="Visited_20_Internet_20_Link"><text:span text:style-name="T38">YourCompany: Entrega en 1 paso</text:span></text:a></text:p>
      <text:p text:style-name="Standard"><text:a xlink:type="simple" xlink:href="https://www.odoo.com/es_ES/slides/slide/using-routes-1018?fullscreen=1&amp;quiz=1#" text:style-name="Internet_20_link" text:visited-style-name="Visited_20_Internet_20_Link"><text:span text:style-name="T38">Entrega en 1 paso (envío): YourCompany</text:span></text:a></text:p>
      <text:p text:style-name="P56"/>
      <text:p text:style-name="P56">2.Si selecciono "Categorías de productos" en la configuración de mi ruta, ¿se aplicará esta ruta a todos mis productos?</text:p>
      <text:p text:style-name="Standard"><text:a xlink:type="simple" xlink:href="https://www.odoo.com/es_ES/slides/slide/using-routes-1018?fullscreen=1&amp;quiz=1#" text:style-name="Internet_20_link" text:visited-style-name="Visited_20_Internet_20_Link"><text:span text:style-name="T38">No nunca</text:span></text:a></text:p>
      <text:p text:style-name="Standard"><text:a xlink:type="simple" xlink:href="https://www.odoo.com/es_ES/slides/slide/using-routes-1018?fullscreen=1&amp;quiz=1#" text:style-name="Internet_20_link" text:visited-style-name="Visited_20_Internet_20_Link"><text:span text:style-name="T38">Solo si agrego esta ruta a la categoría de producto "todos"</text:span></text:a><text:span text:style-name="T38">*</text:span></text:p>
      <text:p text:style-name="Standard"><text:a xlink:type="simple" xlink:href="https://www.odoo.com/es_ES/slides/slide/using-routes-1018?fullscreen=1&amp;quiz=1#" text:style-name="Internet_20_link" text:visited-style-name="Visited_20_Internet_20_Link"><text:span text:style-name="T38">Sí, la categoría del producto siempre tiene prioridad incluso si no está configurada en una categoría específica</text:span></text:a></text:p>
      <text:p text:style-name="P46"/>
      <text:p text:style-name="P60"><text:span text:style-name="T6">Reglas de empujar y tirar</text:span></text:p>
      <text:p text:style-name="P60"><text:span text:style-name="T18">1</text:span><text:span text:style-name="T19">.</text:span>Además de "Tomar de stock" y "Tomar de stock, si...", ¿cuál es el otro método de suministro que puedo usar para mis rutas?</text:p>
      <text:p text:style-name="Standard"><text:a xlink:type="simple" xlink:href="https://www.odoo.com/es_ES/slides/slide/push-pull-rules-1024?fullscreen=1&amp;quiz=1#" text:style-name="Internet_20_link" text:visited-style-name="Visited_20_Internet_20_Link"><text:span text:style-name="T38">Activar otra regla</text:span></text:a><text:span text:style-name="T38">*</text:span></text:p>
      <text:p text:style-name="Standard"><text:a xlink:type="simple" xlink:href="https://www.odoo.com/es_ES/slides/slide/push-pull-rules-1024?fullscreen=1&amp;quiz=1#" text:style-name="Internet_20_link" text:visited-style-name="Visited_20_Internet_20_Link"><text:span text:style-name="T38">Tomar de la ubicación del cliente</text:span></text:a></text:p>
      <text:p text:style-name="Standard"><text:a xlink:type="simple" xlink:href="https://www.odoo.com/es_ES/slides/slide/push-pull-rules-1024?fullscreen=1&amp;quiz=1#" text:style-name="Internet_20_link" text:visited-style-name="Visited_20_Internet_20_Link"><text:span text:style-name="T38">Tomar de ubicación virtual</text:span></text:a></text:p>
      <text:p text:style-name="Standard"><text:a xlink:type="simple" xlink:href="https://www.odoo.com/es_ES/slides/slide/push-pull-rules-1024?fullscreen=1&amp;quiz=1#" text:style-name="Internet_20_link" text:visited-style-name="Visited_20_Internet_20_Link"><text:span text:style-name="T38">Activar la regla anterior</text:span></text:a></text:p>
      <text:p text:style-name="Standard"><text:a xlink:type="simple" xlink:href="https://www.odoo.com/es_ES/slides/slide/push-pull-rules-1024?fullscreen=1&amp;quiz=1#" text:style-name="Internet_20_link" text:visited-style-name="Visited_20_Internet_20_Link"><text:span text:style-name="T38">Sin suministro</text:span></text:a></text:p>
      <text:p text:style-name="P56">2.Para cumplir con el pedido de un cliente, ¿se basará el sistema en las reglas push on pull?</text:p>
      <text:p text:style-name="Standard"><text:a xlink:type="simple" xlink:href="https://www.odoo.com/es_ES/slides/slide/push-pull-rules-1024?fullscreen=1&amp;quiz=1#" text:style-name="Internet_20_link" text:visited-style-name="Visited_20_Internet_20_Link"><text:span text:style-name="T38">Jalar</text:span></text:a><text:span text:style-name="T38">*</text:span></text:p>
      <text:p text:style-name="Standard"><text:a xlink:type="simple" xlink:href="https://www.odoo.com/es_ES/slides/slide/push-pull-rules-1024?fullscreen=1&amp;quiz=1#" text:style-name="Internet_20_link" text:visited-style-name="Visited_20_Internet_20_Link"><text:span text:style-name="T38">Empujar</text:span></text:a></text:p>
      <text:p text:style-name="Standard"><text:a xlink:type="simple" xlink:href="https://www.odoo.com/es_ES/slides/slide/push-pull-rules-1024?fullscreen=1&amp;quiz=1#" text:style-name="Internet_20_link" text:visited-style-name="Visited_20_Internet_20_Link"><text:span text:style-name="T38">Ambos</text:span></text:a></text:p>
      <text:p text:style-name="P46"/>
      <text:p text:style-name="P46">Gestión de lotes</text:p>
      <text:p text:style-name="P56">1.Tengo dos lotes del mismo producto en mi inventario: C1 (50 unidades) y C2 (100 unidades) y un envío entrante de 75 unidades para C1. ¿Cuál será mi nivel de existencias para ese lote?</text:p>
      <text:p text:style-name="Standard"><text:a xlink:type="simple" xlink:href="https://www.odoo.com/es_ES/slides/slide/managing-lots-658?fullscreen=1&amp;quiz=1#" text:style-name="Internet_20_link" text:visited-style-name="Visited_20_Internet_20_Link"><text:span text:style-name="T38">225</text:span></text:a></text:p>
      <text:p text:style-name="Standard"><text:a xlink:type="simple" xlink:href="https://www.odoo.com/es_ES/slides/slide/managing-lots-658?fullscreen=1&amp;quiz=1#" text:style-name="Internet_20_link" text:visited-style-name="Visited_20_Internet_20_Link"><text:span text:style-name="T38">150</text:span></text:a></text:p>
      <text:p text:style-name="Standard"><text:a xlink:type="simple" xlink:href="https://www.odoo.com/es_ES/slides/slide/managing-lots-658?fullscreen=1&amp;quiz=1#" text:style-name="Internet_20_link" text:visited-style-name="Visited_20_Internet_20_Link"><text:span text:style-name="T38">125</text:span></text:a><text:span text:style-name="T38">*</text:span></text:p>
      <text:p text:style-name="Standard"><text:a xlink:type="simple" xlink:href="https://www.odoo.com/es_ES/slides/slide/managing-lots-658?fullscreen=1&amp;quiz=1#" text:style-name="Internet_20_link" text:visited-style-name="Visited_20_Internet_20_Link"><text:span text:style-name="T38">75</text:span></text:a></text:p>
      <text:p text:style-name="P56"><text:soft-page-break/>2.¿Dónde puedo encontrar el menú Lotes en la aplicación Inventario de Odoo?</text:p>
      <text:p text:style-name="Standard"><text:a xlink:type="simple" xlink:href="https://www.odoo.com/es_ES/slides/slide/managing-lots-658?fullscreen=1&amp;quiz=1#" text:style-name="Internet_20_link" text:visited-style-name="Visited_20_Internet_20_Link"><text:span text:style-name="T38">Datos maestros</text:span></text:a><text:span text:style-name="T38">*</text:span></text:p>
      <text:p text:style-name="Standard"><text:a xlink:type="simple" xlink:href="https://www.odoo.com/es_ES/slides/slide/managing-lots-658?fullscreen=1&amp;quiz=1#" text:style-name="Internet_20_link" text:visited-style-name="Visited_20_Internet_20_Link"><text:span text:style-name="T38">Operaciones</text:span></text:a></text:p>
      <text:p text:style-name="Standard"><text:a xlink:type="simple" xlink:href="https://www.odoo.com/es_ES/slides/slide/managing-lots-658?fullscreen=1&amp;quiz=1#" text:style-name="Internet_20_link" text:visited-style-name="Visited_20_Internet_20_Link"><text:span text:style-name="T38">Informes</text:span></text:a></text:p>
      <text:p text:style-name="Standard"><text:a xlink:type="simple" xlink:href="https://www.odoo.com/es_ES/slides/slide/managing-lots-658?fullscreen=1&amp;quiz=1#" text:style-name="Internet_20_link" text:visited-style-name="Visited_20_Internet_20_Link"><text:span text:style-name="T38">Configuración</text:span></text:a></text:p>
      <text:p text:style-name="P46"/>
      <text:p text:style-name="P46">Gestión de números de serie</text:p>
      <text:p text:style-name="P56">1.¿Dónde puedo elegir rastrear un producto por su número de serie?</text:p>
      <text:p text:style-name="Standard"><text:a xlink:type="simple" xlink:href="https://www.odoo.com/es_ES/slides/slide/managing-serial-numbers-659?fullscreen=1&amp;quiz=1#" text:style-name="Internet_20_link" text:visited-style-name="Visited_20_Internet_20_Link"><text:span text:style-name="T38">En la pestaña Inventario del formulario del producto.</text:span></text:a><text:span text:style-name="T38">*</text:span></text:p>
      <text:p text:style-name="Standard"><text:a xlink:type="simple" xlink:href="https://www.odoo.com/es_ES/slides/slide/managing-serial-numbers-659?fullscreen=1&amp;quiz=1#" text:style-name="Internet_20_link" text:visited-style-name="Visited_20_Internet_20_Link"><text:span text:style-name="T38">En la pestaña de Compra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38">En la pestaña Ventas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38">En el campo de referencia interna del formulario del producto</text:span></text:a></text:p>
      <text:p text:style-name="P56"/>
      <text:p text:style-name="P56">2.¿Durante qué paso del proceso (de compra a venta) debo registrar mis números de serie para que puedan agregarse al inventario?</text:p>
      <text:p text:style-name="Standard"><text:a xlink:type="simple" xlink:href="https://www.odoo.com/es_ES/slides/slide/managing-serial-numbers-659?fullscreen=1&amp;quiz=1#" text:style-name="Internet_20_link" text:visited-style-name="Visited_20_Internet_20_Link"><text:span text:style-name="T38">Cuando creas la RfQ</text:span></text:a></text:p>
      <text:p text:style-name="Standard"><text:a xlink:type="simple" xlink:href="https://www.odoo.com/es_ES/slides/slide/managing-serial-numbers-659?fullscreen=1&amp;quiz=1#" text:style-name="Internet_20_link" text:visited-style-name="Visited_20_Internet_20_Link"><text:span text:style-name="T38">Cuando recibas los productos</text:span></text:a><text:span text:style-name="T38">*</text:span></text:p>
      <text:p text:style-name="Standard"><text:a xlink:type="simple" xlink:href="https://www.odoo.com/es_ES/slides/slide/managing-serial-numbers-659?fullscreen=1&amp;quiz=1#" text:style-name="Internet_20_link" text:visited-style-name="Visited_20_Internet_20_Link"><text:span text:style-name="T38">Cuando creas una cotización</text:span></text:a></text:p>
      <text:p text:style-name="Standard"><text:a xlink:type="simple" xlink:href="https://www.odoo.com/es_ES/slides/slide/managing-serial-numbers-659?fullscreen=1&amp;quiz=1#" text:style-name="Internet_20_link" text:visited-style-name="Visited_20_Internet_20_Link"><text:span text:style-name="T38">Cuando entregas los productos</text:span></text:a></text:p>
      <text:p text:style-name="P59"><text:span text:style-name="T16"/></text:p>
      <text:p text:style-name="P46">Estrategias de eliminación</text:p>
      <text:p text:style-name="P56">1.¿Dónde puedo elegir rastrear un producto por su número de serie?</text:p>
      <text:p text:style-name="Standard"><text:a xlink:type="simple" xlink:href="https://www.odoo.com/es_ES/slides/slide/managing-serial-numbers-659?fullscreen=1&amp;quiz=1#" text:style-name="Internet_20_link" text:visited-style-name="Visited_20_Internet_20_Link"><text:span text:style-name="T38">En la pestaña Inventario del formulario del producto.</text:span></text:a><text:span text:style-name="T38">*</text:span></text:p>
      <text:p text:style-name="Standard"><text:a xlink:type="simple" xlink:href="https://www.odoo.com/es_ES/slides/slide/managing-serial-numbers-659?fullscreen=1&amp;quiz=1#" text:style-name="Internet_20_link" text:visited-style-name="Visited_20_Internet_20_Link"><text:span text:style-name="T38">En la pestaña de Compra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38">En la pestaña Ventas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38">En el campo de referencia interna del formulario del producto</text:span></text:a></text:p>
      <text:p text:style-name="P56"/>
      <text:p text:style-name="P56">2.¿Durante qué paso del proceso (de compra a venta) debo registrar mis números de serie para que puedan agregarse al inventario?</text:p>
      <text:p text:style-name="Standard"><text:a xlink:type="simple" xlink:href="https://www.odoo.com/es_ES/slides/slide/managing-serial-numbers-659?fullscreen=1&amp;quiz=1#" text:style-name="Internet_20_link" text:visited-style-name="Visited_20_Internet_20_Link"><text:span text:style-name="T38">Cuando creas la RfQ</text:span></text:a></text:p>
      <text:p text:style-name="Standard"><text:a xlink:type="simple" xlink:href="https://www.odoo.com/es_ES/slides/slide/managing-serial-numbers-659?fullscreen=1&amp;quiz=1#" text:style-name="Internet_20_link" text:visited-style-name="Visited_20_Internet_20_Link"><text:span text:style-name="T38">Cuando recibas los productos</text:span></text:a><text:span text:style-name="T38">*</text:span></text:p>
      <text:p text:style-name="Standard"><text:a xlink:type="simple" xlink:href="https://www.odoo.com/es_ES/slides/slide/managing-serial-numbers-659?fullscreen=1&amp;quiz=1#" text:style-name="Internet_20_link" text:visited-style-name="Visited_20_Internet_20_Link"><text:span text:style-name="T38">Cuando creas una cotización</text:span></text:a></text:p>
      <text:p text:style-name="Standard"><text:a xlink:type="simple" xlink:href="https://www.odoo.com/es_ES/slides/slide/managing-serial-numbers-659?fullscreen=1&amp;quiz=1#" text:style-name="Internet_20_link" text:visited-style-name="Visited_20_Internet_20_Link"><text:span text:style-name="T38">Cuando entregas los productos</text:span></text:a></text:p>
      <text:p text:style-name="P46"/>
      <text:p text:style-name="P46"/>
      <text:p text:style-name="P46">Métodos de recolección</text:p>
      <text:p text:style-name="P56">1.¿Qué configuración de envío saliente debo elegir para la recolección por lotes?</text:p>
      <text:p text:style-name="Standard"><text:a xlink:type="simple" xlink:href="https://www.odoo.com/es_ES/slides/slide/picking-methods-661?fullscreen=1&amp;quiz=1#" text:style-name="Internet_20_link" text:visited-style-name="Visited_20_Internet_20_Link"><text:span text:style-name="T38">2 pasos</text:span></text:a></text:p>
      <text:p text:style-name="Standard"><text:a xlink:type="simple" xlink:href="https://www.odoo.com/es_ES/slides/slide/picking-methods-661?fullscreen=1&amp;quiz=1#" text:style-name="Internet_20_link" text:visited-style-name="Visited_20_Internet_20_Link"><text:span text:style-name="T38">3 pasos</text:span></text:a></text:p>
      <text:p text:style-name="Standard"><text:a xlink:type="simple" xlink:href="https://www.odoo.com/es_ES/slides/slide/picking-methods-661?fullscreen=1&amp;quiz=1#" text:style-name="Internet_20_link" text:visited-style-name="Visited_20_Internet_20_Link"><text:span text:style-name="T38">4 pasos</text:span></text:a></text:p>
      <text:p text:style-name="Standard"><text:a xlink:type="simple" xlink:href="https://www.odoo.com/es_ES/slides/slide/picking-methods-661?fullscreen=1&amp;quiz=1#" text:style-name="Internet_20_link" text:visited-style-name="Visited_20_Internet_20_Link"><text:span text:style-name="T38">No importa</text:span></text:a><text:span text:style-name="T38">*</text:span></text:p>
      <text:p text:style-name="P56"/>
      <text:p text:style-name="P56">2.Si configuro dos categorías, cada una con una ruta diferente, y pido tres productos de una categoría y dos de la otra, ¿cuántos retiros tendré con el método de recolección por oleadas (si está configurado con precisión)?</text:p>
      <text:p text:style-name="Standard"><text:a xlink:type="simple" xlink:href="https://www.odoo.com/es_ES/slides/slide/picking-methods-661?fullscreen=1&amp;quiz=1#" text:style-name="Internet_20_link" text:visited-style-name="Visited_20_Internet_20_Link"><text:span text:style-name="T38">Solo uno, porque la selección por oleadas reagrupará las categorías en un solo lote.</text:span></text:a></text:p>
      <text:p text:style-name="Standard"><text:a xlink:type="simple" xlink:href="https://www.odoo.com/es_ES/slides/slide/picking-methods-661?fullscreen=1&amp;quiz=1#" text:style-name="Internet_20_link" text:visited-style-name="Visited_20_Internet_20_Link"><text:span text:style-name="T38">Dos, porque tenemos dos rutas diferentes, una por categoría de producto.</text:span></text:a><text:span text:style-name="T38">*</text:span></text:p>
      <text:p text:style-name="Standard"><text:a xlink:type="simple" xlink:href="https://www.odoo.com/es_ES/slides/slide/picking-methods-661?fullscreen=1&amp;quiz=1#" text:style-name="Internet_20_link" text:visited-style-name="Visited_20_Internet_20_Link"><text:soft-page-break/><text:span text:style-name="T38">Cinco, porque tenemos cinco productos y wave picking despacha cada producto para tener solo uno por pick.</text:span></text:a></text:p>
      <text:p text:style-name="Standard"><text:a xlink:type="simple" xlink:href="https://www.odoo.com/es_ES/slides/slide/picking-methods-661?fullscreen=1&amp;quiz=1#" text:style-name="Internet_20_link" text:visited-style-name="Visited_20_Internet_20_Link"><text:span text:style-name="T38">Ninguna de las anteriores.</text:span></text:a></text:p>
      <text:p text:style-name="P46"/>
      <text:p text:style-name="P46">Trabajar con productos perecederos</text:p>
      <text:p text:style-name="P56">1.¿Cuáles son las configuraciones de inventario que necesita activar para usar la estrategia de eliminación de FEFO?</text:p>
      <text:p text:style-name="Standard"><text:a xlink:type="simple" xlink:href="https://www.odoo.com/es_ES/slides/slide/working-with-perishable-products-1469?fullscreen=1&amp;quiz=1#" text:style-name="Internet_20_link" text:visited-style-name="Visited_20_Internet_20_Link"><text:span text:style-name="T38">Rutas de varios pasos, lotes y números de serie, y ubicaciones de almacenamiento.</text:span></text:a></text:p>
      <text:p text:style-name="Standard"><text:a xlink:type="simple" xlink:href="https://www.odoo.com/es_ES/slides/slide/working-with-perishable-products-1469?fullscreen=1&amp;quiz=1#" text:style-name="Internet_20_link" text:visited-style-name="Visited_20_Internet_20_Link"><text:span text:style-name="T38">Fechas de vencimiento, ubicaciones de almacenamiento y lotes y números de serie.</text:span></text:a></text:p>
      <text:p text:style-name="Standard"><text:a xlink:type="simple" xlink:href="https://www.odoo.com/es_ES/slides/slide/working-with-perishable-products-1469?fullscreen=1&amp;quiz=1#" text:style-name="Internet_20_link" text:visited-style-name="Visited_20_Internet_20_Link"><text:span text:style-name="T38">Lotes y números de serie, fechas de vencimiento, ubicaciones de almacenamiento y rutas de varios pasos.</text:span></text:a><text:span text:style-name="T38">*</text:span></text:p>
      <text:p text:style-name="P56"/>
      <text:p text:style-name="P56">2.¿Cuándo me permite Odoo establecer una fecha de caducidad para nuevos lotes de productos que ingresan al inventario?</text:p>
      <text:p text:style-name="Standard"><text:a xlink:type="simple" xlink:href="https://www.odoo.com/es_ES/slides/slide/working-with-perishable-products-1469?fullscreen=1&amp;quiz=1#" text:style-name="Internet_20_link" text:visited-style-name="Visited_20_Internet_20_Link"><text:span text:style-name="T38">Directamente en la recepción de los productos, al organizar mis lotes en la ventana de Operaciones Detalladas.</text:span></text:a><text:span text:style-name="T38"> </text:span><text:a xlink:type="simple" xlink:href="https://www.odoo.com/es_ES/slides/slide/working-with-perishable-products-1469?fullscreen=1&amp;quiz=1#" text:style-name="Internet_20_link" text:visited-style-name="Visited_20_Internet_20_Link"><text:span text:style-name="T38">Pero debe activar la función Fechas de vencimiento.</text:span></text:a></text:p>
      <text:p text:style-name="Standard"><text:a xlink:type="simple" xlink:href="https://www.odoo.com/es_ES/slides/slide/working-with-perishable-products-1469?fullscreen=1&amp;quiz=1#" text:style-name="Internet_20_link" text:visited-style-name="Visited_20_Internet_20_Link"><text:span text:style-name="T38">Una vez que mis lotes están en stock, puedo agregar una fecha de caducidad en la pestaña de fecha de cada formulario de lote.</text:span></text:a></text:p>
      <text:p text:style-name="Standard"><text:a xlink:type="simple" xlink:href="https://www.odoo.com/es_ES/slides/slide/working-with-perishable-products-1469?fullscreen=1&amp;quiz=1#" text:style-name="Internet_20_link" text:visited-style-name="Visited_20_Internet_20_Link"><text:span text:style-name="T38">Ambas respuestas son correctas.</text:span></text:a><text:span text:style-name="T38">*</text:span></text:p>
      <text:p text:style-name="P5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9"><text:soft-page-break/>Modulo: <text:span text:style-name="T11">Punto de Venta</text:span> <text:s text:c="60"/>Odoo Tutorials: <text:span text:style-name="T26">P</text:span><text:span text:style-name="T32">oint of Sale</text:span></text:p>
      <text:p text:style-name="P8"><text:span text:style-name="T38"><text:s text:c="67"/>Link : </text:span><text:a xlink:type="simple" xlink:href="https://www.odoo.com/es_ES/slides/point-of-sale-28" text:style-name="Internet_20_link" text:visited-style-name="Visited_20_Internet_20_Link"><text:span text:style-name="T38">https://www.odoo.com/es_ES/slides/point-of-sale-28</text:span></text:a><text:span text:style-name="T38"> </text:span></text:p>
      <text:p text:style-name="P36"/>
      <text:p text:style-name="P37"><text:span text:style-name="T30">Véndelo</text:span></text:p>
      <text:p text:style-name="P56">1.¿Cómo agrego 5 del mismo producto al carrito si no tengo un escáner de código de barras?</text:p>
      <text:p text:style-name="Standard"><text:a xlink:type="simple" xlink:href="https://www.odoo.com/es_ES/slides/slide/sell-it-1709?fullscreen=1&amp;quiz=1#" text:style-name="Internet_20_link" text:visited-style-name="Visited_20_Internet_20_Link"><text:span text:style-name="T38">Ingrese el número del código de barras en el teclado numérico 5 veces.</text:span></text:a></text:p>
      <text:p text:style-name="Standard"><text:a xlink:type="simple" xlink:href="https://www.odoo.com/es_ES/slides/slide/sell-it-1709?fullscreen=1&amp;quiz=1#" text:style-name="Internet_20_link" text:visited-style-name="Visited_20_Internet_20_Link"><text:span text:style-name="T38">Seleccione el producto en la pantalla. Luego, cambie la cantidad a "5" en el teclado numérico.</text:span></text:a><text:span text:style-name="T38">*</text:span></text:p>
      <text:p text:style-name="Standard"><text:a xlink:type="simple" xlink:href="https://www.odoo.com/es_ES/slides/slide/sell-it-1709?fullscreen=1&amp;quiz=1#" text:style-name="Internet_20_link" text:visited-style-name="Visited_20_Internet_20_Link"><text:span text:style-name="T38">Introduzca el número de código de barras en el teclado numérico. Luego, cambie la cantidad a “5”.</text:span></text:a></text:p>
      <text:p text:style-name="Standard"><text:a xlink:type="simple" xlink:href="https://www.odoo.com/es_ES/slides/slide/sell-it-1709?fullscreen=1&amp;quiz=1#" text:style-name="Internet_20_link" text:visited-style-name="Visited_20_Internet_20_Link"><text:span text:style-name="T38">Haga clic en el botón +/- del teclado numérico y seleccione el producto en una ventana emergente. Hazlo 5 veces.</text:span></text:a></text:p>
      <text:p text:style-name="P56"/>
      <text:p text:style-name="P56">2.¿Cuáles son los números en la ventana que aparece cuando abro una nueva sesión?</text:p>
      <text:p text:style-name="Standard"><text:a xlink:type="simple" xlink:href="https://www.odoo.com/es_ES/slides/slide/sell-it-1709?fullscreen=1&amp;quiz=1#" text:style-name="Internet_20_link" text:visited-style-name="Visited_20_Internet_20_Link"><text:span text:style-name="T38">El número de clientes creados durante la última sesión.</text:span></text:a></text:p>
      <text:p text:style-name="Standard"><text:a xlink:type="simple" xlink:href="https://www.odoo.com/es_ES/slides/slide/sell-it-1709?fullscreen=1&amp;quiz=1#" text:style-name="Internet_20_link" text:visited-style-name="Visited_20_Internet_20_Link"><text:span text:style-name="T38">La cantidad que está disponible en su cuenta bancaria.</text:span></text:a></text:p>
      <text:p text:style-name="Standard"><text:a xlink:type="simple" xlink:href="https://www.odoo.com/es_ES/slides/slide/sell-it-1709?fullscreen=1&amp;quiz=1#" text:style-name="Internet_20_link" text:visited-style-name="Visited_20_Internet_20_Link"><text:span text:style-name="T38">La cantidad que estaba disponible en la caja registradora en el último cierre.</text:span></text:a><text:span text:style-name="T38">*</text:span></text:p>
      <text:p text:style-name="Standard"><text:a xlink:type="simple" xlink:href="https://www.odoo.com/es_ES/slides/slide/sell-it-1709?fullscreen=1&amp;quiz=1#" text:style-name="Internet_20_link" text:visited-style-name="Visited_20_Internet_20_Link"><text:span text:style-name="T38">El número de productos vendidos durante la última sesión.</text:span></text:a></text:p>
      <text:p text:style-name="P37"/>
      <text:p text:style-name="P37"><text:span text:style-name="T30">Reembolsarlos</text:span></text:p>
      <text:p text:style-name="P56">1.¿Cómo puedo hacer un reembolso en una venta específica?</text:p>
      <text:p text:style-name="Standard"><text:span text:style-name="T38">N</text:span><text:a xlink:type="simple" xlink:href="https://www.odoo.com/es_ES/slides/slide/refund-them-1710?fullscreen=1&amp;quiz=1#" text:style-name="Internet_20_link" text:visited-style-name="Visited_20_Internet_20_Link"><text:span text:style-name="T38">o puedes. Sin embargo, puede prometerles a sus clientes un gran descuento la próxima vez que vengan.</text:span></text:a></text:p>
      <text:p text:style-name="Standard"><text:a xlink:type="simple" xlink:href="https://www.odoo.com/es_ES/slides/slide/refund-them-1710?fullscreen=1&amp;quiz=1#" text:style-name="Internet_20_link" text:visited-style-name="Visited_20_Internet_20_Link"><text:span text:style-name="T38">Agregue el artículo al carrito y haga clic en Reembolso, luego haga clic en Pago.</text:span></text:a></text:p>
      <text:p text:style-name="Standard"><text:a xlink:type="simple" xlink:href="https://www.odoo.com/es_ES/slides/slide/refund-them-1710?fullscreen=1&amp;quiz=1#" text:style-name="Internet_20_link" text:visited-style-name="Visited_20_Internet_20_Link"><text:span text:style-name="T38">Agregue el artículo al carrito y haga clic en el botón menos, luego haga clic en Pago.</text:span></text:a></text:p>
      <text:p text:style-name="Standard"><text:a xlink:type="simple" xlink:href="https://www.odoo.com/es_ES/slides/slide/refund-them-1710?fullscreen=1&amp;quiz=1#" text:style-name="Internet_20_link" text:visited-style-name="Visited_20_Internet_20_Link"><text:span text:style-name="T38">Haz clic en Reembolso, selecciona la venta y el artículo a reembolsar y haz clic en Pago.</text:span></text:a><text:span text:style-name="T38">*</text:span></text:p>
      <text:p text:style-name="P56"/>
      <text:p text:style-name="P56">2.Tengo cinco manzanas, dos plátanos y tres cerezas en mi carrito. ¿Cómo puedo quitarle todas las manzanas?</text:p>
      <text:p text:style-name="Standard"><text:a xlink:type="simple" xlink:href="https://www.odoo.com/es_ES/slides/slide/refund-them-1710?fullscreen=1&amp;quiz=1#" text:style-name="Internet_20_link" text:visited-style-name="Visited_20_Internet_20_Link"><text:span text:style-name="T38">Seleccione las manzanas y haga clic en el botón de retroceso cinco veces.</text:span></text:a></text:p>
      <text:p text:style-name="Standard"><text:a xlink:type="simple" xlink:href="https://www.odoo.com/es_ES/slides/slide/refund-them-1710?fullscreen=1&amp;quiz=1#" text:style-name="Internet_20_link" text:visited-style-name="Visited_20_Internet_20_Link"><text:span text:style-name="T38">Haga clic en las manzanas en el carrito una vez.</text:span></text:a></text:p>
      <text:p text:style-name="Standard"><text:a xlink:type="simple" xlink:href="https://www.odoo.com/es_ES/slides/slide/refund-them-1710?fullscreen=1&amp;quiz=1#" text:style-name="Internet_20_link" text:visited-style-name="Visited_20_Internet_20_Link"><text:span text:style-name="T38">Seleccione las manzanas y haga clic en el botón de retroceso dos veces.</text:span></text:a><text:span text:style-name="T38">*</text:span></text:p>
      <text:p text:style-name="Standard"><text:a xlink:type="simple" xlink:href="https://www.odoo.com/es_ES/slides/slide/refund-them-1710?fullscreen=1&amp;quiz=1#" text:style-name="Internet_20_link" text:visited-style-name="Visited_20_Internet_20_Link"><text:span text:style-name="T38">Lo siento, no puedes. Por favor, come tus manzanas porque una manzana al día mantiene alejado al médico.</text:span></text:a></text:p>
      <text:p text:style-name="P37"/>
      <text:p text:style-name="P37"><text:span text:style-name="T30">Monta tu restaurante</text:span></text:p>
      <text:p text:style-name="P56">Omitir sección.</text:p>
      <text:p text:style-name="P37"/>
      <text:p text:style-name="P37"><text:span text:style-name="T30">Configura tu tienda</text:span></text:p>
      <text:p text:style-name="P56">1.¿Qué me permite hacer la configuración del producto?</text:p>
      <text:p text:style-name="Standard"><text:a xlink:type="simple" xlink:href="https://www.odoo.com/es_ES/slides/slide/set-up-your-store-1916?fullscreen=1&amp;quiz=1#" text:style-name="Internet_20_link" text:visited-style-name="Visited_20_Internet_20_Link"><text:span text:style-name="T38">Me permite crear y configurar nuevos productos.</text:span></text:a></text:p>
      <text:p text:style-name="Standard"><text:a xlink:type="simple" xlink:href="https://www.odoo.com/es_ES/slides/slide/set-up-your-store-1916?fullscreen=1&amp;quiz=1#" text:style-name="Internet_20_link" text:visited-style-name="Visited_20_Internet_20_Link"><text:span text:style-name="T38">Me permite configurar productos solo desde el punto de venta.</text:span></text:a></text:p>
      <text:p text:style-name="Standard"><text:a xlink:type="simple" xlink:href="https://www.odoo.com/es_ES/slides/slide/set-up-your-store-1916?fullscreen=1&amp;quiz=1#" text:style-name="Internet_20_link" text:visited-style-name="Visited_20_Internet_20_Link"><text:span text:style-name="T38">Me permite crear variantes de productos en la interfaz.</text:span></text:a></text:p>
      <text:p text:style-name="Standard"><text:a xlink:type="simple" xlink:href="https://www.odoo.com/es_ES/slides/slide/set-up-your-store-1916?fullscreen=1&amp;quiz=1#" text:style-name="Internet_20_link" text:visited-style-name="Visited_20_Internet_20_Link"><text:span text:style-name="T38">Me permite elegir variantes de productos en la interfaz.</text:span></text:a><text:span text:style-name="T38">*</text:span></text:p>
      <text:p text:style-name="P56"/>
      <text:p text:style-name="P56">2.Si estoy tratando con clientes privados y empresas desde un punto de venta, ¿qué configuración debo habilitar para garantizar que sus tasas impositivas se apliquen correctamente?</text:p>
      <text:p text:style-name="Standard"><text:a xlink:type="simple" xlink:href="https://www.odoo.com/es_ES/slides/slide/set-up-your-store-1916?fullscreen=1&amp;quiz=1#" text:style-name="Internet_20_link" text:visited-style-name="Visited_20_Internet_20_Link"><text:span text:style-name="T38">Pregúnteles cuánto impuesto quieren pagar.</text:span></text:a></text:p>
      <text:p text:style-name="Standard"><text:a xlink:type="simple" xlink:href="https://www.odoo.com/es_ES/slides/slide/set-up-your-store-1916?fullscreen=1&amp;quiz=1#" text:style-name="Internet_20_link" text:visited-style-name="Visited_20_Internet_20_Link"><text:soft-page-break/><text:span text:style-name="T38">Habilite la configuración de posición fiscal por pedido.</text:span></text:a><text:span text:style-name="T38">*</text:span></text:p>
      <text:p text:style-name="Standard"><text:a xlink:type="simple" xlink:href="https://www.odoo.com/es_ES/slides/slide/set-up-your-store-1916?fullscreen=1&amp;quiz=1#" text:style-name="Internet_20_link" text:visited-style-name="Visited_20_Internet_20_Link"><text:span text:style-name="T38">Habilite la configuración de posición fiscal predeterminada.</text:span></text:a></text:p>
      <text:p text:style-name="Standard"><text:a xlink:type="simple" xlink:href="https://www.odoo.com/es_ES/slides/slide/set-up-your-store-1916?fullscreen=1&amp;quiz=1#" text:style-name="Internet_20_link" text:visited-style-name="Visited_20_Internet_20_Link"><text:span text:style-name="T38">Agregue ambas tasas de impuestos a los métodos de pago.</text:span></text:a></text:p>
      <text:p text:style-name="P37"/>
      <text:p text:style-name="P55"><text:span text:style-name="T31">Creación de productos</text:span></text:p>
      <text:p text:style-name="P56">1.¿Cómo configuro un producto opcional para que aparezca durante una sesión?</text:p>
      <text:p text:style-name="Standard"><text:a xlink:type="simple" xlink:href="https://www.odoo.com/es_ES/slides/slide/products-creation-1917?fullscreen=1&amp;quiz=1#" text:style-name="Internet_20_link" text:visited-style-name="Visited_20_Internet_20_Link"><text:span text:style-name="T38">En la pestaña Información general, atribuya los productos deseados al campo de producto opcional.</text:span></text:a></text:p>
      <text:p text:style-name="Standard"><text:a xlink:type="simple" xlink:href="https://www.odoo.com/es_ES/slides/slide/products-creation-1917?fullscreen=1&amp;quiz=1#" text:style-name="Internet_20_link" text:visited-style-name="Visited_20_Internet_20_Link"><text:span text:style-name="T38">En la pestaña Ventas, atribuya los productos deseados al campo de producto opcional.</text:span></text:a><text:span text:style-name="T38">*</text:span></text:p>
      <text:p text:style-name="Standard"><text:a xlink:type="simple" xlink:href="https://www.odoo.com/es_ES/slides/slide/products-creation-1917?fullscreen=1&amp;quiz=1#" text:style-name="Internet_20_link" text:visited-style-name="Visited_20_Internet_20_Link"><text:span text:style-name="T38">En la pestaña Inventario, atribuya los productos deseados al campo de producto opcional</text:span></text:a></text:p>
      <text:p text:style-name="Standard"><text:a xlink:type="simple" xlink:href="https://www.odoo.com/es_ES/slides/slide/products-creation-1917?fullscreen=1&amp;quiz=1#" text:style-name="Internet_20_link" text:visited-style-name="Visited_20_Internet_20_Link"><text:span text:style-name="T38">En la pestaña Compras, atribuya los productos deseados al campo de producto opcional.</text:span></text:a></text:p>
      <text:p text:style-name="P56">2.¿Cómo puedo crear una categoría infantil?</text:p>
      <text:p text:style-name="Standard"><text:a xlink:type="simple" xlink:href="https://www.odoo.com/es_ES/slides/slide/products-creation-1917?fullscreen=1&amp;quiz=1#" text:style-name="Internet_20_link" text:visited-style-name="Visited_20_Internet_20_Link"><text:span text:style-name="T38">Cree una nueva categoría principal y seleccione sus elementos secundarios del campo de categoría principal.</text:span></text:a></text:p>
      <text:p text:style-name="Standard"><text:a xlink:type="simple" xlink:href="https://www.odoo.com/es_ES/slides/slide/products-creation-1917?fullscreen=1&amp;quiz=1#" text:style-name="Internet_20_link" text:visited-style-name="Visited_20_Internet_20_Link"><text:span text:style-name="T38">Cree una nueva categoría y asígnele el nombre de acuerdo con su ruta genealógica.</text:span></text:a></text:p>
      <text:p text:style-name="Standard"><text:a xlink:type="simple" xlink:href="https://www.odoo.com/es_ES/slides/slide/products-creation-1917?fullscreen=1&amp;quiz=1#" text:style-name="Internet_20_link" text:visited-style-name="Visited_20_Internet_20_Link"><text:span text:style-name="T38">Cree una nueva categoría y colóquela bajo una categoría principal.</text:span></text:a><text:span text:style-name="T38">*</text:span></text:p>
      <text:p text:style-name="Standard"><text:a xlink:type="simple" xlink:href="https://www.odoo.com/es_ES/slides/slide/products-creation-1917?fullscreen=1&amp;quiz=1#" text:style-name="Internet_20_link" text:visited-style-name="Visited_20_Internet_20_Link"><text:span text:style-name="T38">Cree una nueva categoría principal, guárdela y haga clic en el botón "crear" para agregar elementos secundarios.</text:span></text:a></text:p>
      <text:p text:style-name="P37"/>
      <text:p text:style-name="P37"><text:span text:style-name="T30">Agrega un segundo POS</text:span></text:p>
      <text:p text:style-name="P56">1.Al crear un nuevo POS, es importante:</text:p>
      <text:p text:style-name="Standard"><text:a xlink:type="simple" xlink:href="https://www.odoo.com/es_ES/slides/slide/add-a-second-pos-1839?fullscreen=1&amp;quiz=1#" text:style-name="Internet_20_link" text:visited-style-name="Visited_20_Internet_20_Link"><text:span text:style-name="T38">Atribuir un nuevo diario de ventas.</text:span></text:a><text:span text:style-name="T38">*</text:span></text:p>
      <text:p text:style-name="Standard"><text:a xlink:type="simple" xlink:href="https://www.odoo.com/es_ES/slides/slide/add-a-second-pos-1839?fullscreen=1&amp;quiz=1#" text:style-name="Internet_20_link" text:visited-style-name="Visited_20_Internet_20_Link"><text:span text:style-name="T38">Atribuya un nuevo diario de compras.</text:span></text:a></text:p>
      <text:p text:style-name="Standard"><text:a xlink:type="simple" xlink:href="https://www.odoo.com/es_ES/slides/slide/add-a-second-pos-1839?fullscreen=1&amp;quiz=1#" text:style-name="Internet_20_link" text:visited-style-name="Visited_20_Internet_20_Link"><text:span text:style-name="T38">Atribuir un nuevo diario de facturación.</text:span></text:a></text:p>
      <text:p text:style-name="Standard"><text:a xlink:type="simple" xlink:href="https://www.odoo.com/es_ES/slides/slide/add-a-second-pos-1839?fullscreen=1&amp;quiz=1#" text:style-name="Internet_20_link" text:visited-style-name="Visited_20_Internet_20_Link"><text:span text:style-name="T38">Atribuya un nuevo diario de nómina.</text:span></text:a></text:p>
      <text:p text:style-name="P56"/>
      <text:p text:style-name="P56">2.¿Por qué debo agregar un libro de caja a cada nuevo método de pago en efectivo?</text:p>
      <text:p text:style-name="Standard"><text:a xlink:type="simple" xlink:href="https://www.odoo.com/es_ES/slides/slide/add-a-second-pos-1839?fullscreen=1&amp;quiz=1#" text:style-name="Internet_20_link" text:visited-style-name="Visited_20_Internet_20_Link"><text:span text:style-name="T38">Permitir datos confusos e ilegibles.</text:span></text:a></text:p>
      <text:p text:style-name="Standard"><text:a xlink:type="simple" xlink:href="https://www.odoo.com/es_ES/slides/slide/add-a-second-pos-1839?fullscreen=1&amp;quiz=1#" text:style-name="Internet_20_link" text:visited-style-name="Visited_20_Internet_20_Link"><text:span text:style-name="T38">Evite que las personas usen sus tarjetas para pagar en efectivo.</text:span></text:a></text:p>
      <text:p text:style-name="Standard"><text:a xlink:type="simple" xlink:href="https://www.odoo.com/es_ES/slides/slide/add-a-second-pos-1839?fullscreen=1&amp;quiz=1#" text:style-name="Internet_20_link" text:visited-style-name="Visited_20_Internet_20_Link"><text:span text:style-name="T38">Evite los datos bien organizados.</text:span></text:a></text:p>
      <text:p text:style-name="Standard"><text:a xlink:type="simple" xlink:href="https://www.odoo.com/es_ES/slides/slide/add-a-second-pos-1839?fullscreen=1&amp;quiz=1#" text:style-name="Internet_20_link" text:visited-style-name="Visited_20_Internet_20_Link"><text:span text:style-name="T38">Evite datos confusos e ilegibles.</text:span></text:a><text:span text:style-name="T38">*</text:span></text:p>
      <text:p text:style-name="P37"/>
      <text:p text:style-name="P37"><text:span text:style-name="T30">Controle su efectivo</text:span></text:p>
      <text:p text:style-name="P56">1.¿Qué otra aplicación es importante para el control de efectivo?</text:p>
      <text:p text:style-name="Standard"><text:a xlink:type="simple" xlink:href="https://www.odoo.com/es_ES/slides/slide/control-your-cash-632?fullscreen=1&amp;quiz=1#" text:style-name="Internet_20_link" text:visited-style-name="Visited_20_Internet_20_Link"><text:span text:style-name="T38">Compra</text:span></text:a></text:p>
      <text:p text:style-name="Standard"><text:a xlink:type="simple" xlink:href="https://www.odoo.com/es_ES/slides/slide/control-your-cash-632?fullscreen=1&amp;quiz=1#" text:style-name="Internet_20_link" text:visited-style-name="Visited_20_Internet_20_Link"><text:span text:style-name="T38">Contabilidad*</text:span></text:a></text:p>
      <text:p text:style-name="Standard"><text:span text:style-name="T38">V</text:span><text:a xlink:type="simple" xlink:href="https://www.odoo.com/es_ES/slides/slide/control-your-cash-632?fullscreen=1&amp;quiz=1#" text:style-name="Internet_20_link" text:visited-style-name="Visited_20_Internet_20_Link"><text:span text:style-name="T38">entas</text:span></text:a></text:p>
      <text:p text:style-name="Standard"><text:a xlink:type="simple" xlink:href="https://www.odoo.com/es_ES/slides/slide/control-your-cash-632?fullscreen=1&amp;quiz=1#" text:style-name="Internet_20_link" text:visited-style-name="Visited_20_Internet_20_Link"><text:span text:style-name="T38">Proyecto</text:span></text:a></text:p>
      <text:p text:style-name="P56"/>
      <text:p text:style-name="P56">2.¿Qué necesito en caso de diferencia entre mi saldo inicial y final?</text:p>
      <text:p text:style-name="Standard"><text:a xlink:type="simple" xlink:href="https://www.odoo.com/es_ES/slides/slide/control-your-cash-632?fullscreen=1&amp;quiz=1#" text:style-name="Internet_20_link" text:visited-style-name="Visited_20_Internet_20_Link"><text:span text:style-name="T38">¿A quién le importan las diferencias?</text:span></text:a></text:p>
      <text:p text:style-name="Standard"><text:a xlink:type="simple" xlink:href="https://www.odoo.com/es_ES/slides/slide/control-your-cash-632?fullscreen=1&amp;quiz=1#" text:style-name="Internet_20_link" text:visited-style-name="Visited_20_Internet_20_Link"><text:span text:style-name="T38">Una cuenta generada automáticamente por Odoo</text:span></text:a></text:p>
      <text:p text:style-name="Standard"><text:a xlink:type="simple" xlink:href="https://www.odoo.com/es_ES/slides/slide/control-your-cash-632?fullscreen=1&amp;quiz=1#" text:style-name="Internet_20_link" text:visited-style-name="Visited_20_Internet_20_Link"><text:span text:style-name="T38">Una cuenta de pérdidas y ganancias</text:span></text:a><text:span text:style-name="T38">*</text:span></text:p>
      <text:p text:style-name="Standard"><text:a xlink:type="simple" xlink:href="https://www.odoo.com/es_ES/slides/slide/control-your-cash-632?fullscreen=1&amp;quiz=1#" text:style-name="Internet_20_link" text:visited-style-name="Visited_20_Internet_20_Link"><text:span text:style-name="T38">Nada, las diferencias se registrarán en la aplicación PoS</text:span></text:a></text:p>
      <text:p text:style-name="P37"/>
      <text:p text:style-name="P37"><text:span text:style-name="T30">Redondeo de efectivo</text:span></text:p>
      <text:p text:style-name="P56">1.Para configurar la moneda más pequeña aceptada, debo llenar:</text:p>
      <text:p text:style-name="Standard"><text:a xlink:type="simple" xlink:href="https://www.odoo.com/es_ES/slides/slide/cash-rounding-1925?fullscreen=1&amp;quiz=1#" text:style-name="Internet_20_link" text:visited-style-name="Visited_20_Internet_20_Link"><text:span text:style-name="T38">El campo Método de redondeo.</text:span></text:a></text:p>
      <text:p text:style-name="Standard"><text:a xlink:type="simple" xlink:href="https://www.odoo.com/es_ES/slides/slide/cash-rounding-1925?fullscreen=1&amp;quiz=1#" text:style-name="Internet_20_link" text:visited-style-name="Visited_20_Internet_20_Link"><text:soft-page-break/><text:span text:style-name="T38">El campo Precisión de redondeo.</text:span></text:a><text:span text:style-name="T38">*</text:span></text:p>
      <text:p text:style-name="Standard"><text:a xlink:type="simple" xlink:href="https://www.odoo.com/es_ES/slides/slide/cash-rounding-1925?fullscreen=1&amp;quiz=1#" text:style-name="Internet_20_link" text:visited-style-name="Visited_20_Internet_20_Link"><text:span text:style-name="T38">El campo Estrategia de redondeo.</text:span></text:a></text:p>
      <text:p text:style-name="Standard"><text:a xlink:type="simple" xlink:href="https://www.odoo.com/es_ES/slides/slide/cash-rounding-1925?fullscreen=1&amp;quiz=1#" text:style-name="Internet_20_link" text:visited-style-name="Visited_20_Internet_20_Link"><text:span text:style-name="T38">El campo Precisión de redondeo.</text:span></text:a></text:p>
      <text:p text:style-name="P56"/>
      <text:p text:style-name="P56">2.Puedo activar y crear un método de redondeo de efectivo desde:</text:p>
      <text:p text:style-name="Standard"><text:a xlink:type="simple" xlink:href="https://www.odoo.com/es_ES/slides/slide/cash-rounding-1925?fullscreen=1&amp;quiz=1#" text:style-name="Internet_20_link" text:visited-style-name="Visited_20_Internet_20_Link"><text:span text:style-name="T38">La configuración de la aplicación PoS.</text:span></text:a><text:span text:style-name="T38">*</text:span></text:p>
      <text:p text:style-name="Standard"><text:a xlink:type="simple" xlink:href="https://www.odoo.com/es_ES/slides/slide/cash-rounding-1925?fullscreen=1&amp;quiz=1#" text:style-name="Internet_20_link" text:visited-style-name="Visited_20_Internet_20_Link"><text:span text:style-name="T38">La configuración pos.</text:span></text:a></text:p>
      <text:p text:style-name="Standard"><text:a xlink:type="simple" xlink:href="https://www.odoo.com/es_ES/slides/slide/cash-rounding-1925?fullscreen=1&amp;quiz=1#" text:style-name="Internet_20_link" text:visited-style-name="Visited_20_Internet_20_Link"><text:span text:style-name="T38">La configuración de la aplicación de nómina.</text:span></text:a></text:p>
      <text:p text:style-name="Standard"><text:a xlink:type="simple" xlink:href="https://www.odoo.com/es_ES/slides/slide/cash-rounding-1925?fullscreen=1&amp;quiz=1#" text:style-name="Internet_20_link" text:visited-style-name="Visited_20_Internet_20_Link"><text:span text:style-name="T38">La configuración de la aplicación Contabilidad.</text:span></text:a></text:p>
      <text:p text:style-name="P56">3.¿Cuál sería el precio de un producto vendido a 24,97€ al pagar en efectivo si tengo una precisión de redondeo de 0,02 y un método de redondeo “half-up”?</text:p>
      <text:p text:style-name="Standard"><text:a xlink:type="simple" xlink:href="https://www.odoo.com/es_ES/slides/slide/cash-rounding-1925?fullscreen=1&amp;quiz=1#" text:style-name="Internet_20_link" text:visited-style-name="Visited_20_Internet_20_Link"><text:span text:style-name="T38">24.95</text:span></text:a></text:p>
      <text:p text:style-name="Standard"><text:a xlink:type="simple" xlink:href="https://www.odoo.com/es_ES/slides/slide/cash-rounding-1925?fullscreen=1&amp;quiz=1#" text:style-name="Internet_20_link" text:visited-style-name="Visited_20_Internet_20_Link"><text:span text:style-name="T38">25.00</text:span></text:a></text:p>
      <text:p text:style-name="Standard"><text:a xlink:type="simple" xlink:href="https://www.odoo.com/es_ES/slides/slide/cash-rounding-1925?fullscreen=1&amp;quiz=1#" text:style-name="Internet_20_link" text:visited-style-name="Visited_20_Internet_20_Link"><text:span text:style-name="T38">24.96</text:span></text:a></text:p>
      <text:p text:style-name="Standard"><text:a xlink:type="simple" xlink:href="https://www.odoo.com/es_ES/slides/slide/cash-rounding-1925?fullscreen=1&amp;quiz=1#" text:style-name="Internet_20_link" text:visited-style-name="Visited_20_Internet_20_Link"><text:span text:style-name="T38">24.98</text:span></text:a><text:span text:style-name="T38">*</text:span></text:p>
      <text:p text:style-name="P56"/>
      <text:p text:style-name="P56">Lista de precios</text:p>
      <text:p text:style-name="P56">1.Mi empresa ha decidido dar a los clientes un 20% de descuento en su compra de 9 a 10 horas. ¿Qué lista de precios debo crear?</text:p>
      <text:p text:style-name="Standard"><text:a xlink:type="simple" xlink:href="https://www.odoo.com/es_ES/slides/slide/pricelists-1926?fullscreen=1&amp;quiz=1#" text:style-name="Internet_20_link" text:visited-style-name="Visited_20_Internet_20_Link"><text:span text:style-name="T38">Una lista de precios calculada sobre un precio fijo de -20% y válida de 9 a 10 a.m.</text:span></text:a></text:p>
      <text:p text:style-name="Standard"><text:a xlink:type="simple" xlink:href="https://www.odoo.com/es_ES/slides/slide/pricelists-1926?fullscreen=1&amp;quiz=1#" text:style-name="Internet_20_link" text:visited-style-name="Visited_20_Internet_20_Link"><text:span text:style-name="T38">Una lista de precios calculada en una fórmula con un -20% de descuento, sin cargo adicional y válida de 9 a 10 a.m.</text:span></text:a></text:p>
      <text:p text:style-name="Standard"><text:a xlink:type="simple" xlink:href="https://www.odoo.com/es_ES/slides/slide/pricelists-1926?fullscreen=1&amp;quiz=1#" text:style-name="Internet_20_link" text:visited-style-name="Visited_20_Internet_20_Link"><text:span text:style-name="T38">Una lista de precios calculada sobre un descuento del 20% y válida de 9 a 10 hs.</text:span></text:a><text:span text:style-name="T38">*</text:span></text:p>
      <text:p text:style-name="Standard"><text:a xlink:type="simple" xlink:href="https://www.odoo.com/es_ES/slides/slide/pricelists-1926?fullscreen=1&amp;quiz=1#" text:style-name="Internet_20_link" text:visited-style-name="Visited_20_Internet_20_Link"><text:span text:style-name="T38">Una lista de precios calculada sobre un descuento del -20% y válida de 9 a 10 h.</text:span></text:a></text:p>
      <text:p text:style-name="P56"/>
      <text:p text:style-name="P56">2.Tengo un producto vendido 18,92€. ¿Cuál sería el precio si mi lista de precios se calcula con una fórmula, con un 70% de descuento, una tarifa adicional de 2 € y un redondeo de 0,05?</text:p>
      <text:p text:style-name="Standard"><text:a xlink:type="simple" xlink:href="https://www.odoo.com/es_ES/slides/slide/pricelists-1926?fullscreen=1&amp;quiz=1#" text:style-name="Internet_20_link" text:visited-style-name="Visited_20_Internet_20_Link"><text:span text:style-name="T38">7,67€</text:span></text:a></text:p>
      <text:p text:style-name="Standard"><text:a xlink:type="simple" xlink:href="https://www.odoo.com/es_ES/slides/slide/pricelists-1926?fullscreen=1&amp;quiz=1#" text:style-name="Internet_20_link" text:visited-style-name="Visited_20_Internet_20_Link"><text:span text:style-name="T38">7,70€</text:span></text:a><text:span text:style-name="T38">*</text:span></text:p>
      <text:p text:style-name="Standard"><text:a xlink:type="simple" xlink:href="https://www.odoo.com/es_ES/slides/slide/pricelists-1926?fullscreen=1&amp;quiz=1#" text:style-name="Internet_20_link" text:visited-style-name="Visited_20_Internet_20_Link"><text:span text:style-name="T38">7,60€</text:span></text:a></text:p>
      <text:p text:style-name="Standard"><text:a xlink:type="simple" xlink:href="https://www.odoo.com/es_ES/slides/slide/pricelists-1926?fullscreen=1&amp;quiz=1#" text:style-name="Internet_20_link" text:visited-style-name="Visited_20_Internet_20_Link"><text:span text:style-name="T38">7,65€</text:span></text:a></text:p>
      <text:p text:style-name="P37"/>
      <text:p text:style-name="P47">Dispositivos directos</text:p>
      <text:p text:style-name="P56">1.¿Qué dispositivo debo conectar para agregar una caja registradora?</text:p>
      <text:p text:style-name="Standard"><text:a xlink:type="simple" xlink:href="https://www.odoo.com/es_ES/slides/slide/direct-devices-1919?fullscreen=1&amp;quiz=1#" text:style-name="Internet_20_link" text:visited-style-name="Visited_20_Internet_20_Link"><text:span text:style-name="T38">Una impresora de pedidos.</text:span></text:a></text:p>
      <text:p text:style-name="Standard"><text:a xlink:type="simple" xlink:href="https://www.odoo.com/es_ES/slides/slide/direct-devices-1919?fullscreen=1&amp;quiz=1#" text:style-name="Internet_20_link" text:visited-style-name="Visited_20_Internet_20_Link"><text:span text:style-name="T38">Un escáner de código de barras.</text:span></text:a></text:p>
      <text:p text:style-name="Standard"><text:a xlink:type="simple" xlink:href="https://www.odoo.com/es_ES/slides/slide/direct-devices-1919?fullscreen=1&amp;quiz=1#" text:style-name="Internet_20_link" text:visited-style-name="Visited_20_Internet_20_Link"><text:span text:style-name="T38">Una terminal de pago.</text:span></text:a></text:p>
      <text:p text:style-name="Standard"><text:a xlink:type="simple" xlink:href="https://www.odoo.com/es_ES/slides/slide/direct-devices-1919?fullscreen=1&amp;quiz=1#" text:style-name="Internet_20_link" text:visited-style-name="Visited_20_Internet_20_Link"><text:span text:style-name="T38">Una impresora de recibos.</text:span></text:a><text:span text:style-name="T38">*</text:span></text:p>
      <text:p text:style-name="P56"/>
      <text:p text:style-name="P56">2.Mi escáner de código de barras no puede leer los códigos de barras correctamente, ¿qué debo hacer?</text:p>
      <text:p text:style-name="Standard"><text:a xlink:type="simple" xlink:href="https://www.odoo.com/es_ES/slides/slide/direct-devices-1919?fullscreen=1&amp;quiz=1#" text:style-name="Internet_20_link" text:visited-style-name="Visited_20_Internet_20_Link"><text:span text:style-name="T38">Cambiar el idioma del teclado.</text:span></text:a><text:span text:style-name="T38">*</text:span></text:p>
      <text:p text:style-name="Standard"><text:a xlink:type="simple" xlink:href="https://www.odoo.com/es_ES/slides/slide/direct-devices-1919?fullscreen=1&amp;quiz=1#" text:style-name="Internet_20_link" text:visited-style-name="Visited_20_Internet_20_Link"><text:span text:style-name="T38">Compre otro escáner, probablemente esté roto.</text:span></text:a></text:p>
      <text:p text:style-name="Standard"><text:a xlink:type="simple" xlink:href="https://www.odoo.com/es_ES/slides/slide/direct-devices-1919?fullscreen=1&amp;quiz=1#" text:style-name="Internet_20_link" text:visited-style-name="Visited_20_Internet_20_Link"><text:span text:style-name="T38">Haz una voltereta hacia atrás.</text:span></text:a></text:p>
      <text:p text:style-name="P56">3.La función de "pantalla de cliente" muestra a los clientes:</text:p>
      <text:p text:style-name="Standard"><text:a xlink:type="simple" xlink:href="https://www.odoo.com/es_ES/slides/slide/direct-devices-1919?fullscreen=1&amp;quiz=1#" text:style-name="Internet_20_link" text:visited-style-name="Visited_20_Internet_20_Link"><text:span text:style-name="T38">Su reflejo.</text:span></text:a></text:p>
      <text:p text:style-name="Standard"><text:a xlink:type="simple" xlink:href="https://www.odoo.com/es_ES/slides/slide/direct-devices-1919?fullscreen=1&amp;quiz=1#" text:style-name="Internet_20_link" text:visited-style-name="Visited_20_Internet_20_Link"><text:span text:style-name="T38">Su carrito, incluidas las cantidades.</text:span></text:a><text:span text:style-name="T38">*</text:span></text:p>
      <text:p text:style-name="Standard"><text:a xlink:type="simple" xlink:href="https://www.odoo.com/es_ES/slides/slide/direct-devices-1919?fullscreen=1&amp;quiz=1#" text:style-name="Internet_20_link" text:visited-style-name="Visited_20_Internet_20_Link"><text:span text:style-name="T38">La interfaz PoS y los precios de los productos.</text:span></text:a></text:p>
      <text:p text:style-name="Standard"><text:a xlink:type="simple" xlink:href="https://www.odoo.com/es_ES/slides/slide/direct-devices-1919?fullscreen=1&amp;quiz=1#" text:style-name="Internet_20_link" text:visited-style-name="Visited_20_Internet_20_Link"><text:soft-page-break/><text:span text:style-name="T38">Los métodos de pago disponibles.</text:span></text:a></text:p>
      <text:p text:style-name="P47"/>
      <text:p text:style-name="P47">Pesar productos</text:p>
      <text:p text:style-name="P56">1.Para agregar una balanza al TPV, debo conectarla a:</text:p>
      <text:p text:style-name="Standard"><text:a xlink:type="simple" xlink:href="https://www.odoo.com/es_ES/slides/slide/weigh-products-1920?fullscreen=1&amp;quiz=1#" text:style-name="Internet_20_link" text:visited-style-name="Visited_20_Internet_20_Link"><text:span text:style-name="T38">Una caja registradora.</text:span></text:a></text:p>
      <text:p text:style-name="Standard"><text:a xlink:type="simple" xlink:href="https://www.odoo.com/es_ES/slides/slide/weigh-products-1920?fullscreen=1&amp;quiz=1#" text:style-name="Internet_20_link" text:visited-style-name="Visited_20_Internet_20_Link"><text:span text:style-name="T38">Una caja IoT.</text:span></text:a><text:span text:style-name="T38">*</text:span></text:p>
      <text:p text:style-name="Standard"><text:a xlink:type="simple" xlink:href="https://www.odoo.com/es_ES/slides/slide/weigh-products-1920?fullscreen=1&amp;quiz=1#" text:style-name="Internet_20_link" text:visited-style-name="Visited_20_Internet_20_Link"><text:span text:style-name="T38">Una pantalla o una impresora.</text:span></text:a></text:p>
      <text:p text:style-name="Standard"><text:a xlink:type="simple" xlink:href="https://www.odoo.com/es_ES/slides/slide/weigh-products-1920?fullscreen=1&amp;quiz=1#" text:style-name="Internet_20_link" text:visited-style-name="Visited_20_Internet_20_Link"><text:span text:style-name="T38">Un ojo o caja de té</text:span></text:a></text:p>
      <text:p text:style-name="P56"/>
      <text:p text:style-name="P56">2.Un producto cuesta 5,9€ el kilo, y pesa 200 gramos, ¿cuánto tengo que pagar?</text:p>
      <text:p text:style-name="Standard"><text:a xlink:type="simple" xlink:href="https://www.odoo.com/es_ES/slides/slide/weigh-products-1920?fullscreen=1&amp;quiz=1#" text:style-name="Internet_20_link" text:visited-style-name="Visited_20_Internet_20_Link"><text:span text:style-name="T38">11.8€</text:span></text:a></text:p>
      <text:p text:style-name="Standard"><text:a xlink:type="simple" xlink:href="https://www.odoo.com/es_ES/slides/slide/weigh-products-1920?fullscreen=1&amp;quiz=1#" text:style-name="Internet_20_link" text:visited-style-name="Visited_20_Internet_20_Link"><text:span text:style-name="T38">29.5€</text:span></text:a></text:p>
      <text:p text:style-name="Standard"><text:a xlink:type="simple" xlink:href="https://www.odoo.com/es_ES/slides/slide/weigh-products-1920?fullscreen=1&amp;quiz=1#" text:style-name="Internet_20_link" text:visited-style-name="Visited_20_Internet_20_Link"><text:span text:style-name="T38">1.18€</text:span></text:a><text:span text:style-name="T38">*</text:span></text:p>
      <text:p text:style-name="Standard"><text:a xlink:type="simple" xlink:href="https://www.odoo.com/es_ES/slides/slide/weigh-products-1920?fullscreen=1&amp;quiz=1#" text:style-name="Internet_20_link" text:visited-style-name="Visited_20_Internet_20_Link"><text:span text:style-name="T38">2.29€</text:span></text:a></text:p>
      <text:p text:style-name="P56"/>
      <text:p text:style-name="P47">Integraciones de ventas: Cotizaciones</text:p>
      <text:p text:style-name="P56">1.¿Qué sucede cuando liquido un pago?</text:p>
      <text:p text:style-name="Standard"><text:a xlink:type="simple" xlink:href="https://www.odoo.com/es_ES/slides/slide/sales-integrations-quotations-1927?fullscreen=1&amp;quiz=1#" text:style-name="Internet_20_link" text:visited-style-name="Visited_20_Internet_20_Link"><text:span text:style-name="T38">Usted acepta pagar el monto total</text:span></text:a></text:p>
      <text:p text:style-name="Standard"><text:a xlink:type="simple" xlink:href="https://www.odoo.com/es_ES/slides/slide/sales-integrations-quotations-1927?fullscreen=1&amp;quiz=1#" text:style-name="Internet_20_link" text:visited-style-name="Visited_20_Internet_20_Link"><text:span text:style-name="T38">Firmas un contrato que establece que pagarás la cantidad más tarde.</text:span></text:a></text:p>
      <text:p text:style-name="Standard"><text:a xlink:type="simple" xlink:href="https://www.odoo.com/es_ES/slides/slide/sales-integrations-quotations-1927?fullscreen=1&amp;quiz=1#" text:style-name="Internet_20_link" text:visited-style-name="Visited_20_Internet_20_Link"><text:span text:style-name="T38">Usted paga un porcentaje del monto total.</text:span></text:a></text:p>
      <text:p text:style-name="Standard"><text:a xlink:type="simple" xlink:href="https://www.odoo.com/es_ES/slides/slide/sales-integrations-quotations-1927?fullscreen=1&amp;quiz=1#" text:style-name="Internet_20_link" text:visited-style-name="Visited_20_Internet_20_Link"><text:span text:style-name="T38">Usted paga el resto del monto total.</text:span></text:a><text:span text:style-name="T38">*</text:span></text:p>
      <text:p text:style-name="P56"/>
      <text:p text:style-name="P56">2.¿Qué sucede cuando hago un pago inicial?</text:p>
      <text:p text:style-name="Standard"><text:a xlink:type="simple" xlink:href="https://www.odoo.com/es_ES/slides/slide/sales-integrations-quotations-1927?fullscreen=1&amp;quiz=1#" text:style-name="Internet_20_link" text:visited-style-name="Visited_20_Internet_20_Link"><text:span text:style-name="T38">Usted paga un porcentaje del monto total.</text:span></text:a><text:span text:style-name="T38">*</text:span></text:p>
      <text:p text:style-name="Standard"><text:a xlink:type="simple" xlink:href="https://www.odoo.com/es_ES/slides/slide/sales-integrations-quotations-1927?fullscreen=1&amp;quiz=1#" text:style-name="Internet_20_link" text:visited-style-name="Visited_20_Internet_20_Link"><text:span text:style-name="T38">Usted paga el resto del monto total.</text:span></text:a></text:p>
      <text:p text:style-name="Standard"><text:a xlink:type="simple" xlink:href="https://www.odoo.com/es_ES/slides/slide/sales-integrations-quotations-1927?fullscreen=1&amp;quiz=1#" text:style-name="Internet_20_link" text:visited-style-name="Visited_20_Internet_20_Link"><text:span text:style-name="T38">Firmas un contrato que establece que pagarás la cantidad más tarde.</text:span></text:a></text:p>
      <text:p text:style-name="Standard"><text:a xlink:type="simple" xlink:href="https://www.odoo.com/es_ES/slides/slide/sales-integrations-quotations-1927?fullscreen=1&amp;quiz=1#" text:style-name="Internet_20_link" text:visited-style-name="Visited_20_Internet_20_Link"><text:span text:style-name="T38">Usted acepta pagar el monto total</text:span></text:a></text:p>
      <text:p text:style-name="P37"/>
      <text:p text:style-name="P37"/>
      <text:p text:style-name="P37"/>
      <text:p text:style-name="P37"/>
      <text:p text:style-name="P30">Modulo: <text:span text:style-name="T12">Contactos</text:span> <text:s text:c="66"/>Odoo Tutorials: <text:span text:style-name="T33">Getting Started</text:span></text:p>
      <text:p text:style-name="P9"><text:span text:style-name="T38"><text:s text:c="63"/>Link : </text:span><text:a xlink:type="simple" xlink:href="https://www.odoo.com/es_ES/slides/getting-started-15" text:style-name="Internet_20_link" text:visited-style-name="Visited_20_Internet_20_Link"><text:span text:style-name="T38">https://www.odoo.com/es_ES/slides/getting-started-15</text:span></text:a><text:span text:style-name="T38"> </text:span></text:p>
      <text:p text:style-name="P30"/>
      <text:p text:style-name="P48">USANDO ODOO </text:p>
      <text:p text:style-name="P49">Conctactos</text:p>
      <text:p text:style-name="P56">1.¿Cuáles son los dos tipos de contactos?</text:p>
      <text:p text:style-name="Standard"><text:a xlink:type="simple" xlink:href="https://www.odoo.com/es_ES/slides/slide/contacts-2527?fullscreen=1&amp;quiz=1#" text:style-name="Internet_20_link" text:visited-style-name="Visited_20_Internet_20_Link"><text:span text:style-name="T38">Particular y Empresa.</text:span></text:a><text:span text:style-name="T38">*</text:span></text:p>
      <text:p text:style-name="Standard"><text:a xlink:type="simple" xlink:href="https://www.odoo.com/es_ES/slides/slide/contacts-2527?fullscreen=1&amp;quiz=1#" text:style-name="Internet_20_link" text:visited-style-name="Visited_20_Internet_20_Link"><text:span text:style-name="T38">Empresa y sin fines de lucro.</text:span></text:a></text:p>
      <text:p text:style-name="Standard"><text:a xlink:type="simple" xlink:href="https://www.odoo.com/es_ES/slides/slide/contacts-2527?fullscreen=1&amp;quiz=1#" text:style-name="Internet_20_link" text:visited-style-name="Visited_20_Internet_20_Link"><text:span text:style-name="T38">Empresa y Particulares.</text:span></text:a></text:p>
      <text:p text:style-name="Standard"><text:a xlink:type="simple" xlink:href="https://www.odoo.com/es_ES/slides/slide/contacts-2527?fullscreen=1&amp;quiz=1#" text:style-name="Internet_20_link" text:visited-style-name="Visited_20_Internet_20_Link"><text:span text:style-name="T38">Individual y sin fines de lucro.</text:span></text:a></text:p>
      <text:p text:style-name="P56"/>
      <text:p text:style-name="P56">2.¿Cómo puede archivar un contacto con el que ya no hace negocios?</text:p>
      <text:p text:style-name="Standard"><text:a xlink:type="simple" xlink:href="https://www.odoo.com/es_ES/slides/slide/contacts-2527?fullscreen=1&amp;quiz=1#" text:style-name="Internet_20_link" text:visited-style-name="Visited_20_Internet_20_Link"><text:span text:style-name="T38">Menú de Configuración &gt; Archivar Contactos.</text:span></text:a></text:p>
      <text:p text:style-name="Standard"><text:a xlink:type="simple" xlink:href="https://www.odoo.com/es_ES/slides/slide/contacts-2527?fullscreen=1&amp;quiz=1#" text:style-name="Internet_20_link" text:visited-style-name="Visited_20_Internet_20_Link"><text:span text:style-name="T38">Seleccionar/ver contacto &gt; Clic derecho &gt; Archivar.</text:span></text:a></text:p>
      <text:p text:style-name="Standard"><text:a xlink:type="simple" xlink:href="https://www.odoo.com/es_ES/slides/slide/contacts-2527?fullscreen=1&amp;quiz=1#" text:style-name="Internet_20_link" text:visited-style-name="Visited_20_Internet_20_Link"><text:span text:style-name="T38">Seleccionar/ver contacto &gt; Acción &gt; Archivar.</text:span></text:a><text:span text:style-name="T38">*</text:span></text:p>
      <text:p text:style-name="Standard"><text:a xlink:type="simple" xlink:href="https://www.odoo.com/es_ES/slides/slide/contacts-2527?fullscreen=1&amp;quiz=1#" text:style-name="Internet_20_link" text:visited-style-name="Visited_20_Internet_20_Link"><text:soft-page-break/><text:span text:style-name="T38">Seleccione/ver contacto &gt; Favoritos &gt; Archivar.</text:span></text:a></text:p>
      <text:p text:style-name="P56"/>
      <text:p text:style-name="P56">3.¿Dónde se encuentran los botones SMART en Odoo?</text:p>
      <text:p text:style-name="Standard"><text:a xlink:type="simple" xlink:href="https://www.odoo.com/es_ES/slides/slide/contacts-2527?fullscreen=1&amp;quiz=1#" text:style-name="Internet_20_link" text:visited-style-name="Visited_20_Internet_20_Link"><text:span text:style-name="T38">Los botones SMART se encuentran en la barra superior del registro en Odoo.</text:span></text:a><text:span text:style-name="T38">*</text:span></text:p>
      <text:p text:style-name="Standard"><text:a xlink:type="simple" xlink:href="https://www.odoo.com/es_ES/slides/slide/contacts-2527?fullscreen=1&amp;quiz=1#" text:style-name="Internet_20_link" text:visited-style-name="Visited_20_Internet_20_Link"><text:span text:style-name="T38">Los botones SMART se encuentran en la esquina inferior derecha.</text:span></text:a></text:p>
      <text:p text:style-name="Standard"><text:a xlink:type="simple" xlink:href="https://www.odoo.com/es_ES/slides/slide/contacts-2527?fullscreen=1&amp;quiz=1#" text:style-name="Internet_20_link" text:visited-style-name="Visited_20_Internet_20_Link"><text:span text:style-name="T38">Los botones SMART se encuentran en el menú de configuración.</text:span></text:a></text:p>
      <text:p text:style-name="Standard"><text:a xlink:type="simple" xlink:href="https://www.odoo.com/es_ES/slides/slide/contacts-2527?fullscreen=1&amp;quiz=1#" text:style-name="Internet_20_link" text:visited-style-name="Visited_20_Internet_20_Link"><text:span text:style-name="T38">Los botones SMART no están presentes en Odoo.</text:span></text:a></text:p>
      <text:p text:style-name="P49"/>
      <text:p text:style-name="P49"/>
      <text:p text:style-name="P31">Modulo: <text:span text:style-name="T13">Documentos</text:span> <text:s text:c="70"/>Odoo Tutorials: <text:span text:style-name="T34">Documents</text:span></text:p>
      <text:p text:style-name="P10"><text:span text:style-name="T38"><text:s text:c="69"/>Link : </text:span><text:a xlink:type="simple" xlink:href="https://www.odoo.com/es_ES/slides/documents-22" text:style-name="Internet_20_link" text:visited-style-name="Visited_20_Internet_20_Link"><text:span text:style-name="T38">https://www.odoo.com/es_ES/slides/documents-22</text:span></text:a><text:span text:style-name="T38"> </text:span></text:p>
      <text:p text:style-name="P50"/>
      <text:p text:style-name="P50">Co<text:span text:style-name="T34">nceptos básicos de documentos</text:span></text:p>
      <text:p text:style-name="P56">1.¿Qué tipos de archivos puede cargar en la aplicación Documentos?</text:p>
      <text:p text:style-name="Standard"><text:a xlink:type="simple" xlink:href="https://www.odoo.com/es_ES/slides/slide/documents-basics-674?fullscreen=1&amp;quiz=1#" text:style-name="Internet_20_link" text:visited-style-name="Visited_20_Internet_20_Link"><text:span text:style-name="T38">Cualquier tipo de archivo.</text:span></text:a><text:span text:style-name="T38">*</text:span></text:p>
      <text:p text:style-name="Standard"><text:a xlink:type="simple" xlink:href="https://www.odoo.com/es_ES/slides/slide/documents-basics-674?fullscreen=1&amp;quiz=1#" text:style-name="Internet_20_link" text:visited-style-name="Visited_20_Internet_20_Link"><text:span text:style-name="T38">Solo procesadores de texto y archivos de texto (p.ej., .doc, .pdf, .txt, .odt).</text:span></text:a></text:p>
      <text:p text:style-name="Standard"><text:a xlink:type="simple" xlink:href="https://www.odoo.com/es_ES/slides/slide/documents-basics-674?fullscreen=1&amp;quiz=1#" text:style-name="Internet_20_link" text:visited-style-name="Visited_20_Internet_20_Link"><text:span text:style-name="T38">Sólo procesador de texto, archivos de texto e imágenes.</text:span></text:a></text:p>
      <text:p text:style-name="Standard"><text:a xlink:type="simple" xlink:href="https://www.odoo.com/es_ES/slides/slide/documents-basics-674?fullscreen=1&amp;quiz=1#" text:style-name="Internet_20_link" text:visited-style-name="Visited_20_Internet_20_Link"><text:span text:style-name="T38">Solo procesador de texto, archivos de texto, imágenes e hipervínculos.</text:span></text:a></text:p>
      <text:p text:style-name="Standard"><text:a xlink:type="simple" xlink:href="https://www.odoo.com/es_ES/slides/slide/documents-basics-674?fullscreen=1&amp;quiz=1#" text:style-name="Internet_20_link" text:visited-style-name="Visited_20_Internet_20_Link"><text:span text:style-name="T38">Solo procesador de textos, archivos de texto, imágenes, hipervínculos, archivos de video y audio.</text:span></text:a></text:p>
      <text:p text:style-name="P56"/>
      <text:p text:style-name="P56">2.¿Cuál de las siguientes oraciones es falsa?</text:p>
      <text:p text:style-name="Standard"><text:a xlink:type="simple" xlink:href="https://www.odoo.com/es_ES/slides/slide/documents-basics-674?fullscreen=1&amp;quiz=1#" text:style-name="Internet_20_link" text:visited-style-name="Visited_20_Internet_20_Link"><text:span text:style-name="T38">Un subárea de trabajo tiene las mismas etiquetas que su área de trabajo principal.</text:span></text:a></text:p>
      <text:p text:style-name="Standard"><text:a xlink:type="simple" xlink:href="https://www.odoo.com/es_ES/slides/slide/documents-basics-674?fullscreen=1&amp;quiz=1#" text:style-name="Internet_20_link" text:visited-style-name="Visited_20_Internet_20_Link"><text:span text:style-name="T38">Un archivo bloqueado no puede ser modificado por nadie.</text:span></text:a><text:span text:style-name="T38">*</text:span></text:p>
      <text:p text:style-name="Standard"><text:a xlink:type="simple" xlink:href="https://www.odoo.com/es_ES/slides/slide/documents-basics-674?fullscreen=1&amp;quiz=1#" text:style-name="Internet_20_link" text:visited-style-name="Visited_20_Internet_20_Link"><text:span text:style-name="T38">Puede obtener una vista previa de sus documentos directamente desde el panel de la aplicación.</text:span></text:a></text:p>
      <text:p text:style-name="Standard"><text:a xlink:type="simple" xlink:href="https://www.odoo.com/es_ES/slides/slide/documents-basics-674?fullscreen=1&amp;quiz=1#" text:style-name="Internet_20_link" text:visited-style-name="Visited_20_Internet_20_Link"><text:span text:style-name="T38">Un archivo puede tener varias etiquetas.</text:span></text:a></text:p>
      <text:p text:style-name="P50"/>
      <text:p text:style-name="P52">Uso de documentos con su aplicación de contabilidad</text:p>
      <text:p text:style-name="P56">1.¿Qué tipo de acción y categoría de acción agregará una etiqueta "Para revisar" a su documento?</text:p>
      <text:p text:style-name="Standard"><text:a xlink:type="simple" xlink:href="https://www.odoo.com/es_ES/slides/slide/using-documents-with-your-accounting-app-675?fullscreen=1&amp;quiz=1#" text:style-name="Internet_20_link" text:visited-style-name="Visited_20_Internet_20_Link"><text:span text:style-name="T38">Reemplazar por – Estado</text:span></text:a></text:p>
      <text:p text:style-name="Standard"><text:a xlink:type="simple" xlink:href="https://www.odoo.com/es_ES/slides/slide/using-documents-with-your-accounting-app-675?fullscreen=1&amp;quiz=1#" text:style-name="Internet_20_link" text:visited-style-name="Visited_20_Internet_20_Link"><text:span text:style-name="T38">Agregar - Estado</text:span><text:span text:style-name="T38">Una acción "añadir" o "reemplazar por", con una categoría creada</text:span></text:a></text:p>
      <text:p text:style-name="Standard"><text:a xlink:type="simple" xlink:href="https://www.odoo.com/es_ES/slides/slide/using-documents-with-your-accounting-app-675?fullscreen=1&amp;quiz=1#" text:style-name="Internet_20_link" text:visited-style-name="Visited_20_Internet_20_Link"><text:span text:style-name="T38">Las tres posibilidades anteriores son correctas.</text:span></text:a><text:span text:style-name="T38">*</text:span></text:p>
      <text:p text:style-name="P56"/>
      <text:p text:style-name="P56">2.Ahora que mi aplicación Contabilidad está integrada con mi aplicación Documentos, ¿cómo puedo convertir mis órdenes de compra en facturas de proveedores?</text:p>
      <text:p text:style-name="Standard"><text:a xlink:type="simple" xlink:href="https://www.odoo.com/es_ES/slides/slide/using-documents-with-your-accounting-app-675?fullscreen=1&amp;quiz=1#" text:style-name="Internet_20_link" text:visited-style-name="Visited_20_Internet_20_Link"><text:span text:style-name="T38">Mediante el uso de la función "Acciones automatizadas"</text:span></text:a></text:p>
      <text:p text:style-name="Standard"><text:a xlink:type="simple" xlink:href="https://www.odoo.com/es_ES/slides/slide/using-documents-with-your-accounting-app-675?fullscreen=1&amp;quiz=1#" text:style-name="Internet_20_link" text:visited-style-name="Visited_20_Internet_20_Link"><text:span text:style-name="T38">Mediante el uso de la función "Acciones de flujo de trabajo"</text:span></text:a><text:span text:style-name="T38">*</text:span></text:p>
      <text:p text:style-name="Standard"><text:a xlink:type="simple" xlink:href="https://www.odoo.com/es_ES/slides/slide/using-documents-with-your-accounting-app-675?fullscreen=1&amp;quiz=1#" text:style-name="Internet_20_link" text:visited-style-name="Visited_20_Internet_20_Link"><text:span text:style-name="T38">Mediante el uso de la función "Acciones de carpeta"</text:span></text:a></text:p>
      <text:p text:style-name="Standard"><text:a xlink:type="simple" xlink:href="https://www.odoo.com/es_ES/slides/slide/using-documents-with-your-accounting-app-675?fullscreen=1&amp;quiz=1#" text:style-name="Internet_20_link" text:visited-style-name="Visited_20_Internet_20_Link"><text:span text:style-name="T38">Mediante el uso de la función "Etiquetar acciones"</text:span></text:a></text:p>
      <text:p text:style-name="P52"/>
      <text:p text:style-name="P52"/>
      <text:p text:style-name="P52"/>
      <text:p text:style-name="P52"/>
      <text:p text:style-name="P52"/>
      <text:p text:style-name="P32">Modulo: <text:span text:style-name="T14">Contabilidad <text:s text:c="23"/></text:span><text:s text:c="11"/>Odoo Tutorials: <text:span text:style-name="T35">Accounting &amp; Invoicing</text:span></text:p>
      <text:p text:style-name="P11"><text:span text:style-name="T38"><text:s text:c="45"/>Link : </text:span><text:a xlink:type="simple" xlink:href="https://www.odoo.com/es_ES/slides/accounting-and-invoicing-19" text:style-name="Internet_20_link" text:visited-style-name="Visited_20_Internet_20_Link"><text:span text:style-name="T38">https://www.odoo.com/es_ES/slides/accounting-and-invoicing-19</text:span></text:a><text:span text:style-name="T38"> <text:s text:c="2"/></text:span></text:p>
      <text:p text:style-name="P51"/>
      <text:p text:style-name="P38"><text:soft-page-break/><text:span text:style-name="T36">CONCEPTOS BÁSICOS DE CONTABILIDAD</text:span></text:p>
      <text:p text:style-name="P41"><text:span text:style-name="T36">Empezando</text:span></text:p>
      <text:p text:style-name="P56">1.¿Cuáles son los tres pilares fundamentales de la contabilidad?</text:p>
      <text:p text:style-name="Standard"><text:a xlink:type="simple" xlink:href="https://www.odoo.com/es_ES/slides/slide/getting-started-1692?fullscreen=1&amp;quiz=1#" text:style-name="Internet_20_link" text:visited-style-name="Visited_20_Internet_20_Link">Plan de cuentas, diarios, impuestos.</text:a>*</text:p>
      <text:p text:style-name="Standard"><text:a xlink:type="simple" xlink:href="https://www.odoo.com/es_ES/slides/slide/getting-started-1692?fullscreen=1&amp;quiz=1#" text:style-name="Internet_20_link" text:visited-style-name="Visited_20_Internet_20_Link">Plan de cuentas, diarios, informes.</text:a></text:p>
      <text:p text:style-name="Standard"><text:a xlink:type="simple" xlink:href="https://www.odoo.com/es_ES/slides/slide/getting-started-1692?fullscreen=1&amp;quiz=1#" text:style-name="Internet_20_link" text:visited-style-name="Visited_20_Internet_20_Link">Efectivo, beneficio, informe.</text:a></text:p>
      <text:p text:style-name="Standard"><text:a xlink:type="simple" xlink:href="https://www.odoo.com/es_ES/slides/slide/getting-started-1692?fullscreen=1&amp;quiz=1#" text:style-name="Internet_20_link" text:visited-style-name="Visited_20_Internet_20_Link">Diarios, informes, impuestos.</text:a></text:p>
      <text:p text:style-name="Standard"/>
      <text:p text:style-name="Standard">2.¿Qué hace la localización en Odoo?</text:p>
      <text:p text:style-name="Standard"><text:a xlink:type="simple" xlink:href="https://www.odoo.com/es_ES/slides/slide/getting-started-1692?fullscreen=1&amp;quiz=1#" text:style-name="Internet_20_link" text:visited-style-name="Visited_20_Internet_20_Link">Establece configuraciones útiles basadas en la industria de la empresa.</text:a></text:p>
      <text:p text:style-name="Standard"><text:a xlink:type="simple" xlink:href="https://www.odoo.com/es_ES/slides/slide/getting-started-1692?fullscreen=1&amp;quiz=1#" text:style-name="Internet_20_link" text:visited-style-name="Visited_20_Internet_20_Link">Establece configuraciones útiles basadas en la ubicación de la empresa.</text:a>*</text:p>
      <text:p text:style-name="Standard"><text:a xlink:type="simple" xlink:href="https://www.odoo.com/es_ES/slides/slide/getting-started-1692?fullscreen=1&amp;quiz=1#" text:style-name="Internet_20_link" text:visited-style-name="Visited_20_Internet_20_Link">Establece configuraciones útiles basadas en el tamaño de la empresa.</text:a></text:p>
      <text:p text:style-name="Standard"><text:a xlink:type="simple" xlink:href="https://www.odoo.com/es_ES/slides/slide/getting-started-1692?fullscreen=1&amp;quiz=1#" text:style-name="Internet_20_link" text:visited-style-name="Visited_20_Internet_20_Link">Establece configuraciones útiles basadas en el éxito de la empresa.</text:a></text:p>
      <text:p text:style-name="P56"/>
      <text:p text:style-name="P41"><text:span text:style-name="T36">Roles Contables</text:span></text:p>
      <text:p text:style-name="P56">1.¿Qué etapa del proceso contable maneja el asistente contable?</text:p>
      <text:p text:style-name="Standard"><text:a xlink:type="simple" xlink:href="https://www.odoo.com/es_ES/slides/slide/accounting-roles-1629?fullscreen=1&amp;quiz=1#" text:style-name="Internet_20_link" text:visited-style-name="Visited_20_Internet_20_Link">Anual – control</text:a></text:p>
      <text:p text:style-name="Standard"><text:a xlink:type="simple" xlink:href="https://www.odoo.com/es_ES/slides/slide/accounting-roles-1629?fullscreen=1&amp;quiz=1#" text:style-name="Internet_20_link" text:visited-style-name="Visited_20_Internet_20_Link">Anual – cierre</text:a></text:p>
      <text:p text:style-name="Standard"><text:a xlink:type="simple" xlink:href="https://www.odoo.com/es_ES/slides/slide/accounting-roles-1629?fullscreen=1&amp;quiz=1#" text:style-name="Internet_20_link" text:visited-style-name="Visited_20_Internet_20_Link">Diario – operativo</text:a>*</text:p>
      <text:p text:style-name="Standard"><text:a xlink:type="simple" xlink:href="https://www.odoo.com/es_ES/slides/slide/accounting-roles-1629?fullscreen=1&amp;quiz=1#" text:style-name="Internet_20_link" text:visited-style-name="Visited_20_Internet_20_Link">Mensual – validación</text:a></text:p>
      <text:p text:style-name="Standard"/>
      <text:p text:style-name="Standard">2.¿Qué tipo de informes utiliza el CFO para monitorear la salud financiera de la empresa?</text:p>
      <text:p text:style-name="Standard"><text:a xlink:type="simple" xlink:href="https://www.odoo.com/es_ES/slides/slide/accounting-roles-1629?fullscreen=1&amp;quiz=1#" text:style-name="Internet_20_link" text:visited-style-name="Visited_20_Internet_20_Link">Informes fiscales y legales</text:a></text:p>
      <text:p text:style-name="Standard"><text:a xlink:type="simple" xlink:href="https://www.odoo.com/es_ES/slides/slide/accounting-roles-1629?fullscreen=1&amp;quiz=1#" text:style-name="Internet_20_link" text:visited-style-name="Visited_20_Internet_20_Link">Informes legales y de gestión</text:a>*</text:p>
      <text:p text:style-name="Standard"><text:a xlink:type="simple" xlink:href="https://www.odoo.com/es_ES/slides/slide/accounting-roles-1629?fullscreen=1&amp;quiz=1#" text:style-name="Internet_20_link" text:visited-style-name="Visited_20_Internet_20_Link">Informes analíticos y de gestión</text:a></text:p>
      <text:p text:style-name="Standard"><text:a xlink:type="simple" xlink:href="https://www.odoo.com/es_ES/slides/slide/accounting-roles-1629?fullscreen=1&amp;quiz=1#" text:style-name="Internet_20_link" text:visited-style-name="Visited_20_Internet_20_Link">Informes analíticos y fiscales</text:a></text:p>
      <text:p text:style-name="P41"/>
      <text:p text:style-name="P41"><text:span text:style-name="T36">Catálogo de cuentas</text:span></text:p>
      <text:p text:style-name="P56">1.¿Cómo puedo duplicar una cuenta en Odoo?</text:p>
      <text:p text:style-name="Standard"><text:a xlink:type="simple" xlink:href="https://www.odoo.com/es_ES/slides/slide/chart-of-accounts-1630?fullscreen=1&amp;quiz=1#" text:style-name="Internet_20_link" text:visited-style-name="Visited_20_Internet_20_Link">A través del botón 'acción'.</text:a>*</text:p>
      <text:p text:style-name="Standard"><text:a xlink:type="simple" xlink:href="https://www.odoo.com/es_ES/slides/slide/chart-of-accounts-1630?fullscreen=1&amp;quiz=1#" text:style-name="Internet_20_link" text:visited-style-name="Visited_20_Internet_20_Link">A través del botón de 'desaprobación'.</text:a></text:p>
      <text:p text:style-name="Standard"><text:a xlink:type="simple" xlink:href="https://www.odoo.com/es_ES/slides/slide/chart-of-accounts-1630?fullscreen=1&amp;quiz=1#" text:style-name="Internet_20_link" text:visited-style-name="Visited_20_Internet_20_Link">A través del botón de 'automatización'.</text:a></text:p>
      <text:p text:style-name="Standard"><text:a xlink:type="simple" xlink:href="https://www.odoo.com/es_ES/slides/slide/chart-of-accounts-1630?fullscreen=1&amp;quiz=1#" text:style-name="Internet_20_link" text:visited-style-name="Visited_20_Internet_20_Link">A través del botón 'me gusta'.</text:a></text:p>
      <text:p text:style-name="Standard"/>
      <text:p text:style-name="Standard">2.¿Qué columnas son visibles en la vista de lista del plan de cuentas en Odoo?</text:p>
      <text:p text:style-name="Standard"><text:a xlink:type="simple" xlink:href="https://www.odoo.com/es_ES/slides/slide/chart-of-accounts-1630?fullscreen=1&amp;quiz=1#" text:style-name="Internet_20_link" text:visited-style-name="Visited_20_Internet_20_Link">Código, Clase, Configuración</text:a></text:p>
      <text:p text:style-name="Standard"><text:a xlink:type="simple" xlink:href="https://www.odoo.com/es_ES/slides/slide/chart-of-accounts-1630?fullscreen=1&amp;quiz=1#" text:style-name="Internet_20_link" text:visited-style-name="Visited_20_Internet_20_Link">Clase, Nombre, Naturaleza</text:a></text:p>
      <text:p text:style-name="Standard"><text:a xlink:type="simple" xlink:href="https://www.odoo.com/es_ES/slides/slide/chart-of-accounts-1630?fullscreen=1&amp;quiz=1#" text:style-name="Internet_20_link" text:visited-style-name="Visited_20_Internet_20_Link">Configuraciones, Clase, Funciones</text:a></text:p>
      <text:p text:style-name="Standard"><text:a xlink:type="simple" xlink:href="https://www.odoo.com/es_ES/slides/slide/chart-of-accounts-1630?fullscreen=1&amp;quiz=1#" text:style-name="Internet_20_link" text:visited-style-name="Visited_20_Internet_20_Link">Código, Nombre, Tipo</text:a>*</text:p>
      <text:p text:style-name="P43"/>
      <text:p text:style-name="P41"><text:span text:style-name="T36">Actualizar tu plan de cuentas</text:span></text:p>
      <text:p text:style-name="Standard"><text:span text:style-name="T38">1.¿Cuáles de los elementos de una cuenta no se pueden modificar?</text:span></text:p>
      <text:p text:style-name="Standard"><text:a xlink:type="simple" xlink:href="https://www.odoo.com/es_ES/slides/slide/update-your-chart-of-accounts-1658?fullscreen=1&amp;quiz=1#" text:style-name="Internet_20_link" text:visited-style-name="Visited_20_Internet_20_Link">ID y nombre externos</text:a></text:p>
      <text:p text:style-name="Standard"><text:a xlink:type="simple" xlink:href="https://www.odoo.com/es_ES/slides/slide/update-your-chart-of-accounts-1658?fullscreen=1&amp;quiz=1#" text:style-name="Internet_20_link" text:visited-style-name="Visited_20_Internet_20_Link">Nombre y tipo</text:a></text:p>
      <text:p text:style-name="Standard"><text:a xlink:type="simple" xlink:href="https://www.odoo.com/es_ES/slides/slide/update-your-chart-of-accounts-1658?fullscreen=1&amp;quiz=1#" text:style-name="Internet_20_link" text:visited-style-name="Visited_20_Internet_20_Link">ID y tipo externo</text:a>*</text:p>
      <text:p text:style-name="Standard">C<text:a xlink:type="simple" xlink:href="https://www.odoo.com/es_ES/slides/slide/update-your-chart-of-accounts-1658?fullscreen=1&amp;quiz=1#" text:style-name="Internet_20_link" text:visited-style-name="Visited_20_Internet_20_Link">ódigo y nombre</text:a></text:p>
      <text:p text:style-name="Standard"/>
      <text:p text:style-name="Standard"><text:soft-page-break/>2.¿Cuál es el mejor enfoque para las cuentas que ya no usa?</text:p>
      <text:p text:style-name="Standard"><text:a xlink:type="simple" xlink:href="https://www.odoo.com/es_ES/slides/slide/update-your-chart-of-accounts-1658?fullscreen=1&amp;quiz=1#" text:style-name="Internet_20_link" text:visited-style-name="Visited_20_Internet_20_Link">Eliminarlos o cancelarlos</text:a></text:p>
      <text:p text:style-name="Standard"><text:a xlink:type="simple" xlink:href="https://www.odoo.com/es_ES/slides/slide/update-your-chart-of-accounts-1658?fullscreen=1&amp;quiz=1#" text:style-name="Internet_20_link" text:visited-style-name="Visited_20_Internet_20_Link">Archívelos o desapruébelos</text:a>*</text:p>
      <text:p text:style-name="Standard"><text:a xlink:type="simple" xlink:href="https://www.odoo.com/es_ES/slides/slide/update-your-chart-of-accounts-1658?fullscreen=1&amp;quiz=1#" text:style-name="Internet_20_link" text:visited-style-name="Visited_20_Internet_20_Link">Ignóralos u olvídalos</text:a></text:p>
      <text:p text:style-name="Standard"><text:a xlink:type="simple" xlink:href="https://www.odoo.com/es_ES/slides/slide/update-your-chart-of-accounts-1658?fullscreen=1&amp;quiz=1#" text:style-name="Internet_20_link" text:visited-style-name="Visited_20_Internet_20_Link">Guárdalos o guárdalos</text:a></text:p>
      <text:p text:style-name="Standard"/>
      <text:p text:style-name="Standard">3.¿Dónde puede encontrar la opción 'importar registros'?</text:p>
      <text:p text:style-name="Standard"><text:a xlink:type="simple" xlink:href="https://www.odoo.com/es_ES/slides/slide/update-your-chart-of-accounts-1658?fullscreen=1&amp;quiz=1#" text:style-name="Internet_20_link" text:visited-style-name="Visited_20_Internet_20_Link">En el botón de 'favoritos'</text:a>*</text:p>
      <text:p text:style-name="Standard"><text:a xlink:type="simple" xlink:href="https://www.odoo.com/es_ES/slides/slide/update-your-chart-of-accounts-1658?fullscreen=1&amp;quiz=1#" text:style-name="Internet_20_link" text:visited-style-name="Visited_20_Internet_20_Link">En el botón de 'filtros'</text:a></text:p>
      <text:p text:style-name="Standard"><text:a xlink:type="simple" xlink:href="https://www.odoo.com/es_ES/slides/slide/update-your-chart-of-accounts-1658?fullscreen=1&amp;quiz=1#" text:style-name="Internet_20_link" text:visited-style-name="Visited_20_Internet_20_Link">En el botón 'acción'</text:a></text:p>
      <text:p text:style-name="Standard"><text:a xlink:type="simple" xlink:href="https://www.odoo.com/es_ES/slides/slide/update-your-chart-of-accounts-1658?fullscreen=1&amp;quiz=1#" text:style-name="Internet_20_link" text:visited-style-name="Visited_20_Internet_20_Link">En el botón 'crear'</text:a></text:p>
      <text:p text:style-name="P41"/>
      <text:p text:style-name="P41"><text:span text:style-name="T36">Revistas</text:span></text:p>
      <text:p text:style-name="P56">1.¿Dónde se combinan las revistas?</text:p>
      <text:p text:style-name="Standard"><text:a xlink:type="simple" xlink:href="https://www.odoo.com/es_ES/slides/slide/journals-1666?fullscreen=1&amp;quiz=1#" text:style-name="Internet_20_link" text:visited-style-name="Visited_20_Internet_20_Link">En la auditoría de diarios</text:a></text:p>
      <text:p text:style-name="Standard"><text:a xlink:type="simple" xlink:href="https://www.odoo.com/es_ES/slides/slide/journals-1666?fullscreen=1&amp;quiz=1#" text:style-name="Internet_20_link" text:visited-style-name="Visited_20_Internet_20_Link">En el libro mayor de socios</text:a></text:p>
      <text:p text:style-name="Standard"><text:a xlink:type="simple" xlink:href="https://www.odoo.com/es_ES/slides/slide/journals-1666?fullscreen=1&amp;quiz=1#" text:style-name="Internet_20_link" text:visited-style-name="Visited_20_Internet_20_Link">En el libro mayor</text:a>*</text:p>
      <text:p text:style-name="Standard">E<text:a xlink:type="simple" xlink:href="https://www.odoo.com/es_ES/slides/slide/journals-1666?fullscreen=1&amp;quiz=1#" text:style-name="Internet_20_link" text:visited-style-name="Visited_20_Internet_20_Link">n el balance</text:a></text:p>
      <text:p text:style-name="Standard"/>
      <text:p text:style-name="Standard">2.¿Qué hace la opción Bloquear entrada publicada?</text:p>
      <text:p text:style-name="Standard"><text:a xlink:type="simple" xlink:href="https://www.odoo.com/es_ES/slides/slide/journals-1666?fullscreen=1&amp;quiz=1#" text:style-name="Internet_20_link" text:visited-style-name="Visited_20_Internet_20_Link">Le impide duplicar las entradas publicadas.</text:a></text:p>
      <text:p text:style-name="Standard"><text:a xlink:type="simple" xlink:href="https://www.odoo.com/es_ES/slides/slide/journals-1666?fullscreen=1&amp;quiz=1#" text:style-name="Internet_20_link" text:visited-style-name="Visited_20_Internet_20_Link">Le permite modificar las entradas publicadas</text:a>.</text:p>
      <text:p text:style-name="Standard"><text:a xlink:type="simple" xlink:href="https://www.odoo.com/es_ES/slides/slide/journals-1666?fullscreen=1&amp;quiz=1#" text:style-name="Internet_20_link" text:visited-style-name="Visited_20_Internet_20_Link">Le impide modificar las entradas publicadas.</text:a>*</text:p>
      <text:p text:style-name="Standard"><text:a xlink:type="simple" xlink:href="https://www.odoo.com/es_ES/slides/slide/journals-1666?fullscreen=1&amp;quiz=1#" text:style-name="Internet_20_link" text:visited-style-name="Visited_20_Internet_20_Link">Le permite duplicar las entradas publicadas.</text:a></text:p>
      <text:p text:style-name="Standard"/>
      <text:p text:style-name="Standard">3.En el tablero de contabilidad de Odoo, ¿qué representan las "cajas"?</text:p>
      <text:p text:style-name="Standard"><text:a xlink:type="simple" xlink:href="https://www.odoo.com/es_ES/slides/slide/journals-1666?fullscreen=1&amp;quiz=1#" text:style-name="Internet_20_link" text:visited-style-name="Visited_20_Internet_20_Link">Revistas</text:a>*</text:p>
      <text:p text:style-name="Standard"><text:a xlink:type="simple" xlink:href="https://www.odoo.com/es_ES/slides/slide/journals-1666?fullscreen=1&amp;quiz=1#" text:style-name="Internet_20_link" text:visited-style-name="Visited_20_Internet_20_Link">Informes</text:a></text:p>
      <text:p text:style-name="Standard">D<text:a xlink:type="simple" xlink:href="https://www.odoo.com/es_ES/slides/slide/journals-1666?fullscreen=1&amp;quiz=1#" text:style-name="Internet_20_link" text:visited-style-name="Visited_20_Internet_20_Link">atos bancarios personales</text:a></text:p>
      <text:p text:style-name="Standard"><text:a xlink:type="simple" xlink:href="https://www.odoo.com/es_ES/slides/slide/journals-1666?fullscreen=1&amp;quiz=1#" text:style-name="Internet_20_link" text:visited-style-name="Visited_20_Internet_20_Link">Catálogo de cuentas</text:a></text:p>
      <text:p text:style-name="P56"/>
      <text:p text:style-name="P41"><text:span text:style-name="T36">Importar un saldo de apertura</text:span></text:p>
      <text:p text:style-name="P56">1.¿Cuáles son los tipos de saldos que deben cargarse?</text:p>
      <text:p text:style-name="Standard"><text:a xlink:type="simple" xlink:href="https://www.odoo.com/es_ES/slides/slide/import-an-opening-balance-1915?fullscreen=1&amp;quiz=1#" text:style-name="Internet_20_link" text:visited-style-name="Visited_20_Internet_20_Link">Libro mayor, clientes, proveedores.</text:a>*</text:p>
      <text:p text:style-name="Standard"><text:a xlink:type="simple" xlink:href="https://www.odoo.com/es_ES/slides/slide/import-an-opening-balance-1915?fullscreen=1&amp;quiz=1#" text:style-name="Internet_20_link" text:visited-style-name="Visited_20_Internet_20_Link">Libro mayor, clientes, informes.</text:a></text:p>
      <text:p text:style-name="Standard"><text:a xlink:type="simple" xlink:href="https://www.odoo.com/es_ES/slides/slide/import-an-opening-balance-1915?fullscreen=1&amp;quiz=1#" text:style-name="Internet_20_link" text:visited-style-name="Visited_20_Internet_20_Link">Clientes, proveedores, informes.</text:a></text:p>
      <text:p text:style-name="Standard"><text:a xlink:type="simple" xlink:href="https://www.odoo.com/es_ES/slides/slide/import-an-opening-balance-1915?fullscreen=1&amp;quiz=1#" text:style-name="Internet_20_link" text:visited-style-name="Visited_20_Internet_20_Link">Proveedores, informes, adquirentes de pagos.</text:a></text:p>
      <text:p text:style-name="Standard"/>
      <text:p text:style-name="Standard">2.¿Cuál es un paso necesario antes de hacer clic en "importar" en su base de datos?</text:p>
      <text:p text:style-name="Standard"><text:a xlink:type="simple" xlink:href="https://www.odoo.com/es_ES/slides/slide/import-an-opening-balance-1915?fullscreen=1&amp;quiz=1#" text:style-name="Internet_20_link" text:visited-style-name="Visited_20_Internet_20_Link">Haciendo clic derecho en el archivo.</text:a></text:p>
      <text:p text:style-name="Standard"><text:a xlink:type="simple" xlink:href="https://www.odoo.com/es_ES/slides/slide/import-an-opening-balance-1915?fullscreen=1&amp;quiz=1#" text:style-name="Internet_20_link" text:visited-style-name="Visited_20_Internet_20_Link">Probando tu importación.</text:a>*</text:p>
      <text:p text:style-name="Standard"><text:a xlink:type="simple" xlink:href="https://www.odoo.com/es_ES/slides/slide/import-an-opening-balance-1915?fullscreen=1&amp;quiz=1#" text:style-name="Internet_20_link" text:visited-style-name="Visited_20_Internet_20_Link">Haciendo doble clic en el archivo.</text:a></text:p>
      <text:p text:style-name="Standard"><text:a xlink:type="simple" xlink:href="https://www.odoo.com/es_ES/slides/slide/import-an-opening-balance-1915?fullscreen=1&amp;quiz=1#" text:style-name="Internet_20_link" text:visited-style-name="Visited_20_Internet_20_Link">Corriendo una maratón.</text:a></text:p>
      <text:p text:style-name="P41"/>
      <text:p text:style-name="P41"><text:span text:style-name="T36">Débito y Crédito.</text:span></text:p>
      <text:p text:style-name="P56">1.¿Cuántos elementos tiene un asiento de diario?</text:p>
      <text:p text:style-name="Standard"><text:a xlink:type="simple" xlink:href="https://www.odoo.com/es_ES/slides/slide/debit-and-credit-1665?fullscreen=1&amp;quiz=1#" text:style-name="Internet_20_link" text:visited-style-name="Visited_20_Internet_20_Link">3</text:a></text:p>
      <text:p text:style-name="Standard"><text:a xlink:type="simple" xlink:href="https://www.odoo.com/es_ES/slides/slide/debit-and-credit-1665?fullscreen=1&amp;quiz=1#" text:style-name="Internet_20_link" text:visited-style-name="Visited_20_Internet_20_Link"><text:soft-page-break/>2</text:a>*</text:p>
      <text:p text:style-name="Standard"><text:a xlink:type="simple" xlink:href="https://www.odoo.com/es_ES/slides/slide/debit-and-credit-1665?fullscreen=1&amp;quiz=1#" text:style-name="Internet_20_link" text:visited-style-name="Visited_20_Internet_20_Link">25</text:a></text:p>
      <text:p text:style-name="Standard"><text:a xlink:type="simple" xlink:href="https://www.odoo.com/es_ES/slides/slide/debit-and-credit-1665?fullscreen=1&amp;quiz=1#" text:style-name="Internet_20_link" text:visited-style-name="Visited_20_Internet_20_Link">6</text:a></text:p>
      <text:p text:style-name="Standard"/>
      <text:p text:style-name="Standard">2.En una cuenta activa, ¿cuál es el comportamiento del débito y crédito?</text:p>
      <text:p text:style-name="Standard"><text:a xlink:type="simple" xlink:href="https://www.odoo.com/es_ES/slides/slide/debit-and-credit-1665?fullscreen=1&amp;quiz=1#" text:style-name="Internet_20_link" text:visited-style-name="Visited_20_Internet_20_Link">El débito disminuye y el crédito aumenta</text:a></text:p>
      <text:p text:style-name="Standard"><text:a xlink:type="simple" xlink:href="https://www.odoo.com/es_ES/slides/slide/debit-and-credit-1665?fullscreen=1&amp;quiz=1#" text:style-name="Internet_20_link" text:visited-style-name="Visited_20_Internet_20_Link">Aumentos de débito y aumentos de crédito</text:a></text:p>
      <text:p text:style-name="Standard"><text:a xlink:type="simple" xlink:href="https://www.odoo.com/es_ES/slides/slide/debit-and-credit-1665?fullscreen=1&amp;quiz=1#" text:style-name="Internet_20_link" text:visited-style-name="Visited_20_Internet_20_Link">Disminuciones de débito y disminuciones de crédito</text:a></text:p>
      <text:p text:style-name="Standard"><text:a xlink:type="simple" xlink:href="https://www.odoo.com/es_ES/slides/slide/debit-and-credit-1665?fullscreen=1&amp;quiz=1#" text:style-name="Internet_20_link" text:visited-style-name="Visited_20_Internet_20_Link">Aumentos de débito y disminuciones de crédito</text:a>*</text:p>
      <text:p text:style-name="P41"/>
      <text:p text:style-name="P41"/>
      <text:p text:style-name="P39"><text:span text:style-name="T36">FACTURACIÓN </text:span></text:p>
      <text:p text:style-name="P42"><text:span text:style-name="T37">Emitir una factura de cliente</text:span></text:p>
      <text:p text:style-name="P56">1.Cuando agrega una línea de factura en su factura de cliente, ¿qué información se completa automáticamente?</text:p>
      <text:p text:style-name="Standard"><text:a xlink:type="simple" xlink:href="https://www.odoo.com/es_ES/slides/slide/issue-a-customer-invoice-1673?fullscreen=1&amp;quiz=1#" text:style-name="Internet_20_link" text:visited-style-name="Visited_20_Internet_20_Link">La Cuenta: está configurada por defecto y proviene de la configuración Predeterminada del Diario de Facturas de Clientes</text:a>*</text:p>
      <text:p text:style-name="Standard"><text:a xlink:type="simple" xlink:href="https://www.odoo.com/es_ES/slides/slide/issue-a-customer-invoice-1673?fullscreen=1&amp;quiz=1#" text:style-name="Internet_20_link" text:visited-style-name="Visited_20_Internet_20_Link">El Producto: gracias a las habilidades de premonición de Odoo</text:a></text:p>
      <text:p text:style-name="Standard"><text:a xlink:type="simple" xlink:href="https://www.odoo.com/es_ES/slides/slide/issue-a-customer-invoice-1673?fullscreen=1&amp;quiz=1#" text:style-name="Internet_20_link" text:visited-style-name="Visited_20_Internet_20_Link">La Cantidad: gracias a la previsión relacionada con compras anteriores</text:a></text:p>
      <text:p text:style-name="Standard"><text:a xlink:type="simple" xlink:href="https://www.odoo.com/es_ES/slides/slide/issue-a-customer-invoice-1673?fullscreen=1&amp;quiz=1#" text:style-name="Internet_20_link" text:visited-style-name="Visited_20_Internet_20_Link">No hay información rellenada automáticamente.</text:a></text:p>
      <text:p text:style-name="Standard"/>
      <text:p text:style-name="Standard">2.¿Qué ocurre si se añade a una factura un producto para el que no hay cuenta de ingresos?</text:p>
      <text:p text:style-name="Standard"><text:a xlink:type="simple" xlink:href="https://www.odoo.com/es_ES/slides/slide/issue-a-customer-invoice-1673?fullscreen=1&amp;quiz=1#" text:style-name="Internet_20_link" text:visited-style-name="Visited_20_Internet_20_Link">Odoo toma por defecto la cuenta de ingresos de la categoría de producto.</text:a></text:p>
      <text:p text:style-name="Standard"><text:a xlink:type="simple" xlink:href="https://www.odoo.com/es_ES/slides/slide/issue-a-customer-invoice-1673?fullscreen=1&amp;quiz=1#" text:style-name="Internet_20_link" text:visited-style-name="Visited_20_Internet_20_Link">Odoo no puede validar la factura hasta que se agregue la cuenta de ingresos.</text:a></text:p>
      <text:p text:style-name="Standard"><text:a xlink:type="simple" xlink:href="https://www.odoo.com/es_ES/slides/slide/issue-a-customer-invoice-1673?fullscreen=1&amp;quiz=1#" text:style-name="Internet_20_link" text:visited-style-name="Visited_20_Internet_20_Link">Odoo valida el ingreso, pero aparece un mensaje de advertencia para recordarle que lo agregue para futuras facturas.</text:a></text:p>
      <text:p text:style-name="Standard"><text:a xlink:type="simple" xlink:href="https://www.odoo.com/es_ES/slides/slide/issue-a-customer-invoice-1673?fullscreen=1&amp;quiz=1#" text:style-name="Internet_20_link" text:visited-style-name="Visited_20_Internet_20_Link">Odoo toma la primera cuenta de ingresos activos del Plan de Cuentas.</text:a></text:p>
      <text:p text:style-name="Standard"/>
      <text:p text:style-name="Standard">3.¿Qué se podría agregar fácilmente en una factura para estructurarla aún más?</text:p>
      <text:p text:style-name="Standard"><text:a xlink:type="simple" xlink:href="https://www.odoo.com/es_ES/slides/slide/issue-a-customer-invoice-1673?fullscreen=1&amp;quiz=1#" text:style-name="Internet_20_link" text:visited-style-name="Visited_20_Internet_20_Link">colores y notas</text:a></text:p>
      <text:p text:style-name="Standard"><text:a xlink:type="simple" xlink:href="https://www.odoo.com/es_ES/slides/slide/issue-a-customer-invoice-1673?fullscreen=1&amp;quiz=1#" text:style-name="Internet_20_link" text:visited-style-name="Visited_20_Internet_20_Link">Colores y Secciones</text:a></text:p>
      <text:p text:style-name="Standard"><text:a xlink:type="simple" xlink:href="https://www.odoo.com/es_ES/slides/slide/issue-a-customer-invoice-1673?fullscreen=1&amp;quiz=1#" text:style-name="Internet_20_link" text:visited-style-name="Visited_20_Internet_20_Link">Notas y Secciones</text:a>*</text:p>
      <text:p text:style-name="Standard"><text:a xlink:type="simple" xlink:href="https://www.odoo.com/es_ES/slides/slide/issue-a-customer-invoice-1673?fullscreen=1&amp;quiz=1#" text:style-name="Internet_20_link" text:visited-style-name="Visited_20_Internet_20_Link">Colores, Notas y Secciones</text:a></text:p>
      <text:p text:style-name="P42"/>
      <text:p text:style-name="P42"><text:span text:style-name="T37">Factura de cliente de una orden de venta</text:span></text:p>
      <text:p text:style-name="P56">1.¿Qué tipos de facturas puedo elegir a la hora de validarla?</text:p>
      <text:p text:style-name="Standard"><text:a xlink:type="simple" xlink:href="https://www.odoo.com/es_ES/slides/slide/customer-invoice-from-a-sales-order-1672?fullscreen=1&amp;quiz=1#" text:style-name="Internet_20_link" text:visited-style-name="Visited_20_Internet_20_Link">Factura regular, pago inicial (porcentaje), pago inicial (porcentaje)</text:a></text:p>
      <text:p text:style-name="Standard"><text:a xlink:type="simple" xlink:href="https://www.odoo.com/es_ES/slides/slide/customer-invoice-from-a-sales-order-1672?fullscreen=1&amp;quiz=1#" text:style-name="Internet_20_link" text:visited-style-name="Visited_20_Internet_20_Link">Factura regular, pago inicial (porcentaje), pago inicial (cantidad fija)</text:a>*</text:p>
      <text:p text:style-name="Standard"><text:a xlink:type="simple" xlink:href="https://www.odoo.com/es_ES/slides/slide/customer-invoice-from-a-sales-order-1672?fullscreen=1&amp;quiz=1#" text:style-name="Internet_20_link" text:visited-style-name="Visited_20_Internet_20_Link">Pago inicial (porcentaje), pago inicial (cantidad fija), en lotes</text:a></text:p>
      <text:p text:style-name="Standard"><text:a xlink:type="simple" xlink:href="https://www.odoo.com/es_ES/slides/slide/customer-invoice-from-a-sales-order-1672?fullscreen=1&amp;quiz=1#" text:style-name="Internet_20_link" text:visited-style-name="Visited_20_Internet_20_Link">Factura regular, pago inicial (porcentaje), factura irregular</text:a></text:p>
      <text:p text:style-name="Standard"/>
      <text:p text:style-name="Standard">2.¿Dónde puede encontrar el campo "política de facturación"?</text:p>
      <text:p text:style-name="Standard"><text:a xlink:type="simple" xlink:href="https://www.odoo.com/es_ES/slides/slide/customer-invoice-from-a-sales-order-1672?fullscreen=1&amp;quiz=1#" text:style-name="Internet_20_link" text:visited-style-name="Visited_20_Internet_20_Link">en la factura</text:a></text:p>
      <text:p text:style-name="Standard"><text:a xlink:type="simple" xlink:href="https://www.odoo.com/es_ES/slides/slide/customer-invoice-from-a-sales-order-1672?fullscreen=1&amp;quiz=1#" text:style-name="Internet_20_link" text:visited-style-name="Visited_20_Internet_20_Link">En la factura de venta</text:a></text:p>
      <text:p text:style-name="Standard"><text:a xlink:type="simple" xlink:href="https://www.odoo.com/es_ES/slides/slide/customer-invoice-from-a-sales-order-1672?fullscreen=1&amp;quiz=1#" text:style-name="Internet_20_link" text:visited-style-name="Visited_20_Internet_20_Link">En tu bolsillo</text:a></text:p>
      <text:p text:style-name="Standard"><text:a xlink:type="simple" xlink:href="https://www.odoo.com/es_ES/slides/slide/customer-invoice-from-a-sales-order-1672?fullscreen=1&amp;quiz=1#" text:style-name="Internet_20_link" text:visited-style-name="Visited_20_Internet_20_Link">En forma de producto</text:a>*</text:p>
      <text:p text:style-name="P42"/>
      <text:p text:style-name="P42"><text:soft-page-break/><text:span text:style-name="T37">Emisión de una nota de crédito</text:span></text:p>
      <text:p text:style-name="P56">1.¿Qué configuraciones deben estar habilitadas antes de crear una nota de crédito?</text:p>
      <text:p text:style-name="Standard"><text:a xlink:type="simple" xlink:href="https://www.odoo.com/es_ES/slides/slide/issuing-a-credit-note-1685?fullscreen=1&amp;quiz=1#" text:style-name="Internet_20_link" text:visited-style-name="Visited_20_Internet_20_Link">La nota de crédito debe verificarse en la página Configuración.</text:a></text:p>
      <text:p text:style-name="P62"><text:a xlink:type="simple" xlink:href="https://www.odoo.com/es_ES/slides/slide/issuing-a-credit-note-1685?fullscreen=1&amp;quiz=1#" text:style-name="Internet_20_link" text:visited-style-name="Visited_20_Internet_20_Link">Se debe crear un diario específico.</text:a></text:p>
      <text:p text:style-name="P62"><text:a xlink:type="simple" xlink:href="https://www.odoo.com/es_ES/slides/slide/issuing-a-credit-note-1685?fullscreen=1&amp;quiz=1#" text:style-name="Internet_20_link" text:visited-style-name="Visited_20_Internet_20_Link">La secuencia de nota de crédito dedicada debe activarse en el diario apropiado</text:a></text:p>
      <text:p text:style-name="Standard"><text:a xlink:type="simple" xlink:href="https://www.odoo.com/es_ES/slides/slide/issuing-a-credit-note-1685?fullscreen=1&amp;quiz=1#" text:style-name="Internet_20_link" text:visited-style-name="Visited_20_Internet_20_Link">No hay configuración para habilitar antes de emitir una nota de crédito.</text:a>*</text:p>
      <text:p text:style-name="Standard"/>
      <text:p text:style-name="Standard">2.Un reembolso puede ser…</text:p>
      <text:p text:style-name="Standard"><text:a xlink:type="simple" xlink:href="https://www.odoo.com/es_ES/slides/slide/issuing-a-credit-note-1685?fullscreen=1&amp;quiz=1#" text:style-name="Internet_20_link" text:visited-style-name="Visited_20_Internet_20_Link">puede ser parcial</text:a></text:p>
      <text:p text:style-name="Standard"><text:a xlink:type="simple" xlink:href="https://www.odoo.com/es_ES/slides/slide/issuing-a-credit-note-1685?fullscreen=1&amp;quiz=1#" text:style-name="Internet_20_link" text:visited-style-name="Visited_20_Internet_20_Link">puede ser total</text:a></text:p>
      <text:p text:style-name="Standard"><text:a xlink:type="simple" xlink:href="https://www.odoo.com/es_ES/slides/slide/issuing-a-credit-note-1685?fullscreen=1&amp;quiz=1#" text:style-name="Internet_20_link" text:visited-style-name="Visited_20_Internet_20_Link">Puede ser parcial o total</text:a>*</text:p>
      <text:p text:style-name="Standard"><text:a xlink:type="simple" xlink:href="https://www.odoo.com/es_ES/slides/slide/issuing-a-credit-note-1685?fullscreen=1&amp;quiz=1#" text:style-name="Internet_20_link" text:visited-style-name="Visited_20_Internet_20_Link">Puede ser o no puede ser, esa es la cuestión</text:a></text:p>
      <text:p text:style-name="P56"/>
      <text:p text:style-name="P42"><text:span text:style-name="T37">Digitalización de facturas con OCR</text:span></text:p>
      <text:p text:style-name="Standard"><text:span text:style-name="T38">1.¿Qué sucede cuando cargas un pdf con varias facturas en Odoo?</text:span></text:p>
      <text:p text:style-name="Standard"><text:a xlink:type="simple" xlink:href="https://www.odoo.com/es_ES/slides/slide/invoice-digitization-with-ocr-1712?fullscreen=1&amp;quiz=1#" text:style-name="Internet_20_link" text:visited-style-name="Visited_20_Internet_20_Link">No puedes, Odoo no lo permite.</text:a></text:p>
      <text:p text:style-name="Standard"><text:a xlink:type="simple" xlink:href="https://www.odoo.com/es_ES/slides/slide/invoice-digitization-with-ocr-1712?fullscreen=1&amp;quiz=1#" text:style-name="Internet_20_link" text:visited-style-name="Visited_20_Internet_20_Link">Se carga y puedes dividir las facturas.</text:a>*</text:p>
      <text:p text:style-name="Standard"><text:a xlink:type="simple" xlink:href="https://www.odoo.com/es_ES/slides/slide/invoice-digitization-with-ocr-1712?fullscreen=1&amp;quiz=1#" text:style-name="Internet_20_link" text:visited-style-name="Visited_20_Internet_20_Link">Se carga, pero no puedes dividir las cuentas.</text:a></text:p>
      <text:p text:style-name="Standard"/>
      <text:p text:style-name="Standard">2.¿Qué hace el OCR?</text:p>
      <text:p text:style-name="Standard"><text:a xlink:type="simple" xlink:href="https://www.odoo.com/es_ES/slides/slide/invoice-digitization-with-ocr-1712?fullscreen=1&amp;quiz=1#" text:style-name="Internet_20_link" text:visited-style-name="Visited_20_Internet_20_Link">Le permite reconocer documentos y transferir su información automáticamente en la base de datos de su Odoo.</text:a>*</text:p>
      <text:p text:style-name="Standard"><text:a xlink:type="simple" xlink:href="https://www.odoo.com/es_ES/slides/slide/invoice-digitization-with-ocr-1712?fullscreen=1&amp;quiz=1#" text:style-name="Internet_20_link" text:visited-style-name="Visited_20_Internet_20_Link">Permite escanear documentos y pagar deudas automáticamente.</text:a></text:p>
      <text:p text:style-name="Standard"><text:a xlink:type="simple" xlink:href="https://www.odoo.com/es_ES/slides/slide/invoice-digitization-with-ocr-1712?fullscreen=1&amp;quiz=1#" text:style-name="Internet_20_link" text:visited-style-name="Visited_20_Internet_20_Link">Permite escanear documentos y realizar automáticamente un informe fiscal desde Odoo.</text:a></text:p>
      <text:p text:style-name="P42"/>
      <text:p text:style-name="P42"><text:span text:style-name="T37">Código QR en facturas </text:span><text:span text:style-name="T42">para Clientes Europeos</text:span></text:p>
      <text:p text:style-name="Standard"><text:span text:style-name="T38">1.¿Para qué sirve un código QR en una factura?</text:span></text:p>
      <text:p text:style-name="Standard"><text:a xlink:type="simple" xlink:href="https://www.odoo.com/es_ES/slides/slide/qr-code-on-invoices-for-european-customers-635?fullscreen=1&amp;quiz=1#" text:style-name="Internet_20_link" text:visited-style-name="Visited_20_Internet_20_Link">Es una gran herramienta promocional para agregar un enlace a un sitio web, por ejemplo.</text:a></text:p>
      <text:p text:style-name="Standard"><text:a xlink:type="simple" xlink:href="https://www.odoo.com/es_ES/slides/slide/qr-code-on-invoices-for-european-customers-635?fullscreen=1&amp;quiz=1#" text:style-name="Internet_20_link" text:visited-style-name="Visited_20_Internet_20_Link">Contiene la información de contacto de la empresa.Odoo lo utiliza para codificar fácilmente facturas externas como facturas de proveedores en la aplicación de contabilidad.</text:a></text:p>
      <text:p text:style-name="Standard"><text:a xlink:type="simple" xlink:href="https://www.odoo.com/es_ES/slides/slide/qr-code-on-invoices-for-european-customers-635?fullscreen=1&amp;quiz=1#" text:style-name="Internet_20_link" text:visited-style-name="Visited_20_Internet_20_Link">Permite a los clientes escanear sus instrucciones de transferencia bancaria directamente con su aplicación bancaria.</text:a>*</text:p>
      <text:p text:style-name="Standard"/>
      <text:p text:style-name="Standard">2.¿Cómo puedo mostrar un código QR en un sitio web de comercio electrónico o en una factura en el portal del cliente?</text:p>
      <text:p text:style-name="Standard"><text:a xlink:type="simple" xlink:href="https://www.odoo.com/es_ES/slides/slide/qr-code-on-invoices-for-european-customers-635?fullscreen=1&amp;quiz=1#" text:style-name="Internet_20_link" text:visited-style-name="Visited_20_Internet_20_Link">Al habilitar "Código QR SEPA" en Configuración -&gt; Ajustes -&gt; Pagos de clientes.</text:a></text:p>
      <text:p text:style-name="Standard"><text:a xlink:type="simple" xlink:href="https://www.odoo.com/es_ES/slides/slide/qr-code-on-invoices-for-european-customers-635?fullscreen=1&amp;quiz=1#" text:style-name="Internet_20_link" text:visited-style-name="Visited_20_Internet_20_Link">Agregando un bloque "Código QR SEPA" a la vista Edición de página web.</text:a></text:p>
      <text:p text:style-name="Standard"><text:a xlink:type="simple" xlink:href="https://www.odoo.com/es_ES/slides/slide/qr-code-on-invoices-for-european-customers-635?fullscreen=1&amp;quiz=1#" text:style-name="Internet_20_link" text:visited-style-name="Visited_20_Internet_20_Link">Habilitando "Usar código QR de SEPA" en la vista de formulario de Adquiriente de pago, en la pestaña Configuración.</text:a>*</text:p>
      <text:p text:style-name="Standard"><text:a xlink:type="simple" xlink:href="https://www.odoo.com/es_ES/slides/slide/qr-code-on-invoices-for-european-customers-635?fullscreen=1&amp;quiz=1#" text:style-name="Internet_20_link" text:visited-style-name="Visited_20_Internet_20_Link">Activando el Adquirente de Pagos "Código QR SEPA".</text:a></text:p>
      <text:p text:style-name="P56"/>
      <text:p text:style-name="P44"><text:span text:style-name="T42">Registro de una factura para proveedor</text:span></text:p>
      <text:p text:style-name="P56">1.¿Cuál es la diferencia entre la fecha de facturación y la fecha contable?</text:p>
      <text:p text:style-name="Standard"><text:a xlink:type="simple" xlink:href="https://www.odoo.com/es_ES/slides/slide/registering-a-vendor-bill-1683?fullscreen=1&amp;quiz=1#" text:style-name="Internet_20_link" text:visited-style-name="Visited_20_Internet_20_Link">Ellos son iguales.</text:a></text:p>
      <text:p text:style-name="Standard"><text:a xlink:type="simple" xlink:href="https://www.odoo.com/es_ES/slides/slide/registering-a-vendor-bill-1683?fullscreen=1&amp;quiz=1#" text:style-name="Internet_20_link" text:visited-style-name="Visited_20_Internet_20_Link">La fecha de la factura es la fecha de emisión y la fecha contable es cuando se contabiliza.</text:a>*</text:p>
      <text:p text:style-name="Standard"><text:a xlink:type="simple" xlink:href="https://www.odoo.com/es_ES/slides/slide/registering-a-vendor-bill-1683?fullscreen=1&amp;quiz=1#" text:style-name="Internet_20_link" text:visited-style-name="Visited_20_Internet_20_Link">La fecha de facturación es la fecha de informe y la fecha contable es cuando se contabiliza.</text:a></text:p>
      <text:p text:style-name="Standard"><text:a xlink:type="simple" xlink:href="https://www.odoo.com/es_ES/slides/slide/registering-a-vendor-bill-1683?fullscreen=1&amp;quiz=1#" text:style-name="Internet_20_link" text:visited-style-name="Visited_20_Internet_20_Link"><text:soft-page-break/>La fecha de la factura es la fecha de emisión y la fecha contable es la fecha en que se configura su cuenta de Odoo.</text:a></text:p>
      <text:p text:style-name="Standard"/>
      <text:p text:style-name="Standard">2.¿Cómo se puede consultar el estado de facturación de una orden de compra?</text:p>
      <text:p text:style-name="Standard"><text:a xlink:type="simple" xlink:href="https://www.odoo.com/es_ES/slides/slide/registering-a-vendor-bill-1683?fullscreen=1&amp;quiz=1#" text:style-name="Internet_20_link" text:visited-style-name="Visited_20_Internet_20_Link">En la app de Compras y seleccionando Pedidos -&gt; Órdenes de Compra</text:a>*</text:p>
      <text:p text:style-name="Standard"><text:a xlink:type="simple" xlink:href="https://www.odoo.com/es_ES/slides/slide/registering-a-vendor-bill-1683?fullscreen=1&amp;quiz=1#" text:style-name="Internet_20_link" text:visited-style-name="Visited_20_Internet_20_Link">En la sección de impuestos</text:a></text:p>
      <text:p text:style-name="Standard"><text:a xlink:type="simple" xlink:href="https://www.odoo.com/es_ES/slides/slide/registering-a-vendor-bill-1683?fullscreen=1&amp;quiz=1#" text:style-name="Internet_20_link" text:visited-style-name="Visited_20_Internet_20_Link">En la conversación Discutir vinculada a la orden de compra</text:a></text:p>
      <text:p text:style-name="Standard"><text:a xlink:type="simple" xlink:href="https://www.odoo.com/es_ES/slides/slide/registering-a-vendor-bill-1683?fullscreen=1&amp;quiz=1#" text:style-name="Internet_20_link" text:visited-style-name="Visited_20_Internet_20_Link">Al abrir el panel de Contabilidad</text:a></text:p>
      <text:p text:style-name="P44"/>
      <text:p text:style-name="P44"><text:span text:style-name="T37">Términos de pago</text:span></text:p>
      <text:p text:style-name="P56">1.¿Qué cubren las condiciones de pago?</text:p>
      <text:p text:style-name="Standard"><text:a xlink:type="simple" xlink:href="https://www.odoo.com/es_ES/slides/slide/payment-terms-1679?fullscreen=1&amp;quiz=1#" text:style-name="Internet_20_link" text:visited-style-name="Visited_20_Internet_20_Link">La fecha de vencimiento.</text:a></text:p>
      <text:p text:style-name="Standard"><text:a xlink:type="simple" xlink:href="https://www.odoo.com/es_ES/slides/slide/payment-terms-1679?fullscreen=1&amp;quiz=1#" text:style-name="Internet_20_link" text:visited-style-name="Visited_20_Internet_20_Link">La fecha de vencimiento, las condiciones de pago y los incentivos de pago.</text:a>*</text:p>
      <text:p text:style-name="Standard"><text:a xlink:type="simple" xlink:href="https://www.odoo.com/es_ES/slides/slide/payment-terms-1679?fullscreen=1&amp;quiz=1#" text:style-name="Internet_20_link" text:visited-style-name="Visited_20_Internet_20_Link">Todas las reglas y pautas que el cliente debe aceptar.</text:a></text:p>
      <text:p text:style-name="Standard"><text:a xlink:type="simple" xlink:href="https://www.odoo.com/es_ES/slides/slide/payment-terms-1679?fullscreen=1&amp;quiz=1#" text:style-name="Internet_20_link" text:visited-style-name="Visited_20_Internet_20_Link">La fecha de vencimiento y los impuestos aplicados en la factura.</text:a></text:p>
      <text:p text:style-name="Standard"/>
      <text:p text:style-name="Standard">2.¿Hay alguna forma visual y fácil de identificar las facturas impagas?</text:p>
      <text:p text:style-name="Standard"><text:a xlink:type="simple" xlink:href="https://www.odoo.com/es_ES/slides/slide/payment-terms-1679?fullscreen=1&amp;quiz=1#" text:style-name="Internet_20_link" text:visited-style-name="Visited_20_Internet_20_Link">El informe de antigüedad de cuentas por cobrar.</text:a>*</text:p>
      <text:p text:style-name="Standard"><text:a xlink:type="simple" xlink:href="https://www.odoo.com/es_ES/slides/slide/payment-terms-1679?fullscreen=1&amp;quiz=1#" text:style-name="Internet_20_link" text:visited-style-name="Visited_20_Internet_20_Link">El cuadro de facturas de clientes disponible en el panel de control.</text:a></text:p>
      <text:p text:style-name="Standard"><text:a xlink:type="simple" xlink:href="https://www.odoo.com/es_ES/slides/slide/payment-terms-1679?fullscreen=1&amp;quiz=1#" text:style-name="Internet_20_link" text:visited-style-name="Visited_20_Internet_20_Link">La cuenta pendiente.</text:a></text:p>
      <text:p text:style-name="Standard"><text:a xlink:type="simple" xlink:href="https://www.odoo.com/es_ES/slides/slide/payment-terms-1679?fullscreen=1&amp;quiz=1#" text:style-name="Internet_20_link" text:visited-style-name="Visited_20_Internet_20_Link">No, no existe una forma visual y fácil de saber lo que nos debe un cliente en concreto.</text:a></text:p>
      <text:p text:style-name="P56"/>
      <text:p text:style-name="P42"><text:span text:style-name="T37">Términos y condiciones</text:span></text:p>
      <text:p text:style-name="P56">1.¿Es posible personalizar sus T&amp;C relacionados con una factura/pedido/cotización específica?</text:p>
      <text:p text:style-name="Standard"><text:a xlink:type="simple" xlink:href="https://www.odoo.com/es_ES/slides/slide/terms-conditions-1680?fullscreen=1&amp;quiz=1#" text:style-name="Internet_20_link" text:visited-style-name="Visited_20_Internet_20_Link">Sí, puede actualizar los términos y condiciones predeterminados en el documento cuando lo crea.</text:a>*</text:p>
      <text:p text:style-name="Standard"><text:a xlink:type="simple" xlink:href="https://www.odoo.com/es_ES/slides/slide/terms-conditions-1680?fullscreen=1&amp;quiz=1#" text:style-name="Internet_20_link" text:visited-style-name="Visited_20_Internet_20_Link">Sí, pero solo si las modificaciones están relacionadas con cambios menores.</text:a></text:p>
      <text:p text:style-name="Standard"><text:a xlink:type="simple" xlink:href="https://www.odoo.com/es_ES/slides/slide/terms-conditions-1680?fullscreen=1&amp;quiz=1#" text:style-name="Internet_20_link" text:visited-style-name="Visited_20_Internet_20_Link">No, debe modificar los términos y condiciones predeterminados.</text:a></text:p>
      <text:p text:style-name="Standard"><text:a xlink:type="simple" xlink:href="https://www.odoo.com/es_ES/slides/slide/terms-conditions-1680?fullscreen=1&amp;quiz=1#" text:style-name="Internet_20_link" text:visited-style-name="Visited_20_Internet_20_Link">No, los términos y condiciones no se pueden actualizar.</text:a></text:p>
      <text:p text:style-name="Standard"/>
      <text:p text:style-name="Standard">2.En Odoo, es posible enviar sus Términos y Condiciones:</text:p>
      <text:p text:style-name="Standard"><text:a xlink:type="simple" xlink:href="https://www.odoo.com/es_ES/slides/slide/terms-conditions-1680?fullscreen=1&amp;quiz=1#" text:style-name="Internet_20_link" text:visited-style-name="Visited_20_Internet_20_Link">como nota</text:a></text:p>
      <text:p text:style-name="Standard"><text:a xlink:type="simple" xlink:href="https://www.odoo.com/es_ES/slides/slide/terms-conditions-1680?fullscreen=1&amp;quiz=1#" text:style-name="Internet_20_link" text:visited-style-name="Visited_20_Internet_20_Link">Como enlace a una página web</text:a></text:p>
      <text:p text:style-name="Standard"><text:a xlink:type="simple" xlink:href="https://www.odoo.com/es_ES/slides/slide/terms-conditions-1680?fullscreen=1&amp;quiz=1#" text:style-name="Internet_20_link" text:visited-style-name="Visited_20_Internet_20_Link">Como una nota o un enlace a una página web</text:a>*</text:p>
      <text:p text:style-name="Standard"><text:a xlink:type="simple" xlink:href="https://www.odoo.com/es_ES/slides/slide/terms-conditions-1680?fullscreen=1&amp;quiz=1#" text:style-name="Internet_20_link" text:visited-style-name="Visited_20_Internet_20_Link">Solicito entrega de paloma mensajera</text:a></text:p>
      <text:p text:style-name="P42"/>
      <text:p text:style-name="P40"><text:span text:style-name="T37">IMPUESTOS</text:span></text:p>
      <text:p text:style-name="P42"><text:span text:style-name="T37">Impuestos e IVA</text:span></text:p>
      <text:p text:style-name="P42"><text:span text:style-name="T37">Posiciones Fiscales</text:span></text:p>
      <text:p text:style-name="P42"><text:span text:style-name="T37">Informe y declaración de impuestos</text:span></text:p>
      <text:p text:style-name="P42"><text:span text:style-name="T37">Base de efectivo</text:span></text:p>
      <text:p text:style-name="P42"><text:span text:style-name="T37">Extra Tasas (ecotas, alcohol, luxury, …)</text:span></text:p>
      <text:p text:style-name="P42"/>
      <text:p text:style-name="P40"><text:span text:style-name="T37">PAGOS </text:span></text:p>
      <text:p text:style-name="P42"><text:span text:style-name="T37">Pagos de clientes y proveedores</text:span></text:p>
      <text:p text:style-name="P42"><text:span text:style-name="T37">Pagos en línea</text:span></text:p>
      <text:p text:style-name="P42"><text:span text:style-name="T37">Seguimiento de pagos</text:span></text:p>
      <text:p text:style-name="P42"><text:span text:style-name="T37">Conciliación de facturas con descuento por pronto pago</text:span></text:p>
      <text:p text:style-name="P42"><text:soft-page-break/><text:span text:style-name="T37">Depósito por lotes de cheques</text:span></text:p>
      <text:p text:style-name="P42"/>
      <text:p text:style-name="P40"><text:span text:style-name="T37">BANCO Y EFECTIVO </text:span></text:p>
      <text:p text:style-name="P42"><text:span text:style-name="T37">Configuración del banco</text:span></text:p>
      <text:p text:style-name="P42"><text:span text:style-name="T37">Extractos bancarios y sincronización bancaria</text:span></text:p>
      <text:p text:style-name="P42"><text:span text:style-name="T37">Conciliación de extractos bancarios. </text:span></text:p>
      <text:p text:style-name="P42"><text:span text:style-name="T37">Modelos de conciliación</text:span></text:p>
      <text:p text:style-name="P42"><text:span text:style-name="T37">SEPA Credit Transfer</text:span></text:p>
      <text:p text:style-name="P42"><text:span text:style-name="T37">SEPA Direct Debit </text:span></text:p>
      <text:p text:style-name="P42"/>
      <text:p text:style-name="P40"><text:span text:style-name="T37">GERENCIA DE CONTABILIDAD</text:span></text:p>
      <text:p text:style-name="P42"><text:span text:style-name="T37">Gestión de activos</text:span></text:p>
      <text:p text:style-name="P42"><text:span text:style-name="T37">Valoración de inventario</text:span></text:p>
      <text:p text:style-name="P42"><text:span text:style-name="T37">Ingresos y gastos diferidos </text:span></text:p>
      <text:p text:style-name="P42"><text:span text:style-name="T37">Ingresos y gastos diferidos únicos</text:span></text:p>
      <text:p text:style-name="P42"><text:span text:style-name="T37">Grupos multicompañía y diarios</text:span></text:p>
      <text:p text:style-name="P42"><text:span text:style-name="T37">Administración presupuestos</text:span></text:p>
      <text:p text:style-name="P53">Informes y Estados Financieros</text:p>
      <text:p text:style-name="P53">Contabilidad Analítica </text:p>
      <text:p text:style-name="P53"/>
      <text:p text:style-name="P54">FIN DEL PERIODO</text:p>
      <text:p text:style-name="P53">Multidivisa: ganancias/pérdidas realizadas</text:p>
      <text:p text:style-name="P53">Múltiples divisas – Ganancias/pérdidas no realizadas</text:p>
      <text:p text:style-name="P53">Cerrando el año fiscal</text:p>
      <text:p text:style-name="P42"/>
      <text:p text:style-name="P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Odoo Unicode Support No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rsid="0018d3ae" officeooo:paragraph-rsid="0018d3ae" style:font-size-asian="8.75pt" style:font-size-complex="10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 text:c="107"/>Preguntas y respuestas – Cursos funcionales Odoo</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2T12:49:33.821263772</meta:creation-date>
    <dc:date>2023-02-23T16:52:37.566236374</dc:date>
    <meta:editing-duration>PT10H24M15S</meta:editing-duration>
    <meta:editing-cycles>32</meta:editing-cycles>
    <meta:generator>LibreOffice/7.4.4.2$Linux_X86_64 LibreOffice_project/40$Build-2</meta:generator>
    <meta:document-statistic meta:table-count="1" meta:image-count="0" meta:object-count="0" meta:page-count="23" meta:paragraph-count="784" meta:word-count="5409" meta:character-count="34850" meta:non-whitespace-character-count="29094"/>
  </office:meta>
</office:document-meta>
</file>